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IBM Plex Sans" svg:font-family="IBM Plex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page-number="1"/>
    </style:style>
    <style:style style:name="P3" style:parent-style-name="Standard" style:family="paragraph">
      <style:paragraph-properties fo:text-align="center" fo:margin-bottom="0in"/>
    </style:style>
    <style:style style:name="T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5" style:parent-style-name="Standard" style:family="paragraph">
      <style:paragraph-properties fo:text-align="center" fo:margin-bottom="0in"/>
    </style:style>
    <style:style style:name="P6" style:parent-style-name="Standard" style:family="paragraph">
      <style:paragraph-properties fo:text-align="center" fo:margin-bottom="0in"/>
    </style:style>
    <style:style style:name="P7" style:parent-style-name="Standard" style:family="paragraph">
      <style:paragraph-properties fo:text-align="center" fo:margin-bottom="0in"/>
    </style:style>
    <style:style style:name="P8" style:parent-style-name="Standard" style:family="paragraph">
      <style:paragraph-properties fo:text-align="center" fo:margin-bottom="0in"/>
    </style:style>
    <style:style style:name="P9" style:parent-style-name="Standard" style:family="paragraph">
      <style:paragraph-properties fo:text-align="center" fo:margin-bottom="0in"/>
    </style:style>
    <style:style style:name="P10" style:parent-style-name="Standard" style:family="paragraph">
      <style:paragraph-properties fo:text-align="center" fo:margin-bottom="0in"/>
    </style:style>
    <style:style style:name="P11" style:parent-style-name="Standard" style:family="paragraph">
      <style:paragraph-properties fo:text-align="center" fo:margin-bottom="0in"/>
    </style:style>
    <style:style style:name="P12" style:parent-style-name="Standard" style:family="paragraph">
      <style:paragraph-properties fo:text-align="center" fo:margin-bottom="0in"/>
    </style:style>
    <style:style style:name="P13" style:parent-style-name="Standard" style:family="paragraph">
      <style:paragraph-properties fo:text-align="center" fo:margin-bottom="0in"/>
      <style:text-properties fo:language="ru" fo:country="RU"/>
    </style:style>
    <style:style style:name="P14" style:parent-style-name="Standard" style:family="paragraph">
      <style:paragraph-properties fo:margin-bottom="0in"/>
      <style:text-properties fo:language="ru" fo:country="RU"/>
    </style:style>
    <style:style style:name="P15" style:parent-style-name="Standard" style:family="paragraph">
      <style:paragraph-properties fo:text-align="center" fo:margin-bottom="0in"/>
    </style:style>
    <style:style style:name="P16" style:parent-style-name="Standard" style:family="paragraph">
      <style:paragraph-properties fo:text-align="center"/>
      <style:text-properties style:font-name="Times New Roman" style:font-name-asian="Times New Roman" style:font-name-complex="Times New Roman" fo:font-weight="bold" style:font-weight-asian="bold" fo:font-size="16pt" style:font-size-asian="16pt" style:font-size-complex="16pt" fo:language="ru" fo:country="RU"/>
    </style:style>
    <style:style style:name="P17" style:parent-style-name="Standard" style:family="paragraph">
      <style:paragraph-properties fo:text-align="center" fo:margin-bottom="0in"/>
    </style:style>
    <style:style style:name="P18" style:parent-style-name="Standard" style:family="paragraph">
      <style:paragraph-properties fo:text-align="center" fo:margin-bottom="0in"/>
    </style:style>
    <style:style style:name="P19" style:parent-style-name="Standard" style:family="paragraph">
      <style:paragraph-properties fo:text-align="center" fo:margin-bottom="0in"/>
    </style:style>
    <style:style style:name="P20" style:parent-style-name="Standard" style:family="paragraph">
      <style:paragraph-properties fo:text-align="center" fo:margin-bottom="0in"/>
      <style:text-properties fo:language="ru" fo:country="RU"/>
    </style:style>
    <style:style style:name="P21" style:parent-style-name="Standard" style:family="paragraph">
      <style:paragraph-properties fo:text-align="center" fo:margin-bottom="0in"/>
    </style:style>
    <style:style style:name="P22" style:parent-style-name="Standard" style:family="paragraph">
      <style:paragraph-properties fo:text-align="center" fo:margin-bottom="0in"/>
    </style:style>
    <style:style style:name="P23" style:parent-style-name="Standard" style:family="paragraph">
      <style:paragraph-properties fo:text-align="center" fo:margin-bottom="0in"/>
    </style:style>
    <style:style style:name="P24" style:parent-style-name="Standard" style:family="paragraph">
      <style:paragraph-properties fo:text-align="center" fo:margin-bottom="0in"/>
    </style:style>
    <style:style style:name="P25" style:parent-style-name="Standard" style:family="paragraph">
      <style:paragraph-properties fo:text-align="end" fo:margin-bottom="0in"/>
    </style:style>
    <style:style style:name="P26" style:parent-style-name="Standard" style:family="paragraph">
      <style:paragraph-properties fo:text-align="center" fo:margin-bottom="0in"/>
    </style:style>
    <style:style style:name="P27" style:parent-style-name="Standard" style:family="paragraph">
      <style:paragraph-properties fo:text-align="center" fo:margin-bottom="0in"/>
    </style:style>
    <style:style style:name="P28" style:parent-style-name="Standard" style:family="paragraph">
      <style:paragraph-properties fo:text-align="center" fo:margin-bottom="0in"/>
    </style:style>
    <style:style style:name="P29" style:parent-style-name="Standard" style:family="paragraph">
      <style:paragraph-properties fo:text-align="end" fo:margin-bottom="0in"/>
    </style:style>
    <style:style style:name="T3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31" style:parent-style-name="Standard" style:family="paragraph">
      <style:paragraph-properties fo:text-align="end" fo:margin-bottom="0in"/>
    </style:style>
    <style:style style:name="T32"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style>
    <style:style style:name="P33" style:parent-style-name="Standard" style:family="paragraph">
      <style:paragraph-properties fo:text-align="end" fo:margin-bottom="0in"/>
    </style:style>
    <style:style style:name="T3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35" style:parent-style-name="Standard" style:family="paragraph">
      <style:paragraph-properties fo:text-align="end" fo:margin-bottom="0in"/>
    </style:style>
    <style:style style:name="T36"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style>
    <style:style style:name="P37" style:parent-style-name="Standard" style:family="paragraph">
      <style:paragraph-properties fo:text-align="end" fo:margin-bottom="0in"/>
    </style:style>
    <style:style style:name="P38" style:parent-style-name="Standard" style:family="paragraph">
      <style:paragraph-properties fo:text-align="end" fo:margin-bottom="0in"/>
    </style:style>
    <style:style style:name="P39" style:parent-style-name="Standard" style:family="paragraph">
      <style:paragraph-properties fo:text-align="end" fo:margin-bottom="0in"/>
    </style:style>
    <style:style style:name="P40" style:parent-style-name="Standard" style:family="paragraph">
      <style:paragraph-properties fo:text-align="end" fo:margin-bottom="0in"/>
    </style:style>
    <style:style style:name="P41" style:parent-style-name="Standard" style:family="paragraph">
      <style:paragraph-properties fo:text-align="end" fo:margin-bottom="0in"/>
    </style:style>
    <style:style style:name="P42" style:parent-style-name="Standard" style:family="paragraph">
      <style:paragraph-properties fo:text-align="end" fo:margin-bottom="0in"/>
    </style:style>
    <style:style style:name="P43" style:parent-style-name="Standard" style:family="paragraph">
      <style:paragraph-properties fo:text-align="end" fo:margin-bottom="0in"/>
    </style:style>
    <style:style style:name="P44" style:parent-style-name="Standard" style:family="paragraph">
      <style:paragraph-properties fo:text-align="end" fo:margin-bottom="0in"/>
    </style:style>
    <style:style style:name="P45" style:parent-style-name="Standard" style:family="paragraph">
      <style:paragraph-properties fo:text-align="end" fo:margin-bottom="0in"/>
    </style:style>
    <style:style style:name="P46" style:parent-style-name="Standard" style:family="paragraph">
      <style:paragraph-properties fo:text-align="end" fo:margin-bottom="0in"/>
    </style:style>
    <style:style style:name="P47" style:parent-style-name="Standard" style:family="paragraph">
      <style:paragraph-properties fo:text-align="end" fo:margin-bottom="0in"/>
    </style:style>
    <style:style style:name="P48" style:parent-style-name="Standard" style:family="paragraph">
      <style:paragraph-properties fo:text-align="end" fo:margin-bottom="0in"/>
    </style:style>
    <style:style style:name="P49" style:parent-style-name="Standard" style:family="paragraph">
      <style:paragraph-properties fo:text-align="end" fo:margin-bottom="0in"/>
    </style:style>
    <style:style style:name="P50" style:parent-style-name="Standard" style:family="paragraph">
      <style:paragraph-properties fo:text-align="end" fo:margin-bottom="0in"/>
    </style:style>
    <style:style style:name="P51" style:parent-style-name="Standard" style:family="paragraph">
      <style:paragraph-properties fo:text-align="start" fo:margin-bottom="0in"/>
    </style:style>
    <style:style style:name="P52" style:parent-style-name="Standard" style:family="paragraph">
      <style:paragraph-properties fo:text-align="end" fo:margin-bottom="0in"/>
      <style:text-properties fo:language="en" fo:country="US"/>
    </style:style>
    <style:style style:name="P53" style:parent-style-name="Standard" style:family="paragraph">
      <style:paragraph-properties fo:text-align="end" fo:margin-bottom="0in"/>
    </style:style>
    <style:style style:name="P54" style:parent-style-name="Standard" style:family="paragraph">
      <style:paragraph-properties fo:text-align="end" fo:margin-bottom="0in"/>
    </style:style>
    <style:style style:name="P55" style:parent-style-name="Standard" style:family="paragraph">
      <style:paragraph-properties fo:text-align="end" fo:margin-bottom="0in"/>
    </style:style>
    <style:style style:name="P56" style:parent-style-name="Standard" style:family="paragraph">
      <style:paragraph-properties fo:text-align="center" fo:margin-bottom="0in"/>
    </style:style>
    <style:style style:name="T57" style:parent-style-name="Основнойшрифтабзаца" style:family="text">
      <style:text-properties style:font-name="Times New Roman" style:font-name-asian="Times New Roman" style:font-name-complex="Times New Roman" fo:font-size="12pt" style:font-size-asian="12pt" style:font-size-complex="12pt" fo:language="ru" fo:country="RU"/>
    </style:style>
    <style:style style:name="P58" style:parent-style-name="Standard" style:family="paragraph">
      <style:paragraph-properties fo:text-align="center" fo:margin-bottom="0in"/>
    </style:style>
    <style:style style:name="T59" style:parent-style-name="Основнойшрифтабзаца" style:family="text">
      <style:text-properties style:font-name="Times New Roman" style:font-name-asian="Times New Roman" style:font-name-complex="Times New Roman" fo:font-size="12pt" style:font-size-asian="12pt" style:font-size-complex="12pt" fo:language="ru" fo:country="RU"/>
    </style:style>
    <style:style style:name="P60" style:parent-style-name="Standard" style:family="paragraph">
      <style:paragraph-properties fo:text-align="end" fo:margin-bottom="0in"/>
    </style:style>
    <style:style style:name="P61" style:parent-style-name="Заголовок3" style:family="paragraph">
      <style:text-properties style:font-name="Times New Roman" fo:font-size="12pt" style:font-size-asian="12pt" style:font-size-complex="16pt" fo:language="ru" fo:country="RU"/>
    </style:style>
    <style:style style:name="P6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3" style:parent-style-name="Standard" style:family="paragraph">
      <style:paragraph-properties fo:keep-with-next="always" fo:keep-together="always" fo:text-align="start"/>
    </style:style>
    <style:style style:name="T64" style:parent-style-name="Основнойшрифтабзаца" style:family="text">
      <style:text-properties style:font-name="Times New Roman" fo:font-size="12pt" style:font-size-asian="12pt" style:font-size-complex="16pt" fo:language="ru" fo:country="RU"/>
    </style:style>
    <style:style style:name="T65" style:parent-style-name="Основнойшрифтабзаца" style:family="text">
      <style:text-properties style:font-name="Times New Roman" fo:font-size="12pt" style:font-size-asian="12pt" style:font-size-complex="16pt" fo:language="en" fo:country="US"/>
    </style:style>
    <style:style style:name="T66" style:parent-style-name="Основнойшрифтабзаца" style:family="text">
      <style:text-properties style:font-name="Times New Roman" fo:font-size="12pt" style:font-size-asian="12pt" style:font-size-complex="16pt" fo:language="ru" fo:country="RU"/>
    </style:style>
    <style:style style:name="T67" style:parent-style-name="Основнойшрифтабзаца" style:family="text">
      <style:text-properties style:font-name="Times New Roman" fo:font-size="12pt" style:font-size-asian="12pt" style:font-size-complex="16pt" fo:language="en" fo:country="US"/>
    </style:style>
    <style:style style:name="T68" style:parent-style-name="Основнойшрифтабзаца" style:family="text">
      <style:text-properties style:font-name="Times New Roman" fo:font-size="12pt" style:font-size-asian="12pt" style:font-size-complex="16pt" fo:language="ru" fo:country="RU"/>
    </style:style>
    <style:style style:name="T69" style:parent-style-name="Основнойшрифтабзаца" style:family="text">
      <style:text-properties style:font-name="Times New Roman" fo:font-size="12pt" style:font-size-asian="12pt" style:font-size-complex="16pt" fo:language="en" fo:country="US"/>
    </style:style>
    <style:style style:name="T70" style:parent-style-name="Основнойшрифтабзаца" style:family="text">
      <style:text-properties style:font-name="Times New Roman" fo:font-size="12pt" style:font-size-asian="12pt" style:font-size-complex="16pt" fo:language="ru" fo:country="RU"/>
    </style:style>
    <style:style style:name="T71" style:parent-style-name="Основнойшрифтабзаца" style:family="text">
      <style:text-properties style:font-name="Times New Roman" fo:font-size="12pt" style:font-size-asian="12pt" style:font-size-complex="16pt" fo:language="en" fo:country="US"/>
    </style:style>
    <style:style style:name="T72" style:parent-style-name="Основнойшрифтабзаца" style:family="text">
      <style:text-properties style:font-name="Times New Roman" fo:font-size="12pt" style:font-size-asian="12pt" style:font-size-complex="16pt" fo:language="ru" fo:country="RU"/>
    </style:style>
    <style:style style:name="T73" style:parent-style-name="Основнойшрифтабзаца" style:family="text">
      <style:text-properties style:font-name="Times New Roman" fo:font-size="12pt" style:font-size-asian="12pt" style:font-size-complex="16pt" fo:language="en" fo:country="US"/>
    </style:style>
    <style:style style:name="T74" style:parent-style-name="Основнойшрифтабзаца" style:family="text">
      <style:text-properties style:font-name="Times New Roman" fo:font-size="12pt" style:font-size-asian="12pt" style:font-size-complex="16pt" fo:language="ru" fo:country="RU"/>
    </style:style>
    <style:style style:name="T75" style:parent-style-name="Основнойшрифтабзаца" style:family="text">
      <style:text-properties style:font-name="Times New Roman" fo:font-size="12pt" style:font-size-asian="12pt" style:font-size-complex="16pt" fo:language="en" fo:country="US"/>
    </style:style>
    <style:style style:name="T76" style:parent-style-name="Основнойшрифтабзаца" style:family="text">
      <style:text-properties style:font-name="Times New Roman" fo:font-size="12pt" style:font-size-asian="12pt" style:font-size-complex="16pt" fo:language="ru" fo:country="RU"/>
    </style:style>
    <style:style style:name="T77" style:parent-style-name="Основнойшрифтабзаца" style:family="text">
      <style:text-properties style:font-name="Times New Roman" fo:font-size="12pt" style:font-size-asian="12pt" style:font-size-complex="16pt" fo:language="en" fo:country="US"/>
    </style:style>
    <style:style style:name="T78" style:parent-style-name="Основнойшрифтабзаца" style:family="text">
      <style:text-properties style:font-name="Times New Roman" fo:font-size="12pt" style:font-size-asian="12pt" style:font-size-complex="16pt" fo:language="ru" fo:country="RU"/>
    </style:style>
    <style:style style:name="T79" style:parent-style-name="Основнойшрифтабзаца" style:family="text">
      <style:text-properties style:font-name="Times New Roman" fo:font-size="12pt" style:font-size-asian="12pt" style:font-size-complex="16pt" fo:language="en" fo:country="US"/>
    </style:style>
    <style:style style:name="T80" style:parent-style-name="Основнойшрифтабзаца" style:family="text">
      <style:text-properties style:font-name="Times New Roman" fo:font-size="12pt" style:font-size-asian="12pt" style:font-size-complex="16pt" fo:language="ru" fo:country="RU"/>
    </style:style>
    <style:style style:name="T81" style:parent-style-name="Основнойшрифтабзаца" style:family="text">
      <style:text-properties style:font-name="Times New Roman" fo:font-size="12pt" style:font-size-asian="12pt" style:font-size-complex="16pt" fo:language="en" fo:country="US"/>
    </style:style>
    <style:style style:name="T82" style:parent-style-name="Основнойшрифтабзаца" style:family="text">
      <style:text-properties style:font-name="Times New Roman" fo:font-size="12pt" style:font-size-asian="12pt" style:font-size-complex="16pt" fo:language="ru" fo:country="RU"/>
    </style:style>
    <style:style style:name="T83" style:parent-style-name="Основнойшрифтабзаца" style:family="text">
      <style:text-properties style:font-name="Times New Roman" fo:font-size="12pt" style:font-size-asian="12pt" style:font-size-complex="16pt" fo:language="en" fo:country="US"/>
    </style:style>
    <style:style style:name="T84" style:parent-style-name="Основнойшрифтабзаца" style:family="text">
      <style:text-properties style:font-name="Times New Roman" fo:font-size="12pt" style:font-size-asian="12pt" style:font-size-complex="16pt" fo:language="ru" fo:country="RU"/>
    </style:style>
    <style:style style:name="T85" style:parent-style-name="Основнойшрифтабзаца" style:family="text">
      <style:text-properties style:font-name="Times New Roman" fo:font-size="12pt" style:font-size-asian="12pt" style:font-size-complex="16pt" fo:language="en" fo:country="US"/>
    </style:style>
    <style:style style:name="T86" style:parent-style-name="Основнойшрифтабзаца" style:family="text">
      <style:text-properties style:font-name="Times New Roman" fo:font-size="12pt" style:font-size-asian="12pt" style:font-size-complex="16pt" fo:language="ru" fo:country="RU"/>
    </style:style>
    <style:style style:name="T87" style:parent-style-name="Основнойшрифтабзаца" style:family="text">
      <style:text-properties style:font-name="Times New Roman" fo:font-size="12pt" style:font-size-asian="12pt" style:font-size-complex="16pt" fo:language="en" fo:country="US"/>
    </style:style>
    <style:style style:name="T88" style:parent-style-name="Основнойшрифтабзаца" style:family="text">
      <style:text-properties style:font-name="Times New Roman" fo:font-size="12pt" style:font-size-asian="12pt" style:font-size-complex="16pt" fo:language="ru" fo:country="RU"/>
    </style:style>
    <style:style style:name="T89" style:parent-style-name="Основнойшрифтабзаца" style:family="text">
      <style:text-properties style:font-name="Times New Roman" fo:font-size="12pt" style:font-size-asian="12pt" style:font-size-complex="16pt" fo:language="en" fo:country="US"/>
    </style:style>
    <style:style style:name="T90" style:parent-style-name="Основнойшрифтабзаца" style:family="text">
      <style:text-properties style:font-name="Times New Roman" fo:font-size="12pt" style:font-size-asian="12pt" style:font-size-complex="16pt" fo:language="ru" fo:country="RU"/>
    </style:style>
    <style:style style:name="T91" style:parent-style-name="Основнойшрифтабзаца" style:family="text">
      <style:text-properties style:font-name="Times New Roman" fo:font-size="12pt" style:font-size-asian="12pt" style:font-size-complex="16pt" fo:language="en" fo:country="US"/>
    </style:style>
    <style:style style:name="T92" style:parent-style-name="Основнойшрифтабзаца" style:family="text">
      <style:text-properties style:font-name="Times New Roman" fo:font-size="12pt" style:font-size-asian="12pt" style:font-size-complex="16pt" fo:language="ru" fo:country="RU"/>
    </style:style>
    <style:style style:name="T93" style:parent-style-name="Основнойшрифтабзаца" style:family="text">
      <style:text-properties style:font-name="Times New Roman" fo:font-size="12pt" style:font-size-asian="12pt" style:font-size-complex="16pt" fo:language="en" fo:country="US"/>
    </style:style>
    <style:style style:name="T94" style:parent-style-name="Основнойшрифтабзаца" style:family="text">
      <style:text-properties style:font-name="Times New Roman" fo:font-size="12pt" style:font-size-asian="12pt" style:font-size-complex="16pt" fo:language="ru" fo:country="RU"/>
    </style:style>
    <style:style style:name="T95" style:parent-style-name="Основнойшрифтабзаца" style:family="text">
      <style:text-properties style:font-name="Times New Roman" fo:font-size="12pt" style:font-size-asian="12pt" style:font-size-complex="16pt" fo:language="en" fo:country="US"/>
    </style:style>
    <style:style style:name="T96" style:parent-style-name="Основнойшрифтабзаца" style:family="text">
      <style:text-properties style:font-name="Times New Roman" fo:font-size="12pt" style:font-size-asian="12pt" style:font-size-complex="16pt" fo:language="ru" fo:country="RU"/>
    </style:style>
    <style:style style:name="P9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8" style:parent-style-name="Standard" style:family="paragraph">
      <style:paragraph-properties fo:keep-with-next="always" fo:keep-together="always" fo:text-align="start"/>
    </style:style>
    <style:style style:name="T99" style:parent-style-name="Основнойшрифтабзаца" style:family="text">
      <style:text-properties style:font-name="Times New Roman" fo:font-size="12pt" style:font-size-asian="12pt" style:font-size-complex="16pt" fo:language="ru" fo:country="RU"/>
    </style:style>
    <style:style style:name="T100" style:parent-style-name="Основнойшрифтабзаца" style:family="text">
      <style:text-properties style:font-name="Times New Roman" fo:font-size="12pt" style:font-size-asian="12pt" style:font-size-complex="16pt" fo:language="en" fo:country="US"/>
    </style:style>
    <style:style style:name="T101" style:parent-style-name="Основнойшрифтабзаца" style:family="text">
      <style:text-properties style:font-name="Times New Roman" fo:font-size="12pt" style:font-size-asian="12pt" style:font-size-complex="16pt" fo:language="ru" fo:country="RU"/>
    </style:style>
    <style:style style:name="P102" style:parent-style-name="Standard" style:family="paragraph">
      <style:paragraph-properties fo:keep-with-next="always" fo:keep-together="always" fo:text-align="start"/>
    </style:style>
    <style:style style:name="T103" style:parent-style-name="Основнойшрифтабзаца" style:family="text">
      <style:text-properties style:font-name="Times New Roman" fo:font-size="12pt" style:font-size-asian="12pt" style:font-size-complex="16pt" fo:language="ru" fo:country="RU"/>
    </style:style>
    <style:style style:name="T104" style:parent-style-name="Основнойшрифтабзаца" style:family="text">
      <style:text-properties style:font-name="Times New Roman" fo:font-size="12pt" style:font-size-asian="12pt" style:font-size-complex="16pt" fo:language="en" fo:country="US"/>
    </style:style>
    <style:style style:name="T105" style:parent-style-name="Основнойшрифтабзаца" style:family="text">
      <style:text-properties style:font-name="Times New Roman" fo:font-size="12pt" style:font-size-asian="12pt" style:font-size-complex="16pt" fo:language="ru" fo:country="RU"/>
    </style:style>
    <style:style style:name="P106" style:parent-style-name="Standard" style:family="paragraph">
      <style:paragraph-properties fo:keep-with-next="always" fo:keep-together="always" fo:text-align="start"/>
    </style:style>
    <style:style style:name="T107" style:parent-style-name="Основнойшрифтабзаца" style:family="text">
      <style:text-properties style:font-name="Times New Roman" fo:font-size="12pt" style:font-size-asian="12pt" style:font-size-complex="16pt" fo:language="ru" fo:country="RU"/>
    </style:style>
    <style:style style:name="T108" style:parent-style-name="Основнойшрифтабзаца" style:family="text">
      <style:text-properties style:font-name="Times New Roman" fo:font-size="12pt" style:font-size-asian="12pt" style:font-size-complex="16pt" fo:language="en" fo:country="US"/>
    </style:style>
    <style:style style:name="T109" style:parent-style-name="Основнойшрифтабзаца" style:family="text">
      <style:text-properties style:font-name="Times New Roman" fo:font-size="12pt" style:font-size-asian="12pt" style:font-size-complex="16pt" fo:language="ru" fo:country="RU"/>
    </style:style>
    <style:style style:name="T110" style:parent-style-name="Основнойшрифтабзаца" style:family="text">
      <style:text-properties style:font-name="Times New Roman" fo:font-size="12pt" style:font-size-asian="12pt" style:font-size-complex="16pt" fo:language="en" fo:country="US"/>
    </style:style>
    <style:style style:name="T111" style:parent-style-name="Основнойшрифтабзаца" style:family="text">
      <style:text-properties style:font-name="Times New Roman" fo:font-size="12pt" style:font-size-asian="12pt" style:font-size-complex="16pt" fo:language="ru" fo:country="RU"/>
    </style:style>
    <style:style style:name="T112" style:parent-style-name="Основнойшрифтабзаца" style:family="text">
      <style:text-properties style:font-name="Times New Roman" fo:font-size="12pt" style:font-size-asian="12pt" style:font-size-complex="16pt" fo:language="en" fo:country="US"/>
    </style:style>
    <style:style style:name="T113" style:parent-style-name="Основнойшрифтабзаца" style:family="text">
      <style:text-properties style:font-name="Times New Roman" fo:font-size="12pt" style:font-size-asian="12pt" style:font-size-complex="16pt" fo:language="ru" fo:country="RU"/>
    </style:style>
    <style:style style:name="T114" style:parent-style-name="Основнойшрифтабзаца" style:family="text">
      <style:text-properties style:font-name="Times New Roman" fo:font-size="12pt" style:font-size-asian="12pt" style:font-size-complex="16pt" fo:language="en" fo:country="US"/>
    </style:style>
    <style:style style:name="T115" style:parent-style-name="Основнойшрифтабзаца" style:family="text">
      <style:text-properties style:font-name="Times New Roman" fo:font-size="12pt" style:font-size-asian="12pt" style:font-size-complex="16pt" fo:language="ru" fo:country="RU"/>
    </style:style>
    <style:style style:name="P116" style:parent-style-name="Standard" style:family="paragraph">
      <style:paragraph-properties fo:keep-with-next="always" fo:keep-together="always" fo:text-align="start"/>
    </style:style>
    <style:style style:name="T117" style:parent-style-name="Основнойшрифтабзаца" style:family="text">
      <style:text-properties style:font-name="Times New Roman" fo:font-size="12pt" style:font-size-asian="12pt" style:font-size-complex="16pt" fo:language="ru" fo:country="RU"/>
    </style:style>
    <style:style style:name="T118" style:parent-style-name="Основнойшрифтабзаца" style:family="text">
      <style:text-properties style:font-name="Times New Roman" fo:font-size="12pt" style:font-size-asian="12pt" style:font-size-complex="16pt" fo:language="en" fo:country="US"/>
    </style:style>
    <style:style style:name="T119" style:parent-style-name="Основнойшрифтабзаца" style:family="text">
      <style:text-properties style:font-name="Times New Roman" fo:font-size="12pt" style:font-size-asian="12pt" style:font-size-complex="16pt" fo:language="ru" fo:country="RU"/>
    </style:style>
    <style:style style:name="T120" style:parent-style-name="Основнойшрифтабзаца" style:family="text">
      <style:text-properties style:font-name="Times New Roman" fo:font-size="12pt" style:font-size-asian="12pt" style:font-size-complex="16pt" fo:language="en" fo:country="US"/>
    </style:style>
    <style:style style:name="T121" style:parent-style-name="Основнойшрифтабзаца" style:family="text">
      <style:text-properties style:font-name="Times New Roman" fo:font-size="12pt" style:font-size-asian="12pt" style:font-size-complex="16pt" fo:language="ru" fo:country="RU"/>
    </style:style>
    <style:style style:name="T122" style:parent-style-name="Основнойшрифтабзаца" style:family="text">
      <style:text-properties style:font-name="Times New Roman" fo:font-size="12pt" style:font-size-asian="12pt" style:font-size-complex="16pt" fo:language="en" fo:country="US"/>
    </style:style>
    <style:style style:name="T123" style:parent-style-name="Основнойшрифтабзаца" style:family="text">
      <style:text-properties style:font-name="Times New Roman" fo:font-size="12pt" style:font-size-asian="12pt" style:font-size-complex="16pt" fo:language="ru" fo:country="RU"/>
    </style:style>
    <style:style style:name="T124" style:parent-style-name="Основнойшрифтабзаца" style:family="text">
      <style:text-properties style:font-name="Times New Roman" fo:font-size="12pt" style:font-size-asian="12pt" style:font-size-complex="16pt" fo:language="en" fo:country="US"/>
    </style:style>
    <style:style style:name="T125" style:parent-style-name="Основнойшрифтабзаца" style:family="text">
      <style:text-properties style:font-name="Times New Roman" fo:font-size="12pt" style:font-size-asian="12pt" style:font-size-complex="16pt" fo:language="ru" fo:country="RU"/>
    </style:style>
    <style:style style:name="P126" style:parent-style-name="Standard" style:family="paragraph">
      <style:paragraph-properties fo:keep-with-next="always" fo:keep-together="always" fo:text-align="start"/>
    </style:style>
    <style:style style:name="T127" style:parent-style-name="Основнойшрифтабзаца" style:family="text">
      <style:text-properties style:font-name="Times New Roman" fo:font-size="12pt" style:font-size-asian="12pt" style:font-size-complex="16pt" fo:language="ru" fo:country="RU"/>
    </style:style>
    <style:style style:name="T128" style:parent-style-name="Основнойшрифтабзаца" style:family="text">
      <style:text-properties style:font-name="Times New Roman" fo:font-size="12pt" style:font-size-asian="12pt" style:font-size-complex="16pt" fo:language="en" fo:country="US"/>
    </style:style>
    <style:style style:name="P129" style:parent-style-name="Standard" style:family="paragraph">
      <style:paragraph-properties fo:keep-with-next="always" fo:keep-together="always" fo:text-align="start"/>
    </style:style>
    <style:style style:name="T130" style:parent-style-name="Основнойшрифтабзаца" style:family="text">
      <style:text-properties style:font-name="Times New Roman" fo:font-size="12pt" style:font-size-asian="12pt" style:font-size-complex="16pt" fo:language="ru" fo:country="RU"/>
    </style:style>
    <style:style style:name="T131" style:parent-style-name="Основнойшрифтабзаца" style:family="text">
      <style:text-properties style:font-name="Times New Roman" fo:font-size="12pt" style:font-size-asian="12pt" style:font-size-complex="16pt" fo:language="en" fo:country="US"/>
    </style:style>
    <style:style style:name="T132" style:parent-style-name="Основнойшрифтабзаца" style:family="text">
      <style:text-properties style:font-name="Times New Roman" fo:font-size="12pt" style:font-size-asian="12pt" style:font-size-complex="16pt" fo:language="ru" fo:country="RU"/>
    </style:style>
    <style:style style:name="P133" style:parent-style-name="Standard" style:family="paragraph">
      <style:paragraph-properties fo:keep-with-next="always" fo:keep-together="always" fo:text-align="start"/>
    </style:style>
    <style:style style:name="T134" style:parent-style-name="Основнойшрифтабзаца" style:family="text">
      <style:text-properties style:font-name="Times New Roman" fo:font-size="12pt" style:font-size-asian="12pt" style:font-size-complex="16pt" fo:language="ru" fo:country="RU"/>
    </style:style>
    <style:style style:name="T135" style:parent-style-name="Основнойшрифтабзаца" style:family="text">
      <style:text-properties style:font-name="Times New Roman" fo:font-size="12pt" style:font-size-asian="12pt" style:font-size-complex="16pt" fo:language="en" fo:country="US"/>
    </style:style>
    <style:style style:name="T136" style:parent-style-name="Основнойшрифтабзаца" style:family="text">
      <style:text-properties style:font-name="Times New Roman" fo:font-size="12pt" style:font-size-asian="12pt" style:font-size-complex="16pt" fo:language="ru" fo:country="RU"/>
    </style:style>
    <style:style style:name="T137" style:parent-style-name="Основнойшрифтабзаца" style:family="text">
      <style:text-properties style:font-name="Times New Roman" fo:font-size="12pt" style:font-size-asian="12pt" style:font-size-complex="16pt" fo:language="en" fo:country="US"/>
    </style:style>
    <style:style style:name="T138" style:parent-style-name="Основнойшрифтабзаца" style:family="text">
      <style:text-properties style:font-name="Times New Roman" fo:font-size="12pt" style:font-size-asian="12pt" style:font-size-complex="16pt" fo:language="ru" fo:country="RU"/>
    </style:style>
    <style:style style:name="T139" style:parent-style-name="Основнойшрифтабзаца" style:family="text">
      <style:text-properties style:font-name="Times New Roman" fo:font-size="12pt" style:font-size-asian="12pt" style:font-size-complex="16pt" fo:language="en" fo:country="US"/>
    </style:style>
    <style:style style:name="P140" style:parent-style-name="Standard" style:family="paragraph">
      <style:paragraph-properties fo:keep-with-next="always" fo:keep-together="always" fo:text-align="start"/>
    </style:style>
    <style:style style:name="T141" style:parent-style-name="Основнойшрифтабзаца" style:family="text">
      <style:text-properties style:font-name="Times New Roman" fo:font-size="12pt" style:font-size-asian="12pt" style:font-size-complex="16pt" fo:language="ru" fo:country="RU"/>
    </style:style>
    <style:style style:name="T142" style:parent-style-name="Основнойшрифтабзаца" style:family="text">
      <style:text-properties style:font-name="Times New Roman" fo:font-size="12pt" style:font-size-asian="12pt" style:font-size-complex="16pt" fo:language="en" fo:country="US"/>
    </style:style>
    <style:style style:name="T143" style:parent-style-name="Основнойшрифтабзаца" style:family="text">
      <style:text-properties style:font-name="Times New Roman" fo:font-size="12pt" style:font-size-asian="12pt" style:font-size-complex="16pt" fo:language="ru" fo:country="RU"/>
    </style:style>
    <style:style style:name="P144" style:parent-style-name="Standard" style:family="paragraph">
      <style:paragraph-properties fo:keep-with-next="always" fo:keep-together="always" fo:text-align="start"/>
    </style:style>
    <style:style style:name="T145" style:parent-style-name="Основнойшрифтабзаца" style:family="text">
      <style:text-properties style:font-name="Times New Roman" fo:font-size="12pt" style:font-size-asian="12pt" style:font-size-complex="16pt" fo:language="ru" fo:country="RU"/>
    </style:style>
    <style:style style:name="T146" style:parent-style-name="Основнойшрифтабзаца" style:family="text">
      <style:text-properties style:font-name="Times New Roman" fo:font-size="12pt" style:font-size-asian="12pt" style:font-size-complex="16pt" fo:language="en" fo:country="US"/>
    </style:style>
    <style:style style:name="T147" style:parent-style-name="Основнойшрифтабзаца" style:family="text">
      <style:text-properties style:font-name="Times New Roman" fo:font-size="12pt" style:font-size-asian="12pt" style:font-size-complex="16pt" fo:language="ru" fo:country="RU"/>
    </style:style>
    <style:style style:name="T148" style:parent-style-name="Основнойшрифтабзаца" style:family="text">
      <style:text-properties style:font-name="Times New Roman" fo:font-size="12pt" style:font-size-asian="12pt" style:font-size-complex="16pt" fo:language="en" fo:country="US"/>
    </style:style>
    <style:style style:name="T149" style:parent-style-name="Основнойшрифтабзаца" style:family="text">
      <style:text-properties style:font-name="Times New Roman" fo:font-size="12pt" style:font-size-asian="12pt" style:font-size-complex="16pt" fo:language="ru" fo:country="RU"/>
    </style:style>
    <style:style style:name="T150" style:parent-style-name="Основнойшрифтабзаца" style:family="text">
      <style:text-properties style:font-name="Times New Roman" fo:font-size="12pt" style:font-size-asian="12pt" style:font-size-complex="16pt" fo:language="en" fo:country="US"/>
    </style:style>
    <style:style style:name="P151" style:parent-style-name="Standard" style:family="paragraph">
      <style:paragraph-properties fo:keep-with-next="always" fo:keep-together="always" fo:text-align="start"/>
    </style:style>
    <style:style style:name="T152" style:parent-style-name="Основнойшрифтабзаца" style:family="text">
      <style:text-properties style:font-name="Times New Roman" fo:font-size="12pt" style:font-size-asian="12pt" style:font-size-complex="16pt" fo:language="ru" fo:country="RU"/>
    </style:style>
    <style:style style:name="T153" style:parent-style-name="Основнойшрифтабзаца" style:family="text">
      <style:text-properties style:font-name="Times New Roman" fo:font-size="12pt" style:font-size-asian="12pt" style:font-size-complex="16pt" fo:language="en" fo:country="US"/>
    </style:style>
    <style:style style:name="T154" style:parent-style-name="Основнойшрифтабзаца" style:family="text">
      <style:text-properties style:font-name="Times New Roman" fo:font-size="12pt" style:font-size-asian="12pt" style:font-size-complex="16pt" fo:language="ru" fo:country="RU"/>
    </style:style>
    <style:style style:name="T155" style:parent-style-name="Основнойшрифтабзаца" style:family="text">
      <style:text-properties style:font-name="Times New Roman" fo:font-size="12pt" style:font-size-asian="12pt" style:font-size-complex="16pt" fo:language="en" fo:country="US"/>
    </style:style>
    <style:style style:name="T156" style:parent-style-name="Основнойшрифтабзаца" style:family="text">
      <style:text-properties style:font-name="Times New Roman" fo:font-size="12pt" style:font-size-asian="12pt" style:font-size-complex="16pt" fo:language="ru" fo:country="RU"/>
    </style:style>
    <style:style style:name="T157" style:parent-style-name="Основнойшрифтабзаца" style:family="text">
      <style:text-properties style:font-name="Times New Roman" fo:font-size="12pt" style:font-size-asian="12pt" style:font-size-complex="16pt" fo:language="en" fo:country="US"/>
    </style:style>
    <style:style style:name="T158" style:parent-style-name="Основнойшрифтабзаца" style:family="text">
      <style:text-properties style:font-name="Times New Roman" fo:font-size="12pt" style:font-size-asian="12pt" style:font-size-complex="16pt" fo:language="ru" fo:country="RU"/>
    </style:style>
    <style:style style:name="T159" style:parent-style-name="Основнойшрифтабзаца" style:family="text">
      <style:text-properties style:font-name="Times New Roman" fo:font-size="12pt" style:font-size-asian="12pt" style:font-size-complex="16pt" fo:language="en" fo:country="US"/>
    </style:style>
    <style:style style:name="T160" style:parent-style-name="Основнойшрифтабзаца" style:family="text">
      <style:text-properties style:font-name="Times New Roman" fo:font-size="12pt" style:font-size-asian="12pt" style:font-size-complex="16pt" fo:language="ru" fo:country="RU"/>
    </style:style>
    <style:style style:name="P161" style:parent-style-name="Standard" style:family="paragraph">
      <style:paragraph-properties fo:keep-with-next="always" fo:keep-together="always" fo:text-align="start"/>
    </style:style>
    <style:style style:name="T162" style:parent-style-name="Основнойшрифтабзаца" style:family="text">
      <style:text-properties style:font-name="Times New Roman" fo:font-size="12pt" style:font-size-asian="12pt" style:font-size-complex="16pt" fo:language="ru" fo:country="RU"/>
    </style:style>
    <style:style style:name="T163" style:parent-style-name="Основнойшрифтабзаца" style:family="text">
      <style:text-properties style:font-name="Times New Roman" fo:font-size="12pt" style:font-size-asian="12pt" style:font-size-complex="16pt" fo:language="en" fo:country="US"/>
    </style:style>
    <style:style style:name="P16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6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6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6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6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69" style:parent-style-name="Standard" style:family="paragraph">
      <style:paragraph-properties fo:keep-with-next="always" fo:keep-together="always" fo:text-align="start"/>
    </style:style>
    <style:style style:name="T170" style:parent-style-name="Основнойшрифтабзаца" style:family="text">
      <style:text-properties style:font-name="Times New Roman" fo:font-size="12pt" style:font-size-asian="12pt" style:font-size-complex="16pt" fo:language="ru" fo:country="RU"/>
    </style:style>
    <style:style style:name="T171" style:parent-style-name="Основнойшрифтабзаца" style:family="text">
      <style:text-properties style:font-name="Times New Roman" fo:font-size="12pt" style:font-size-asian="12pt" style:font-size-complex="16pt" fo:language="en" fo:country="US"/>
    </style:style>
    <style:style style:name="T172" style:parent-style-name="Основнойшрифтабзаца" style:family="text">
      <style:text-properties style:font-name="Times New Roman" fo:font-size="12pt" style:font-size-asian="12pt" style:font-size-complex="16pt" fo:language="ru" fo:country="RU"/>
    </style:style>
    <style:style style:name="T173" style:parent-style-name="Основнойшрифтабзаца" style:family="text">
      <style:text-properties style:font-name="Times New Roman" fo:font-size="12pt" style:font-size-asian="12pt" style:font-size-complex="16pt" fo:language="en" fo:country="US"/>
    </style:style>
    <style:style style:name="T174" style:parent-style-name="Основнойшрифтабзаца" style:family="text">
      <style:text-properties style:font-name="Times New Roman" fo:font-size="12pt" style:font-size-asian="12pt" style:font-size-complex="16pt" fo:language="ru" fo:country="RU"/>
    </style:style>
    <style:style style:name="T175" style:parent-style-name="Основнойшрифтабзаца" style:family="text">
      <style:text-properties style:font-name="Times New Roman" fo:font-size="12pt" style:font-size-asian="12pt" style:font-size-complex="16pt" fo:language="en" fo:country="US"/>
    </style:style>
    <style:style style:name="P176" style:parent-style-name="Standard" style:family="paragraph">
      <style:paragraph-properties fo:keep-with-next="always" fo:keep-together="always" fo:text-align="start"/>
    </style:style>
    <style:style style:name="T177" style:parent-style-name="Основнойшрифтабзаца" style:family="text">
      <style:text-properties style:font-name="Times New Roman" fo:font-size="12pt" style:font-size-asian="12pt" style:font-size-complex="16pt" fo:language="ru" fo:country="RU"/>
    </style:style>
    <style:style style:name="T178" style:parent-style-name="Основнойшрифтабзаца" style:family="text">
      <style:text-properties style:font-name="Times New Roman" fo:font-size="12pt" style:font-size-asian="12pt" style:font-size-complex="16pt" fo:language="en" fo:country="US"/>
    </style:style>
    <style:style style:name="P17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80" style:parent-style-name="Standard" style:family="paragraph">
      <style:paragraph-properties fo:keep-with-next="always" fo:keep-together="always" fo:text-align="start"/>
    </style:style>
    <style:style style:name="T181" style:parent-style-name="Основнойшрифтабзаца" style:family="text">
      <style:text-properties style:font-name="Times New Roman" fo:font-size="12pt" style:font-size-asian="12pt" style:font-size-complex="16pt" fo:language="ru" fo:country="RU"/>
    </style:style>
    <style:style style:name="T182" style:parent-style-name="Основнойшрифтабзаца" style:family="text">
      <style:text-properties style:font-name="Times New Roman" fo:font-size="12pt" style:font-size-asian="12pt" style:font-size-complex="16pt" fo:language="en" fo:country="US"/>
    </style:style>
    <style:style style:name="T183" style:parent-style-name="Основнойшрифтабзаца" style:family="text">
      <style:text-properties style:font-name="Times New Roman" fo:font-size="12pt" style:font-size-asian="12pt" style:font-size-complex="16pt" fo:language="ru" fo:country="RU"/>
    </style:style>
    <style:style style:name="P18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85" style:parent-style-name="Standard" style:family="paragraph">
      <style:paragraph-properties fo:keep-with-next="always" fo:keep-together="always" fo:text-align="start"/>
    </style:style>
    <style:style style:name="T186" style:parent-style-name="Основнойшрифтабзаца" style:family="text">
      <style:text-properties style:font-name="Times New Roman" fo:font-size="12pt" style:font-size-asian="12pt" style:font-size-complex="16pt" fo:language="ru" fo:country="RU"/>
    </style:style>
    <style:style style:name="T187" style:parent-style-name="Основнойшрифтабзаца" style:family="text">
      <style:text-properties style:font-name="Times New Roman" fo:font-size="12pt" style:font-size-asian="12pt" style:font-size-complex="16pt" fo:language="en" fo:country="US"/>
    </style:style>
    <style:style style:name="T188" style:parent-style-name="Основнойшрифтабзаца" style:family="text">
      <style:text-properties style:font-name="Times New Roman" fo:font-size="12pt" style:font-size-asian="12pt" style:font-size-complex="16pt" fo:language="ru" fo:country="RU"/>
    </style:style>
    <style:style style:name="P189" style:parent-style-name="Standard" style:family="paragraph">
      <style:paragraph-properties fo:keep-with-next="always" fo:keep-together="always" fo:text-align="start"/>
    </style:style>
    <style:style style:name="T190" style:parent-style-name="Основнойшрифтабзаца" style:family="text">
      <style:text-properties style:font-name="Times New Roman" fo:font-size="12pt" style:font-size-asian="12pt" style:font-size-complex="16pt" fo:language="en" fo:country="US"/>
    </style:style>
    <style:style style:name="T191" style:parent-style-name="Основнойшрифтабзаца" style:family="text">
      <style:text-properties style:font-name="Times New Roman" fo:font-size="12pt" style:font-size-asian="12pt" style:font-size-complex="16pt" fo:language="ru" fo:country="RU"/>
    </style:style>
    <style:style style:name="T192" style:parent-style-name="Основнойшрифтабзаца" style:family="text">
      <style:text-properties style:font-name="Times New Roman" fo:font-size="12pt" style:font-size-asian="12pt" style:font-size-complex="16pt" fo:language="en" fo:country="US"/>
    </style:style>
    <style:style style:name="T193" style:parent-style-name="Основнойшрифтабзаца" style:family="text">
      <style:text-properties style:font-name="Times New Roman" fo:font-size="12pt" style:font-size-asian="12pt" style:font-size-complex="16pt" fo:language="ru" fo:country="RU"/>
    </style:style>
    <style:style style:name="P19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95" style:parent-style-name="Standard" style:family="paragraph">
      <style:paragraph-properties fo:keep-with-next="always" fo:keep-together="always" fo:text-align="start"/>
    </style:style>
    <style:style style:name="T196" style:parent-style-name="Основнойшрифтабзаца" style:family="text">
      <style:text-properties style:font-name="Times New Roman" fo:font-size="12pt" style:font-size-asian="12pt" style:font-size-complex="16pt" fo:language="ru" fo:country="RU"/>
    </style:style>
    <style:style style:name="T197" style:parent-style-name="Основнойшрифтабзаца" style:family="text">
      <style:text-properties style:font-name="Times New Roman" fo:font-size="12pt" style:font-size-asian="12pt" style:font-size-complex="16pt" fo:language="en" fo:country="US"/>
    </style:style>
    <style:style style:name="T198" style:parent-style-name="Основнойшрифтабзаца" style:family="text">
      <style:text-properties style:font-name="Times New Roman" fo:font-size="12pt" style:font-size-asian="12pt" style:font-size-complex="16pt" fo:language="ru" fo:country="RU"/>
    </style:style>
    <style:style style:name="T199" style:parent-style-name="Основнойшрифтабзаца" style:family="text">
      <style:text-properties style:font-name="Times New Roman" fo:font-size="12pt" style:font-size-asian="12pt" style:font-size-complex="16pt" fo:language="en" fo:country="US"/>
    </style:style>
    <style:style style:name="T200" style:parent-style-name="Основнойшрифтабзаца" style:family="text">
      <style:text-properties style:font-name="Times New Roman" fo:font-size="12pt" style:font-size-asian="12pt" style:font-size-complex="16pt" fo:language="ru" fo:country="RU"/>
    </style:style>
    <style:style style:name="T201" style:parent-style-name="Основнойшрифтабзаца" style:family="text">
      <style:text-properties style:font-name="Times New Roman" fo:font-size="12pt" style:font-size-asian="12pt" style:font-size-complex="16pt" fo:language="en" fo:country="US"/>
    </style:style>
    <style:style style:name="T202" style:parent-style-name="Основнойшрифтабзаца" style:family="text">
      <style:text-properties style:font-name="Times New Roman" fo:font-size="12pt" style:font-size-asian="12pt" style:font-size-complex="16pt" fo:language="ru" fo:country="RU"/>
    </style:style>
    <style:style style:name="T203" style:parent-style-name="Основнойшрифтабзаца" style:family="text">
      <style:text-properties style:font-name="Times New Roman" fo:font-size="12pt" style:font-size-asian="12pt" style:font-size-complex="16pt" fo:language="en" fo:country="US"/>
    </style:style>
    <style:style style:name="T204" style:parent-style-name="Основнойшрифтабзаца" style:family="text">
      <style:text-properties style:font-name="Times New Roman" fo:font-size="12pt" style:font-size-asian="12pt" style:font-size-complex="16pt" fo:language="ru" fo:country="RU"/>
    </style:style>
    <style:style style:name="T205" style:parent-style-name="Основнойшрифтабзаца" style:family="text">
      <style:text-properties style:font-name="Times New Roman" fo:font-size="12pt" style:font-size-asian="12pt" style:font-size-complex="16pt" fo:language="en" fo:country="US"/>
    </style:style>
    <style:style style:name="T206" style:parent-style-name="Основнойшрифтабзаца" style:family="text">
      <style:text-properties style:font-name="Times New Roman" fo:font-size="12pt" style:font-size-asian="12pt" style:font-size-complex="16pt" fo:language="ru" fo:country="RU"/>
    </style:style>
    <style:style style:name="T207" style:parent-style-name="Основнойшрифтабзаца" style:family="text">
      <style:text-properties style:font-name="Times New Roman" fo:font-size="12pt" style:font-size-asian="12pt" style:font-size-complex="16pt" fo:language="en" fo:country="US"/>
    </style:style>
    <style:style style:name="T208" style:parent-style-name="Основнойшрифтабзаца" style:family="text">
      <style:text-properties style:font-name="Times New Roman" fo:font-size="12pt" style:font-size-asian="12pt" style:font-size-complex="16pt" fo:language="ru" fo:country="RU"/>
    </style:style>
    <style:style style:name="T209" style:parent-style-name="Основнойшрифтабзаца" style:family="text">
      <style:text-properties style:font-name="Times New Roman" fo:font-size="12pt" style:font-size-asian="12pt" style:font-size-complex="16pt" fo:language="en" fo:country="US"/>
    </style:style>
    <style:style style:name="T210" style:parent-style-name="Основнойшрифтабзаца" style:family="text">
      <style:text-properties style:font-name="Times New Roman" fo:font-size="12pt" style:font-size-asian="12pt" style:font-size-complex="16pt" fo:language="ru" fo:country="RU"/>
    </style:style>
    <style:style style:name="T211" style:parent-style-name="Основнойшрифтабзаца" style:family="text">
      <style:text-properties style:font-name="Times New Roman" fo:font-size="12pt" style:font-size-asian="12pt" style:font-size-complex="16pt" fo:language="en" fo:country="US"/>
    </style:style>
    <style:style style:name="T212" style:parent-style-name="Основнойшрифтабзаца" style:family="text">
      <style:text-properties style:font-name="Times New Roman" fo:font-size="12pt" style:font-size-asian="12pt" style:font-size-complex="16pt" fo:language="ru" fo:country="RU"/>
    </style:style>
    <style:style style:name="T213" style:parent-style-name="Основнойшрифтабзаца" style:family="text">
      <style:text-properties style:font-name="Times New Roman" fo:font-size="12pt" style:font-size-asian="12pt" style:font-size-complex="16pt" fo:language="en" fo:country="US"/>
    </style:style>
    <style:style style:name="T214" style:parent-style-name="Основнойшрифтабзаца" style:family="text">
      <style:text-properties style:font-name="Times New Roman" fo:font-size="12pt" style:font-size-asian="12pt" style:font-size-complex="16pt" fo:language="ru" fo:country="RU"/>
    </style:style>
    <style:style style:name="T215" style:parent-style-name="Основнойшрифтабзаца" style:family="text">
      <style:text-properties style:font-name="Times New Roman" fo:font-size="12pt" style:font-size-asian="12pt" style:font-size-complex="16pt" fo:language="en" fo:country="US"/>
    </style:style>
    <style:style style:name="T216" style:parent-style-name="Основнойшрифтабзаца" style:family="text">
      <style:text-properties style:font-name="Times New Roman" fo:font-size="12pt" style:font-size-asian="12pt" style:font-size-complex="16pt" fo:language="ru" fo:country="RU"/>
    </style:style>
    <style:style style:name="P21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18" style:parent-style-name="Standard" style:family="paragraph">
      <style:paragraph-properties fo:keep-with-next="always" fo:keep-together="always" fo:text-align="start"/>
    </style:style>
    <style:style style:name="T219" style:parent-style-name="Основнойшрифтабзаца" style:family="text">
      <style:text-properties style:font-name="Times New Roman" fo:font-size="12pt" style:font-size-asian="12pt" style:font-size-complex="16pt" fo:language="ru" fo:country="RU"/>
    </style:style>
    <style:style style:name="T220" style:parent-style-name="Основнойшрифтабзаца" style:family="text">
      <style:text-properties style:font-name="Times New Roman" fo:font-size="12pt" style:font-size-asian="12pt" style:font-size-complex="16pt" fo:language="en" fo:country="US"/>
    </style:style>
    <style:style style:name="P22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22" style:parent-style-name="Standard" style:family="paragraph">
      <style:paragraph-properties fo:keep-with-next="always" fo:keep-together="always" fo:text-align="start"/>
    </style:style>
    <style:style style:name="T223" style:parent-style-name="Основнойшрифтабзаца" style:family="text">
      <style:text-properties style:font-name="Times New Roman" fo:font-size="12pt" style:font-size-asian="12pt" style:font-size-complex="16pt" fo:language="ru" fo:country="RU"/>
    </style:style>
    <style:style style:name="T224" style:parent-style-name="Основнойшрифтабзаца" style:family="text">
      <style:text-properties style:font-name="Times New Roman" fo:font-size="12pt" style:font-size-asian="12pt" style:font-size-complex="16pt" fo:language="en" fo:country="US"/>
    </style:style>
    <style:style style:name="T225" style:parent-style-name="Основнойшрифтабзаца" style:family="text">
      <style:text-properties style:font-name="Times New Roman" fo:font-size="12pt" style:font-size-asian="12pt" style:font-size-complex="16pt" fo:language="ru" fo:country="RU"/>
    </style:style>
    <style:style style:name="T226" style:parent-style-name="Основнойшрифтабзаца" style:family="text">
      <style:text-properties style:font-name="Times New Roman" fo:font-size="12pt" style:font-size-asian="12pt" style:font-size-complex="16pt" fo:language="en" fo:country="US"/>
    </style:style>
    <style:style style:name="T227" style:parent-style-name="Основнойшрифтабзаца" style:family="text">
      <style:text-properties style:font-name="Times New Roman" fo:font-size="12pt" style:font-size-asian="12pt" style:font-size-complex="16pt" fo:language="ru" fo:country="RU"/>
    </style:style>
    <style:style style:name="T228" style:parent-style-name="Основнойшрифтабзаца" style:family="text">
      <style:text-properties style:font-name="Times New Roman" fo:font-size="12pt" style:font-size-asian="12pt" style:font-size-complex="16pt" fo:language="en" fo:country="US"/>
    </style:style>
    <style:style style:name="T229" style:parent-style-name="Основнойшрифтабзаца" style:family="text">
      <style:text-properties style:font-name="Times New Roman" fo:font-size="12pt" style:font-size-asian="12pt" style:font-size-complex="16pt" fo:language="ru" fo:country="RU"/>
    </style:style>
    <style:style style:name="T230" style:parent-style-name="Основнойшрифтабзаца" style:family="text">
      <style:text-properties style:font-name="Times New Roman" fo:font-size="12pt" style:font-size-asian="12pt" style:font-size-complex="16pt" fo:language="en" fo:country="US"/>
    </style:style>
    <style:style style:name="T231" style:parent-style-name="Основнойшрифтабзаца" style:family="text">
      <style:text-properties style:font-name="Times New Roman" fo:font-size="12pt" style:font-size-asian="12pt" style:font-size-complex="16pt" fo:language="ru" fo:country="RU"/>
    </style:style>
    <style:style style:name="T232" style:parent-style-name="Основнойшрифтабзаца" style:family="text">
      <style:text-properties style:font-name="Times New Roman" fo:font-size="12pt" style:font-size-asian="12pt" style:font-size-complex="16pt" fo:language="en" fo:country="US"/>
    </style:style>
    <style:style style:name="T233" style:parent-style-name="Основнойшрифтабзаца" style:family="text">
      <style:text-properties style:font-name="Times New Roman" fo:font-size="12pt" style:font-size-asian="12pt" style:font-size-complex="16pt" fo:language="ru" fo:country="RU"/>
    </style:style>
    <style:style style:name="T234" style:parent-style-name="Основнойшрифтабзаца" style:family="text">
      <style:text-properties style:font-name="Times New Roman" fo:font-size="12pt" style:font-size-asian="12pt" style:font-size-complex="16pt" fo:language="en" fo:country="US"/>
    </style:style>
    <style:style style:name="T235" style:parent-style-name="Основнойшрифтабзаца" style:family="text">
      <style:text-properties style:font-name="Times New Roman" fo:font-size="12pt" style:font-size-asian="12pt" style:font-size-complex="16pt" fo:language="ru" fo:country="RU"/>
    </style:style>
    <style:style style:name="T236" style:parent-style-name="Основнойшрифтабзаца" style:family="text">
      <style:text-properties style:font-name="Times New Roman" fo:font-size="12pt" style:font-size-asian="12pt" style:font-size-complex="16pt" fo:language="en" fo:country="US"/>
    </style:style>
    <style:style style:name="T237" style:parent-style-name="Основнойшрифтабзаца" style:family="text">
      <style:text-properties style:font-name="Times New Roman" fo:font-size="12pt" style:font-size-asian="12pt" style:font-size-complex="16pt" fo:language="ru" fo:country="RU"/>
    </style:style>
    <style:style style:name="T238" style:parent-style-name="Основнойшрифтабзаца" style:family="text">
      <style:text-properties style:font-name="Times New Roman" fo:font-size="12pt" style:font-size-asian="12pt" style:font-size-complex="16pt" fo:language="en" fo:country="US"/>
    </style:style>
    <style:style style:name="T239" style:parent-style-name="Основнойшрифтабзаца" style:family="text">
      <style:text-properties style:font-name="Times New Roman" fo:font-size="12pt" style:font-size-asian="12pt" style:font-size-complex="16pt" fo:language="ru" fo:country="RU"/>
    </style:style>
    <style:style style:name="T240" style:parent-style-name="Основнойшрифтабзаца" style:family="text">
      <style:text-properties style:font-name="Times New Roman" fo:font-size="12pt" style:font-size-asian="12pt" style:font-size-complex="16pt" fo:language="en" fo:country="US"/>
    </style:style>
    <style:style style:name="T241" style:parent-style-name="Основнойшрифтабзаца" style:family="text">
      <style:text-properties style:font-name="Times New Roman" fo:font-size="12pt" style:font-size-asian="12pt" style:font-size-complex="16pt" fo:language="ru" fo:country="RU"/>
    </style:style>
    <style:style style:name="T242" style:parent-style-name="Основнойшрифтабзаца" style:family="text">
      <style:text-properties style:font-name="Times New Roman" fo:font-size="12pt" style:font-size-asian="12pt" style:font-size-complex="16pt" fo:language="en" fo:country="US"/>
    </style:style>
    <style:style style:name="T243" style:parent-style-name="Основнойшрифтабзаца" style:family="text">
      <style:text-properties style:font-name="Times New Roman" fo:font-size="12pt" style:font-size-asian="12pt" style:font-size-complex="16pt" fo:language="ru" fo:country="RU"/>
    </style:style>
    <style:style style:name="P24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4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4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47" style:parent-style-name="Standard" style:family="paragraph">
      <style:paragraph-properties fo:keep-with-next="always" fo:keep-together="always" fo:text-align="start"/>
    </style:style>
    <style:style style:name="T248" style:parent-style-name="Основнойшрифтабзаца" style:family="text">
      <style:text-properties style:font-name="Times New Roman" fo:font-size="12pt" style:font-size-asian="12pt" style:font-size-complex="16pt" fo:language="ru" fo:country="RU"/>
    </style:style>
    <style:style style:name="T249" style:parent-style-name="Основнойшрифтабзаца" style:family="text">
      <style:text-properties style:font-name="Times New Roman" fo:font-size="12pt" style:font-size-asian="12pt" style:font-size-complex="16pt" fo:language="en" fo:country="US"/>
    </style:style>
    <style:style style:name="T250" style:parent-style-name="Основнойшрифтабзаца" style:family="text">
      <style:text-properties style:font-name="Times New Roman" fo:font-size="12pt" style:font-size-asian="12pt" style:font-size-complex="16pt" fo:language="ru" fo:country="RU"/>
    </style:style>
    <style:style style:name="T251" style:parent-style-name="Основнойшрифтабзаца" style:family="text">
      <style:text-properties style:font-name="Times New Roman" fo:font-size="12pt" style:font-size-asian="12pt" style:font-size-complex="16pt" fo:language="en" fo:country="US"/>
    </style:style>
    <style:style style:name="T252" style:parent-style-name="Основнойшрифтабзаца" style:family="text">
      <style:text-properties style:font-name="Times New Roman" fo:font-size="12pt" style:font-size-asian="12pt" style:font-size-complex="16pt" fo:language="ru" fo:country="RU"/>
    </style:style>
    <style:style style:name="T253" style:parent-style-name="Основнойшрифтабзаца" style:family="text">
      <style:text-properties style:font-name="Times New Roman" fo:font-size="12pt" style:font-size-asian="12pt" style:font-size-complex="16pt" fo:language="en" fo:country="US"/>
    </style:style>
    <style:style style:name="T254" style:parent-style-name="Основнойшрифтабзаца" style:family="text">
      <style:text-properties style:font-name="Times New Roman" fo:font-size="12pt" style:font-size-asian="12pt" style:font-size-complex="16pt" fo:language="ru" fo:country="RU"/>
    </style:style>
    <style:style style:name="T255" style:parent-style-name="Основнойшрифтабзаца" style:family="text">
      <style:text-properties style:font-name="Times New Roman" fo:font-size="12pt" style:font-size-asian="12pt" style:font-size-complex="16pt" fo:language="en" fo:country="US"/>
    </style:style>
    <style:style style:name="T256" style:parent-style-name="Основнойшрифтабзаца" style:family="text">
      <style:text-properties style:font-name="Times New Roman" fo:font-size="12pt" style:font-size-asian="12pt" style:font-size-complex="16pt" fo:language="ru" fo:country="RU"/>
    </style:style>
    <style:style style:name="T257" style:parent-style-name="Основнойшрифтабзаца" style:family="text">
      <style:text-properties style:font-name="Times New Roman" fo:font-size="12pt" style:font-size-asian="12pt" style:font-size-complex="16pt" fo:language="en" fo:country="US"/>
    </style:style>
    <style:style style:name="T258" style:parent-style-name="Основнойшрифтабзаца" style:family="text">
      <style:text-properties style:font-name="Times New Roman" fo:font-size="12pt" style:font-size-asian="12pt" style:font-size-complex="16pt" fo:language="ru" fo:country="RU"/>
    </style:style>
    <style:style style:name="T259" style:parent-style-name="Основнойшрифтабзаца" style:family="text">
      <style:text-properties style:font-name="Times New Roman" fo:font-size="12pt" style:font-size-asian="12pt" style:font-size-complex="16pt" fo:language="en" fo:country="US"/>
    </style:style>
    <style:style style:name="T260" style:parent-style-name="Основнойшрифтабзаца" style:family="text">
      <style:text-properties style:font-name="Times New Roman" fo:font-size="12pt" style:font-size-asian="12pt" style:font-size-complex="16pt" fo:language="ru" fo:country="RU"/>
    </style:style>
    <style:style style:name="P26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62" style:parent-style-name="Standard" style:family="paragraph">
      <style:paragraph-properties fo:keep-with-next="always" fo:keep-together="always" fo:text-align="start"/>
    </style:style>
    <style:style style:name="T263" style:parent-style-name="Основнойшрифтабзаца" style:family="text">
      <style:text-properties style:font-name="Times New Roman" fo:font-size="12pt" style:font-size-asian="12pt" style:font-size-complex="16pt" fo:language="ru" fo:country="RU"/>
    </style:style>
    <style:style style:name="T264" style:parent-style-name="Основнойшрифтабзаца" style:family="text">
      <style:text-properties style:font-name="Times New Roman" fo:font-size="12pt" style:font-size-asian="12pt" style:font-size-complex="16pt" fo:language="en" fo:country="US"/>
    </style:style>
    <style:style style:name="T265" style:parent-style-name="Основнойшрифтабзаца" style:family="text">
      <style:text-properties style:font-name="Times New Roman" fo:font-size="12pt" style:font-size-asian="12pt" style:font-size-complex="16pt" fo:language="ru" fo:country="RU"/>
    </style:style>
    <style:style style:name="T266" style:parent-style-name="Основнойшрифтабзаца" style:family="text">
      <style:text-properties style:font-name="Times New Roman" fo:font-size="12pt" style:font-size-asian="12pt" style:font-size-complex="16pt" fo:language="en" fo:country="US"/>
    </style:style>
    <style:style style:name="T267" style:parent-style-name="Основнойшрифтабзаца" style:family="text">
      <style:text-properties style:font-name="Times New Roman" fo:font-size="12pt" style:font-size-asian="12pt" style:font-size-complex="16pt" fo:language="ru" fo:country="RU"/>
    </style:style>
    <style:style style:name="T268" style:parent-style-name="Основнойшрифтабзаца" style:family="text">
      <style:text-properties style:font-name="Times New Roman" fo:font-size="12pt" style:font-size-asian="12pt" style:font-size-complex="16pt" fo:language="en" fo:country="US"/>
    </style:style>
    <style:style style:name="T269" style:parent-style-name="Основнойшрифтабзаца" style:family="text">
      <style:text-properties style:font-name="Times New Roman" fo:font-size="12pt" style:font-size-asian="12pt" style:font-size-complex="16pt" fo:language="ru" fo:country="RU"/>
    </style:style>
    <style:style style:name="T270" style:parent-style-name="Основнойшрифтабзаца" style:family="text">
      <style:text-properties style:font-name="Times New Roman" fo:font-size="12pt" style:font-size-asian="12pt" style:font-size-complex="16pt" fo:language="en" fo:country="US"/>
    </style:style>
    <style:style style:name="T271" style:parent-style-name="Основнойшрифтабзаца" style:family="text">
      <style:text-properties style:font-name="Times New Roman" fo:font-size="12pt" style:font-size-asian="12pt" style:font-size-complex="16pt" fo:language="ru" fo:country="RU"/>
    </style:style>
    <style:style style:name="T272" style:parent-style-name="Основнойшрифтабзаца" style:family="text">
      <style:text-properties style:font-name="Times New Roman" fo:font-size="12pt" style:font-size-asian="12pt" style:font-size-complex="16pt" fo:language="en" fo:country="US"/>
    </style:style>
    <style:style style:name="T273" style:parent-style-name="Основнойшрифтабзаца" style:family="text">
      <style:text-properties style:font-name="Times New Roman" fo:font-size="12pt" style:font-size-asian="12pt" style:font-size-complex="16pt" fo:language="ru" fo:country="RU"/>
    </style:style>
    <style:style style:name="T274" style:parent-style-name="Основнойшрифтабзаца" style:family="text">
      <style:text-properties style:font-name="Times New Roman" fo:font-size="12pt" style:font-size-asian="12pt" style:font-size-complex="16pt" fo:language="en" fo:country="US"/>
    </style:style>
    <style:style style:name="T275" style:parent-style-name="Основнойшрифтабзаца" style:family="text">
      <style:text-properties style:font-name="Times New Roman" fo:font-size="12pt" style:font-size-asian="12pt" style:font-size-complex="16pt" fo:language="ru" fo:country="RU"/>
    </style:style>
    <style:style style:name="T276" style:parent-style-name="Основнойшрифтабзаца" style:family="text">
      <style:text-properties style:font-name="Times New Roman" fo:font-size="12pt" style:font-size-asian="12pt" style:font-size-complex="16pt" fo:language="en" fo:country="US"/>
    </style:style>
    <style:style style:name="T277" style:parent-style-name="Основнойшрифтабзаца" style:family="text">
      <style:text-properties style:font-name="Times New Roman" fo:font-size="12pt" style:font-size-asian="12pt" style:font-size-complex="16pt" fo:language="ru" fo:country="RU"/>
    </style:style>
    <style:style style:name="T278" style:parent-style-name="Основнойшрифтабзаца" style:family="text">
      <style:text-properties style:font-name="Times New Roman" fo:font-size="12pt" style:font-size-asian="12pt" style:font-size-complex="16pt" fo:language="en" fo:country="US"/>
    </style:style>
    <style:style style:name="T279" style:parent-style-name="Основнойшрифтабзаца" style:family="text">
      <style:text-properties style:font-name="Times New Roman" fo:font-size="12pt" style:font-size-asian="12pt" style:font-size-complex="16pt" fo:language="ru" fo:country="RU"/>
    </style:style>
    <style:style style:name="T280" style:parent-style-name="Основнойшрифтабзаца" style:family="text">
      <style:text-properties style:font-name="Times New Roman" fo:font-size="12pt" style:font-size-asian="12pt" style:font-size-complex="16pt" fo:language="en" fo:country="US"/>
    </style:style>
    <style:style style:name="T281" style:parent-style-name="Основнойшрифтабзаца" style:family="text">
      <style:text-properties style:font-name="Times New Roman" fo:font-size="12pt" style:font-size-asian="12pt" style:font-size-complex="16pt" fo:language="ru" fo:country="RU"/>
    </style:style>
    <style:style style:name="T282" style:parent-style-name="Основнойшрифтабзаца" style:family="text">
      <style:text-properties style:font-name="Times New Roman" fo:font-size="12pt" style:font-size-asian="12pt" style:font-size-complex="16pt" fo:language="en" fo:country="US"/>
    </style:style>
    <style:style style:name="T283" style:parent-style-name="Основнойшрифтабзаца" style:family="text">
      <style:text-properties style:font-name="Times New Roman" fo:font-size="12pt" style:font-size-asian="12pt" style:font-size-complex="16pt" fo:language="ru" fo:country="RU"/>
    </style:style>
    <style:style style:name="T284" style:parent-style-name="Основнойшрифтабзаца" style:family="text">
      <style:text-properties style:font-name="Times New Roman" fo:font-size="12pt" style:font-size-asian="12pt" style:font-size-complex="16pt" fo:language="en" fo:country="US"/>
    </style:style>
    <style:style style:name="T285" style:parent-style-name="Основнойшрифтабзаца" style:family="text">
      <style:text-properties style:font-name="Times New Roman" fo:font-size="12pt" style:font-size-asian="12pt" style:font-size-complex="16pt" fo:language="ru" fo:country="RU"/>
    </style:style>
    <style:style style:name="T286" style:parent-style-name="Основнойшрифтабзаца" style:family="text">
      <style:text-properties style:font-name="Times New Roman" fo:font-size="12pt" style:font-size-asian="12pt" style:font-size-complex="16pt" fo:language="en" fo:country="US"/>
    </style:style>
    <style:style style:name="T287" style:parent-style-name="Основнойшрифтабзаца" style:family="text">
      <style:text-properties style:font-name="Times New Roman" fo:font-size="12pt" style:font-size-asian="12pt" style:font-size-complex="16pt" fo:language="ru" fo:country="RU"/>
    </style:style>
    <style:style style:name="T288" style:parent-style-name="Основнойшрифтабзаца" style:family="text">
      <style:text-properties style:font-name="Times New Roman" fo:font-size="12pt" style:font-size-asian="12pt" style:font-size-complex="16pt" fo:language="en" fo:country="US"/>
    </style:style>
    <style:style style:name="T289" style:parent-style-name="Основнойшрифтабзаца" style:family="text">
      <style:text-properties style:font-name="Times New Roman" fo:font-size="12pt" style:font-size-asian="12pt" style:font-size-complex="16pt" fo:language="ru" fo:country="RU"/>
    </style:style>
    <style:style style:name="T290" style:parent-style-name="Основнойшрифтабзаца" style:family="text">
      <style:text-properties style:font-name="Times New Roman" fo:font-size="12pt" style:font-size-asian="12pt" style:font-size-complex="16pt" fo:language="en" fo:country="US"/>
    </style:style>
    <style:style style:name="T291" style:parent-style-name="Основнойшрифтабзаца" style:family="text">
      <style:text-properties style:font-name="Times New Roman" fo:font-size="12pt" style:font-size-asian="12pt" style:font-size-complex="16pt" fo:language="ru" fo:country="RU"/>
    </style:style>
    <style:style style:name="T292" style:parent-style-name="Основнойшрифтабзаца" style:family="text">
      <style:text-properties style:font-name="Times New Roman" fo:font-size="12pt" style:font-size-asian="12pt" style:font-size-complex="16pt" fo:language="en" fo:country="US"/>
    </style:style>
    <style:style style:name="T293" style:parent-style-name="Основнойшрифтабзаца" style:family="text">
      <style:text-properties style:font-name="Times New Roman" fo:font-size="12pt" style:font-size-asian="12pt" style:font-size-complex="16pt" fo:language="ru" fo:country="RU"/>
    </style:style>
    <style:style style:name="T294" style:parent-style-name="Основнойшрифтабзаца" style:family="text">
      <style:text-properties style:font-name="Times New Roman" fo:font-size="12pt" style:font-size-asian="12pt" style:font-size-complex="16pt" fo:language="en" fo:country="US"/>
    </style:style>
    <style:style style:name="T295" style:parent-style-name="Основнойшрифтабзаца" style:family="text">
      <style:text-properties style:font-name="Times New Roman" fo:font-size="12pt" style:font-size-asian="12pt" style:font-size-complex="16pt" fo:language="ru" fo:country="RU"/>
    </style:style>
    <style:style style:name="P29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9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9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29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300"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301" style:parent-style-name="Standard" style:family="paragraph">
      <style:paragraph-properties fo:keep-with-next="always" fo:keep-together="always" fo:text-align="start"/>
    </style:style>
    <style:style style:name="T302" style:parent-style-name="Основнойшрифтабзаца" style:family="text">
      <style:text-properties style:font-name="Times New Roman" fo:font-size="12pt" style:font-size-asian="12pt" style:font-size-complex="16pt" fo:language="ru" fo:country="RU"/>
    </style:style>
    <style:style style:name="T303" style:parent-style-name="Основнойшрифтабзаца" style:family="text">
      <style:text-properties style:font-name="Times New Roman" fo:font-size="12pt" style:font-size-asian="12pt" style:font-size-complex="16pt" fo:language="en" fo:country="US"/>
    </style:style>
    <style:style style:name="T304" style:parent-style-name="Основнойшрифтабзаца" style:family="text">
      <style:text-properties style:font-name="Times New Roman" fo:font-size="12pt" style:font-size-asian="12pt" style:font-size-complex="16pt" fo:language="ru" fo:country="RU"/>
    </style:style>
    <style:style style:name="P30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30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307" style:parent-style-name="Standard" style:family="paragraph">
      <style:paragraph-properties fo:keep-with-next="always" fo:keep-together="always" fo:text-align="start"/>
    </style:style>
    <style:style style:name="T308" style:parent-style-name="Основнойшрифтабзаца" style:family="text">
      <style:text-properties style:font-name="Times New Roman" fo:font-size="12pt" style:font-size-asian="12pt" style:font-size-complex="16pt" fo:language="ru" fo:country="RU"/>
    </style:style>
    <style:style style:name="T309" style:parent-style-name="Основнойшрифтабзаца" style:family="text">
      <style:text-properties style:font-name="Times New Roman" fo:font-size="12pt" style:font-size-asian="12pt" style:font-size-complex="16pt" fo:language="en" fo:country="US"/>
    </style:style>
    <style:style style:name="T310" style:parent-style-name="Основнойшрифтабзаца" style:family="text">
      <style:text-properties style:font-name="Times New Roman" fo:font-size="12pt" style:font-size-asian="12pt" style:font-size-complex="16pt" fo:language="ru" fo:country="RU"/>
    </style:style>
    <style:style style:name="T311" style:parent-style-name="Основнойшрифтабзаца" style:family="text">
      <style:text-properties style:font-name="Times New Roman" fo:font-size="12pt" style:font-size-asian="12pt" style:font-size-complex="16pt" fo:language="en" fo:country="US"/>
    </style:style>
    <style:style style:name="T312" style:parent-style-name="Основнойшрифтабзаца" style:family="text">
      <style:text-properties style:font-name="Times New Roman" fo:font-size="12pt" style:font-size-asian="12pt" style:font-size-complex="16pt" fo:language="ru" fo:country="RU"/>
    </style:style>
    <style:style style:name="T313" style:parent-style-name="Основнойшрифтабзаца" style:family="text">
      <style:text-properties style:font-name="Times New Roman" fo:font-size="12pt" style:font-size-asian="12pt" style:font-size-complex="16pt" fo:language="en" fo:country="US"/>
    </style:style>
    <style:style style:name="T314" style:parent-style-name="Основнойшрифтабзаца" style:family="text">
      <style:text-properties style:font-name="Times New Roman" fo:font-size="12pt" style:font-size-asian="12pt" style:font-size-complex="16pt" fo:language="ru" fo:country="RU"/>
    </style:style>
    <style:style style:name="T315" style:parent-style-name="Основнойшрифтабзаца" style:family="text">
      <style:text-properties style:font-name="Times New Roman" fo:font-size="12pt" style:font-size-asian="12pt" style:font-size-complex="16pt" fo:language="en" fo:country="US"/>
    </style:style>
    <style:style style:name="P31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317" style:parent-style-name="Standard" style:family="paragraph">
      <style:paragraph-properties fo:keep-with-next="always" fo:keep-together="always" fo:text-align="start"/>
    </style:style>
    <style:style style:name="T318" style:parent-style-name="Основнойшрифтабзаца" style:family="text">
      <style:text-properties style:font-name="Times New Roman" fo:font-size="12pt" style:font-size-asian="12pt" style:font-size-complex="16pt" fo:language="en" fo:country="US"/>
    </style:style>
    <style:style style:name="T319" style:parent-style-name="Основнойшрифтабзаца" style:family="text">
      <style:text-properties style:font-name="Times New Roman" fo:font-size="12pt" style:font-size-asian="12pt" style:font-size-complex="16pt" fo:language="ru" fo:country="RU"/>
    </style:style>
    <style:style style:name="T320" style:parent-style-name="Основнойшрифтабзаца" style:family="text">
      <style:text-properties style:font-name="Times New Roman" fo:font-size="12pt" style:font-size-asian="12pt" style:font-size-complex="16pt" fo:language="en" fo:country="US"/>
    </style:style>
    <style:style style:name="T321" style:parent-style-name="Основнойшрифтабзаца" style:family="text">
      <style:text-properties style:font-name="Times New Roman" fo:font-size="12pt" style:font-size-asian="12pt" style:font-size-complex="16pt" fo:language="ru" fo:country="RU"/>
    </style:style>
    <style:style style:name="T322" style:parent-style-name="Основнойшрифтабзаца" style:family="text">
      <style:text-properties style:font-name="Times New Roman" fo:font-size="12pt" style:font-size-asian="12pt" style:font-size-complex="16pt" fo:language="en" fo:country="US"/>
    </style:style>
    <style:style style:name="T323" style:parent-style-name="Основнойшрифтабзаца" style:family="text">
      <style:text-properties style:font-name="Times New Roman" fo:font-size="12pt" style:font-size-asian="12pt" style:font-size-complex="16pt" fo:language="ru" fo:country="RU"/>
    </style:style>
    <style:style style:name="T324" style:parent-style-name="Основнойшрифтабзаца" style:family="text">
      <style:text-properties style:font-name="Times New Roman" fo:font-size="12pt" style:font-size-asian="12pt" style:font-size-complex="16pt" fo:language="en" fo:country="US"/>
    </style:style>
    <style:style style:name="T325" style:parent-style-name="Основнойшрифтабзаца" style:family="text">
      <style:text-properties style:font-name="Times New Roman" fo:font-size="12pt" style:font-size-asian="12pt" style:font-size-complex="16pt" fo:language="ru" fo:country="RU"/>
    </style:style>
    <style:style style:name="T326" style:parent-style-name="Основнойшрифтабзаца" style:family="text">
      <style:text-properties style:font-name="Times New Roman" fo:font-size="12pt" style:font-size-asian="12pt" style:font-size-complex="16pt" fo:language="en" fo:country="US"/>
    </style:style>
    <style:style style:name="T327" style:parent-style-name="Основнойшрифтабзаца" style:family="text">
      <style:text-properties style:font-name="Times New Roman" fo:font-size="12pt" style:font-size-asian="12pt" style:font-size-complex="16pt" fo:language="ru" fo:country="RU"/>
    </style:style>
    <style:style style:name="T328" style:parent-style-name="Основнойшрифтабзаца" style:family="text">
      <style:text-properties style:font-name="Times New Roman" fo:font-size="12pt" style:font-size-asian="12pt" style:font-size-complex="16pt" fo:language="en" fo:country="US"/>
    </style:style>
    <style:style style:name="T329" style:parent-style-name="Основнойшрифтабзаца" style:family="text">
      <style:text-properties style:font-name="Times New Roman" fo:font-size="12pt" style:font-size-asian="12pt" style:font-size-complex="16pt" fo:language="ru" fo:country="RU"/>
    </style:style>
    <style:style style:name="T330" style:parent-style-name="Основнойшрифтабзаца" style:family="text">
      <style:text-properties style:font-name="Times New Roman" fo:font-size="12pt" style:font-size-asian="12pt" style:font-size-complex="16pt" fo:language="en" fo:country="US"/>
    </style:style>
    <style:style style:name="T331" style:parent-style-name="Основнойшрифтабзаца" style:family="text">
      <style:text-properties style:font-name="Times New Roman" fo:font-size="12pt" style:font-size-asian="12pt" style:font-size-complex="16pt" fo:language="ru" fo:country="RU"/>
    </style:style>
    <style:style style:name="T332" style:parent-style-name="Основнойшрифтабзаца" style:family="text">
      <style:text-properties style:font-name="Times New Roman" fo:font-size="12pt" style:font-size-asian="12pt" style:font-size-complex="16pt" fo:language="en" fo:country="US"/>
    </style:style>
    <style:style style:name="T333" style:parent-style-name="Основнойшрифтабзаца" style:family="text">
      <style:text-properties style:font-name="Times New Roman" fo:font-size="12pt" style:font-size-asian="12pt" style:font-size-complex="16pt" fo:language="ru" fo:country="RU"/>
    </style:style>
    <style:style style:name="T334" style:parent-style-name="Основнойшрифтабзаца" style:family="text">
      <style:text-properties style:font-name="Times New Roman" fo:font-size="12pt" style:font-size-asian="12pt" style:font-size-complex="16pt" fo:language="en" fo:country="US"/>
    </style:style>
    <style:style style:name="T335" style:parent-style-name="Основнойшрифтабзаца" style:family="text">
      <style:text-properties style:font-name="Times New Roman" fo:font-size="12pt" style:font-size-asian="12pt" style:font-size-complex="16pt" fo:language="ru" fo:country="RU"/>
    </style:style>
    <style:style style:name="T336" style:parent-style-name="Основнойшрифтабзаца" style:family="text">
      <style:text-properties style:font-name="Times New Roman" fo:font-size="12pt" style:font-size-asian="12pt" style:font-size-complex="16pt" fo:language="en" fo:country="US"/>
    </style:style>
    <style:style style:name="T337" style:parent-style-name="Основнойшрифтабзаца" style:family="text">
      <style:text-properties style:font-name="Times New Roman" fo:font-size="12pt" style:font-size-asian="12pt" style:font-size-complex="16pt" fo:language="ru" fo:country="RU"/>
    </style:style>
    <style:style style:name="T338" style:parent-style-name="Основнойшрифтабзаца" style:family="text">
      <style:text-properties style:font-name="Times New Roman" fo:font-size="12pt" style:font-size-asian="12pt" style:font-size-complex="16pt" fo:language="en" fo:country="US"/>
    </style:style>
    <style:style style:name="T339" style:parent-style-name="Основнойшрифтабзаца" style:family="text">
      <style:text-properties style:font-name="Times New Roman" fo:font-size="12pt" style:font-size-asian="12pt" style:font-size-complex="16pt" fo:language="ru" fo:country="RU"/>
    </style:style>
    <style:style style:name="T340" style:parent-style-name="Основнойшрифтабзаца" style:family="text">
      <style:text-properties style:font-name="Times New Roman" fo:font-size="12pt" style:font-size-asian="12pt" style:font-size-complex="16pt" fo:language="en" fo:country="US"/>
    </style:style>
    <style:style style:name="T341" style:parent-style-name="Основнойшрифтабзаца" style:family="text">
      <style:text-properties style:font-name="Times New Roman" fo:font-size="12pt" style:font-size-asian="12pt" style:font-size-complex="16pt" fo:language="ru" fo:country="RU"/>
    </style:style>
    <style:style style:name="P34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343" style:parent-style-name="Standard" style:family="paragraph">
      <style:paragraph-properties fo:keep-with-next="always" fo:keep-together="always" fo:text-align="start"/>
    </style:style>
    <style:style style:name="T344" style:parent-style-name="Основнойшрифтабзаца" style:family="text">
      <style:text-properties style:font-name="Times New Roman" fo:font-size="12pt" style:font-size-asian="12pt" style:font-size-complex="16pt" fo:language="ru" fo:country="RU"/>
    </style:style>
    <style:style style:name="T345" style:parent-style-name="Основнойшрифтабзаца" style:family="text">
      <style:text-properties style:font-name="Times New Roman" fo:font-size="12pt" style:font-size-asian="12pt" style:font-size-complex="16pt" fo:language="en" fo:country="US"/>
    </style:style>
    <style:style style:name="T346" style:parent-style-name="Основнойшрифтабзаца" style:family="text">
      <style:text-properties style:font-name="Times New Roman" fo:font-size="12pt" style:font-size-asian="12pt" style:font-size-complex="16pt" fo:language="ru" fo:country="RU"/>
    </style:style>
    <style:style style:name="T347" style:parent-style-name="Основнойшрифтабзаца" style:family="text">
      <style:text-properties style:font-name="Times New Roman" fo:font-size="12pt" style:font-size-asian="12pt" style:font-size-complex="16pt" fo:language="en" fo:country="US"/>
    </style:style>
    <style:style style:name="T348" style:parent-style-name="Основнойшрифтабзаца" style:family="text">
      <style:text-properties style:font-name="Times New Roman" fo:font-size="12pt" style:font-size-asian="12pt" style:font-size-complex="16pt" fo:language="ru" fo:country="RU"/>
    </style:style>
    <style:style style:name="T349" style:parent-style-name="Основнойшрифтабзаца" style:family="text">
      <style:text-properties style:font-name="Times New Roman" fo:font-size="12pt" style:font-size-asian="12pt" style:font-size-complex="16pt" fo:language="en" fo:country="US"/>
    </style:style>
    <style:style style:name="T350" style:parent-style-name="Основнойшрифтабзаца" style:family="text">
      <style:text-properties style:font-name="Times New Roman" fo:font-size="12pt" style:font-size-asian="12pt" style:font-size-complex="16pt" fo:language="ru" fo:country="RU"/>
    </style:style>
    <style:style style:name="T351" style:parent-style-name="Основнойшрифтабзаца" style:family="text">
      <style:text-properties style:font-name="Times New Roman" fo:font-size="12pt" style:font-size-asian="12pt" style:font-size-complex="16pt" fo:language="en" fo:country="US"/>
    </style:style>
    <style:style style:name="T352" style:parent-style-name="Основнойшрифтабзаца" style:family="text">
      <style:text-properties style:font-name="Times New Roman" fo:font-size="12pt" style:font-size-asian="12pt" style:font-size-complex="16pt" fo:language="ru" fo:country="RU"/>
    </style:style>
    <style:style style:name="T353" style:parent-style-name="Основнойшрифтабзаца" style:family="text">
      <style:text-properties style:font-name="Times New Roman" fo:font-size="12pt" style:font-size-asian="12pt" style:font-size-complex="16pt" fo:language="en" fo:country="US"/>
    </style:style>
    <style:style style:name="T354" style:parent-style-name="Основнойшрифтабзаца" style:family="text">
      <style:text-properties style:font-name="Times New Roman" fo:font-size="12pt" style:font-size-asian="12pt" style:font-size-complex="16pt" fo:language="ru" fo:country="RU"/>
    </style:style>
    <style:style style:name="T355" style:parent-style-name="Основнойшрифтабзаца" style:family="text">
      <style:text-properties style:font-name="Times New Roman" fo:font-size="12pt" style:font-size-asian="12pt" style:font-size-complex="16pt" fo:language="en" fo:country="US"/>
    </style:style>
    <style:style style:name="T356" style:parent-style-name="Основнойшрифтабзаца" style:family="text">
      <style:text-properties style:font-name="Times New Roman" fo:font-size="12pt" style:font-size-asian="12pt" style:font-size-complex="16pt" fo:language="ru" fo:country="RU"/>
    </style:style>
    <style:style style:name="T357" style:parent-style-name="Основнойшрифтабзаца" style:family="text">
      <style:text-properties style:font-name="Times New Roman" fo:font-size="12pt" style:font-size-asian="12pt" style:font-size-complex="16pt" fo:language="en" fo:country="US"/>
    </style:style>
    <style:style style:name="T358" style:parent-style-name="Основнойшрифтабзаца" style:family="text">
      <style:text-properties style:font-name="Times New Roman" fo:font-size="12pt" style:font-size-asian="12pt" style:font-size-complex="16pt" fo:language="ru" fo:country="RU"/>
    </style:style>
    <style:style style:name="T359" style:parent-style-name="Основнойшрифтабзаца" style:family="text">
      <style:text-properties style:font-name="Times New Roman" fo:font-size="12pt" style:font-size-asian="12pt" style:font-size-complex="16pt" fo:language="en" fo:country="US"/>
    </style:style>
    <style:style style:name="T360" style:parent-style-name="Основнойшрифтабзаца" style:family="text">
      <style:text-properties style:font-name="Times New Roman" fo:font-size="12pt" style:font-size-asian="12pt" style:font-size-complex="16pt" fo:language="ru" fo:country="RU"/>
    </style:style>
    <style:style style:name="T361" style:parent-style-name="Основнойшрифтабзаца" style:family="text">
      <style:text-properties style:font-name="Times New Roman" fo:font-size="12pt" style:font-size-asian="12pt" style:font-size-complex="16pt" fo:language="en" fo:country="US"/>
    </style:style>
    <style:style style:name="T362" style:parent-style-name="Основнойшрифтабзаца" style:family="text">
      <style:text-properties style:font-name="Times New Roman" fo:font-size="12pt" style:font-size-asian="12pt" style:font-size-complex="16pt" fo:language="ru" fo:country="RU"/>
    </style:style>
    <style:style style:name="P363" style:parent-style-name="Standard" style:family="paragraph">
      <style:paragraph-properties fo:keep-with-next="always" fo:keep-together="always" fo:text-align="start"/>
    </style:style>
    <style:style style:name="T364" style:parent-style-name="Основнойшрифтабзаца" style:family="text">
      <style:text-properties style:font-name="Times New Roman" fo:font-size="12pt" style:font-size-asian="12pt" style:font-size-complex="16pt" fo:language="ru" fo:country="RU"/>
    </style:style>
    <style:style style:name="T365" style:parent-style-name="Основнойшрифтабзаца" style:family="text">
      <style:text-properties style:font-name="Times New Roman" fo:font-size="12pt" style:font-size-asian="12pt" style:font-size-complex="16pt" fo:language="en" fo:country="US"/>
    </style:style>
    <style:style style:name="T366" style:parent-style-name="Основнойшрифтабзаца" style:family="text">
      <style:text-properties style:font-name="Times New Roman" fo:font-size="12pt" style:font-size-asian="12pt" style:font-size-complex="16pt" fo:language="ru" fo:country="RU"/>
    </style:style>
    <style:style style:name="T367" style:parent-style-name="Основнойшрифтабзаца" style:family="text">
      <style:text-properties style:font-name="Times New Roman" fo:font-size="12pt" style:font-size-asian="12pt" style:font-size-complex="16pt" fo:language="en" fo:country="US"/>
    </style:style>
    <style:style style:name="T368" style:parent-style-name="Основнойшрифтабзаца" style:family="text">
      <style:text-properties style:font-name="Times New Roman" fo:font-size="12pt" style:font-size-asian="12pt" style:font-size-complex="16pt" fo:language="ru" fo:country="RU"/>
    </style:style>
    <style:style style:name="T369" style:parent-style-name="Основнойшрифтабзаца" style:family="text">
      <style:text-properties style:font-name="Times New Roman" fo:font-size="12pt" style:font-size-asian="12pt" style:font-size-complex="16pt" fo:language="en" fo:country="US"/>
    </style:style>
    <style:style style:name="T370" style:parent-style-name="Основнойшрифтабзаца" style:family="text">
      <style:text-properties style:font-name="Times New Roman" fo:font-size="12pt" style:font-size-asian="12pt" style:font-size-complex="16pt" fo:language="ru" fo:country="RU"/>
    </style:style>
    <style:style style:name="T371" style:parent-style-name="Основнойшрифтабзаца" style:family="text">
      <style:text-properties style:font-name="Times New Roman" fo:font-size="12pt" style:font-size-asian="12pt" style:font-size-complex="16pt" fo:language="en" fo:country="US"/>
    </style:style>
    <style:style style:name="T372" style:parent-style-name="Основнойшрифтабзаца" style:family="text">
      <style:text-properties style:font-name="Times New Roman" fo:font-size="12pt" style:font-size-asian="12pt" style:font-size-complex="16pt" fo:language="ru" fo:country="RU"/>
    </style:style>
    <style:style style:name="T373" style:parent-style-name="Основнойшрифтабзаца" style:family="text">
      <style:text-properties style:font-name="Times New Roman" fo:font-size="12pt" style:font-size-asian="12pt" style:font-size-complex="16pt" fo:language="en" fo:country="US"/>
    </style:style>
    <style:style style:name="T374" style:parent-style-name="Основнойшрифтабзаца" style:family="text">
      <style:text-properties style:font-name="Times New Roman" fo:font-size="12pt" style:font-size-asian="12pt" style:font-size-complex="16pt" fo:language="ru" fo:country="RU"/>
    </style:style>
    <style:style style:name="T375" style:parent-style-name="Основнойшрифтабзаца" style:family="text">
      <style:text-properties style:font-name="Times New Roman" fo:font-size="12pt" style:font-size-asian="12pt" style:font-size-complex="16pt" fo:language="en" fo:country="US"/>
    </style:style>
    <style:style style:name="T376" style:parent-style-name="Основнойшрифтабзаца" style:family="text">
      <style:text-properties style:font-name="Times New Roman" fo:font-size="12pt" style:font-size-asian="12pt" style:font-size-complex="16pt" fo:language="ru" fo:country="RU"/>
    </style:style>
    <style:style style:name="P377" style:parent-style-name="Standard" style:family="paragraph">
      <style:paragraph-properties fo:keep-with-next="always" fo:keep-together="always" fo:text-align="start"/>
    </style:style>
    <style:style style:name="T378" style:parent-style-name="Основнойшрифтабзаца" style:family="text">
      <style:text-properties style:font-name="Times New Roman" fo:font-size="12pt" style:font-size-asian="12pt" style:font-size-complex="16pt" fo:language="ru" fo:country="RU"/>
    </style:style>
    <style:style style:name="T379" style:parent-style-name="Основнойшрифтабзаца" style:family="text">
      <style:text-properties style:font-name="Times New Roman" fo:font-size="12pt" style:font-size-asian="12pt" style:font-size-complex="16pt" fo:language="en" fo:country="US"/>
    </style:style>
    <style:style style:name="T380" style:parent-style-name="Основнойшрифтабзаца" style:family="text">
      <style:text-properties style:font-name="Times New Roman" fo:font-size="12pt" style:font-size-asian="12pt" style:font-size-complex="16pt" fo:language="ru" fo:country="RU"/>
    </style:style>
    <style:style style:name="P381" style:parent-style-name="Standard" style:family="paragraph">
      <style:paragraph-properties fo:keep-with-next="always" fo:keep-together="always" fo:text-align="start"/>
    </style:style>
    <style:style style:name="T382" style:parent-style-name="Основнойшрифтабзаца" style:family="text">
      <style:text-properties style:font-name="Times New Roman" fo:font-size="12pt" style:font-size-asian="12pt" style:font-size-complex="16pt" fo:language="ru" fo:country="RU"/>
    </style:style>
    <style:style style:name="T383" style:parent-style-name="Основнойшрифтабзаца" style:family="text">
      <style:text-properties style:font-name="Times New Roman" fo:font-size="12pt" style:font-size-asian="12pt" style:font-size-complex="16pt" fo:language="en" fo:country="US"/>
    </style:style>
    <style:style style:name="T384" style:parent-style-name="Основнойшрифтабзаца" style:family="text">
      <style:text-properties style:font-name="Times New Roman" fo:font-size="12pt" style:font-size-asian="12pt" style:font-size-complex="16pt" fo:language="ru" fo:country="RU"/>
    </style:style>
    <style:style style:name="T385" style:parent-style-name="Основнойшрифтабзаца" style:family="text">
      <style:text-properties style:font-name="Times New Roman" fo:font-size="12pt" style:font-size-asian="12pt" style:font-size-complex="16pt" fo:language="en" fo:country="US"/>
    </style:style>
    <style:style style:name="T386" style:parent-style-name="Основнойшрифтабзаца" style:family="text">
      <style:text-properties style:font-name="Times New Roman" fo:font-size="12pt" style:font-size-asian="12pt" style:font-size-complex="16pt" fo:language="ru" fo:country="RU"/>
    </style:style>
    <style:style style:name="T387" style:parent-style-name="Основнойшрифтабзаца" style:family="text">
      <style:text-properties style:font-name="Times New Roman" fo:font-size="12pt" style:font-size-asian="12pt" style:font-size-complex="16pt" fo:language="en" fo:country="US"/>
    </style:style>
    <style:style style:name="T388" style:parent-style-name="Основнойшрифтабзаца" style:family="text">
      <style:text-properties style:font-name="Times New Roman" fo:font-size="12pt" style:font-size-asian="12pt" style:font-size-complex="16pt" fo:language="ru" fo:country="RU"/>
    </style:style>
    <style:style style:name="T389" style:parent-style-name="Основнойшрифтабзаца" style:family="text">
      <style:text-properties style:font-name="Times New Roman" fo:font-size="12pt" style:font-size-asian="12pt" style:font-size-complex="16pt" fo:language="en" fo:country="US"/>
    </style:style>
    <style:style style:name="T390" style:parent-style-name="Основнойшрифтабзаца" style:family="text">
      <style:text-properties style:font-name="Times New Roman" fo:font-size="12pt" style:font-size-asian="12pt" style:font-size-complex="16pt" fo:language="ru" fo:country="RU"/>
    </style:style>
    <style:style style:name="T391" style:parent-style-name="Основнойшрифтабзаца" style:family="text">
      <style:text-properties style:font-name="Times New Roman" fo:font-size="12pt" style:font-size-asian="12pt" style:font-size-complex="16pt" fo:language="en" fo:country="US"/>
    </style:style>
    <style:style style:name="T392" style:parent-style-name="Основнойшрифтабзаца" style:family="text">
      <style:text-properties style:font-name="Times New Roman" fo:font-size="12pt" style:font-size-asian="12pt" style:font-size-complex="16pt" fo:language="ru" fo:country="RU"/>
    </style:style>
    <style:style style:name="T393" style:parent-style-name="Основнойшрифтабзаца" style:family="text">
      <style:text-properties style:font-name="Times New Roman" fo:font-size="12pt" style:font-size-asian="12pt" style:font-size-complex="16pt" fo:language="en" fo:country="US"/>
    </style:style>
    <style:style style:name="T394" style:parent-style-name="Основнойшрифтабзаца" style:family="text">
      <style:text-properties style:font-name="Times New Roman" fo:font-size="12pt" style:font-size-asian="12pt" style:font-size-complex="16pt" fo:language="ru" fo:country="RU"/>
    </style:style>
    <style:style style:name="T395" style:parent-style-name="Основнойшрифтабзаца" style:family="text">
      <style:text-properties style:font-name="Times New Roman" fo:font-size="12pt" style:font-size-asian="12pt" style:font-size-complex="16pt" fo:language="en" fo:country="US"/>
    </style:style>
    <style:style style:name="T396" style:parent-style-name="Основнойшрифтабзаца" style:family="text">
      <style:text-properties style:font-name="Times New Roman" fo:font-size="12pt" style:font-size-asian="12pt" style:font-size-complex="16pt" fo:language="ru" fo:country="RU"/>
    </style:style>
    <style:style style:name="T397" style:parent-style-name="Основнойшрифтабзаца" style:family="text">
      <style:text-properties style:font-name="Times New Roman" fo:font-size="12pt" style:font-size-asian="12pt" style:font-size-complex="16pt" fo:language="en" fo:country="US"/>
    </style:style>
    <style:style style:name="T398" style:parent-style-name="Основнойшрифтабзаца" style:family="text">
      <style:text-properties style:font-name="Times New Roman" fo:font-size="12pt" style:font-size-asian="12pt" style:font-size-complex="16pt" fo:language="ru" fo:country="RU"/>
    </style:style>
    <style:style style:name="T399" style:parent-style-name="Основнойшрифтабзаца" style:family="text">
      <style:text-properties style:font-name="Times New Roman" fo:font-size="12pt" style:font-size-asian="12pt" style:font-size-complex="16pt" fo:language="en" fo:country="US"/>
    </style:style>
    <style:style style:name="T400" style:parent-style-name="Основнойшрифтабзаца" style:family="text">
      <style:text-properties style:font-name="Times New Roman" fo:font-size="12pt" style:font-size-asian="12pt" style:font-size-complex="16pt" fo:language="ru" fo:country="RU"/>
    </style:style>
    <style:style style:name="T401" style:parent-style-name="Основнойшрифтабзаца" style:family="text">
      <style:text-properties style:font-name="Times New Roman" fo:font-size="12pt" style:font-size-asian="12pt" style:font-size-complex="16pt" fo:language="en" fo:country="US"/>
    </style:style>
    <style:style style:name="T402" style:parent-style-name="Основнойшрифтабзаца" style:family="text">
      <style:text-properties style:font-name="Times New Roman" fo:font-size="12pt" style:font-size-asian="12pt" style:font-size-complex="16pt" fo:language="ru" fo:country="RU"/>
    </style:style>
    <style:style style:name="T403" style:parent-style-name="Основнойшрифтабзаца" style:family="text">
      <style:text-properties style:font-name="Times New Roman" fo:font-size="12pt" style:font-size-asian="12pt" style:font-size-complex="16pt" fo:language="en" fo:country="US"/>
    </style:style>
    <style:style style:name="T404" style:parent-style-name="Основнойшрифтабзаца" style:family="text">
      <style:text-properties style:font-name="Times New Roman" fo:font-size="12pt" style:font-size-asian="12pt" style:font-size-complex="16pt" fo:language="ru" fo:country="RU"/>
    </style:style>
    <style:style style:name="T405" style:parent-style-name="Основнойшрифтабзаца" style:family="text">
      <style:text-properties style:font-name="Times New Roman" fo:font-size="12pt" style:font-size-asian="12pt" style:font-size-complex="16pt" fo:language="en" fo:country="US"/>
    </style:style>
    <style:style style:name="T406" style:parent-style-name="Основнойшрифтабзаца" style:family="text">
      <style:text-properties style:font-name="Times New Roman" fo:font-size="12pt" style:font-size-asian="12pt" style:font-size-complex="16pt" fo:language="ru" fo:country="RU"/>
    </style:style>
    <style:style style:name="T407" style:parent-style-name="Основнойшрифтабзаца" style:family="text">
      <style:text-properties style:font-name="Times New Roman" fo:font-size="12pt" style:font-size-asian="12pt" style:font-size-complex="16pt" fo:language="en" fo:country="US"/>
    </style:style>
    <style:style style:name="T408" style:parent-style-name="Основнойшрифтабзаца" style:family="text">
      <style:text-properties style:font-name="Times New Roman" fo:font-size="12pt" style:font-size-asian="12pt" style:font-size-complex="16pt" fo:language="ru" fo:country="RU"/>
    </style:style>
    <style:style style:name="T409" style:parent-style-name="Основнойшрифтабзаца" style:family="text">
      <style:text-properties style:font-name="Times New Roman" fo:font-size="12pt" style:font-size-asian="12pt" style:font-size-complex="16pt" fo:language="en" fo:country="US"/>
    </style:style>
    <style:style style:name="T410" style:parent-style-name="Основнойшрифтабзаца" style:family="text">
      <style:text-properties style:font-name="Times New Roman" fo:font-size="12pt" style:font-size-asian="12pt" style:font-size-complex="16pt" fo:language="ru" fo:country="RU"/>
    </style:style>
    <style:style style:name="T411" style:parent-style-name="Основнойшрифтабзаца" style:family="text">
      <style:text-properties style:font-name="Times New Roman" fo:font-size="12pt" style:font-size-asian="12pt" style:font-size-complex="16pt" fo:language="en" fo:country="US"/>
    </style:style>
    <style:style style:name="T412" style:parent-style-name="Основнойшрифтабзаца" style:family="text">
      <style:text-properties style:font-name="Times New Roman" fo:font-size="12pt" style:font-size-asian="12pt" style:font-size-complex="16pt" fo:language="ru" fo:country="RU"/>
    </style:style>
    <style:style style:name="T413" style:parent-style-name="Основнойшрифтабзаца" style:family="text">
      <style:text-properties style:font-name="Times New Roman" fo:font-size="12pt" style:font-size-asian="12pt" style:font-size-complex="16pt" fo:language="en" fo:country="US"/>
    </style:style>
    <style:style style:name="T414" style:parent-style-name="Основнойшрифтабзаца" style:family="text">
      <style:text-properties style:font-name="Times New Roman" fo:font-size="12pt" style:font-size-asian="12pt" style:font-size-complex="16pt" fo:language="ru" fo:country="RU"/>
    </style:style>
    <style:style style:name="T415" style:parent-style-name="Основнойшрифтабзаца" style:family="text">
      <style:text-properties style:font-name="Times New Roman" fo:font-size="12pt" style:font-size-asian="12pt" style:font-size-complex="16pt" fo:language="en" fo:country="US"/>
    </style:style>
    <style:style style:name="T416" style:parent-style-name="Основнойшрифтабзаца" style:family="text">
      <style:text-properties style:font-name="Times New Roman" fo:font-size="12pt" style:font-size-asian="12pt" style:font-size-complex="16pt" fo:language="ru" fo:country="RU"/>
    </style:style>
    <style:style style:name="T417" style:parent-style-name="Основнойшрифтабзаца" style:family="text">
      <style:text-properties style:font-name="Times New Roman" fo:font-size="12pt" style:font-size-asian="12pt" style:font-size-complex="16pt" fo:language="en" fo:country="US"/>
    </style:style>
    <style:style style:name="T418" style:parent-style-name="Основнойшрифтабзаца" style:family="text">
      <style:text-properties style:font-name="Times New Roman" fo:font-size="12pt" style:font-size-asian="12pt" style:font-size-complex="16pt" fo:language="ru" fo:country="RU"/>
    </style:style>
    <style:style style:name="P41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420" style:parent-style-name="Standard" style:family="paragraph">
      <style:paragraph-properties fo:keep-with-next="always" fo:keep-together="always" fo:text-align="start"/>
    </style:style>
    <style:style style:name="T421" style:parent-style-name="Основнойшрифтабзаца" style:family="text">
      <style:text-properties style:font-name="Times New Roman" fo:font-size="12pt" style:font-size-asian="12pt" style:font-size-complex="16pt" fo:language="ru" fo:country="RU"/>
    </style:style>
    <style:style style:name="T422" style:parent-style-name="Основнойшрифтабзаца" style:family="text">
      <style:text-properties style:font-name="Times New Roman" fo:font-size="12pt" style:font-size-asian="12pt" style:font-size-complex="16pt" fo:language="en" fo:country="US"/>
    </style:style>
    <style:style style:name="T423" style:parent-style-name="Основнойшрифтабзаца" style:family="text">
      <style:text-properties style:font-name="Times New Roman" fo:font-size="12pt" style:font-size-asian="12pt" style:font-size-complex="16pt" fo:language="ru" fo:country="RU"/>
    </style:style>
    <style:style style:name="T424" style:parent-style-name="Основнойшрифтабзаца" style:family="text">
      <style:text-properties style:font-name="Times New Roman" fo:font-size="12pt" style:font-size-asian="12pt" style:font-size-complex="16pt" fo:language="en" fo:country="US"/>
    </style:style>
    <style:style style:name="T425" style:parent-style-name="Основнойшрифтабзаца" style:family="text">
      <style:text-properties style:font-name="Times New Roman" fo:font-size="12pt" style:font-size-asian="12pt" style:font-size-complex="16pt" fo:language="ru" fo:country="RU"/>
    </style:style>
    <style:style style:name="P42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427" style:parent-style-name="Standard" style:family="paragraph">
      <style:paragraph-properties fo:keep-with-next="always" fo:keep-together="always" fo:text-align="start"/>
    </style:style>
    <style:style style:name="T428" style:parent-style-name="Основнойшрифтабзаца" style:family="text">
      <style:text-properties style:font-name="Times New Roman" fo:font-size="12pt" style:font-size-asian="12pt" style:font-size-complex="16pt" fo:language="ru" fo:country="RU"/>
    </style:style>
    <style:style style:name="T429" style:parent-style-name="Основнойшрифтабзаца" style:family="text">
      <style:text-properties style:font-name="Times New Roman" fo:font-size="12pt" style:font-size-asian="12pt" style:font-size-complex="16pt" fo:language="en" fo:country="US"/>
    </style:style>
    <style:style style:name="T430" style:parent-style-name="Основнойшрифтабзаца" style:family="text">
      <style:text-properties style:font-name="Times New Roman" fo:font-size="12pt" style:font-size-asian="12pt" style:font-size-complex="16pt" fo:language="ru" fo:country="RU"/>
    </style:style>
    <style:style style:name="T431" style:parent-style-name="Основнойшрифтабзаца" style:family="text">
      <style:text-properties style:font-name="Times New Roman" fo:font-size="12pt" style:font-size-asian="12pt" style:font-size-complex="16pt" fo:language="en" fo:country="US"/>
    </style:style>
    <style:style style:name="T432" style:parent-style-name="Основнойшрифтабзаца" style:family="text">
      <style:text-properties style:font-name="Times New Roman" fo:font-size="12pt" style:font-size-asian="12pt" style:font-size-complex="16pt" fo:language="ru" fo:country="RU"/>
    </style:style>
    <style:style style:name="T433" style:parent-style-name="Основнойшрифтабзаца" style:family="text">
      <style:text-properties style:font-name="Times New Roman" fo:font-size="12pt" style:font-size-asian="12pt" style:font-size-complex="16pt" fo:language="en" fo:country="US"/>
    </style:style>
    <style:style style:name="T434" style:parent-style-name="Основнойшрифтабзаца" style:family="text">
      <style:text-properties style:font-name="Times New Roman" fo:font-size="12pt" style:font-size-asian="12pt" style:font-size-complex="16pt" fo:language="ru" fo:country="RU"/>
    </style:style>
    <style:style style:name="T435" style:parent-style-name="Основнойшрифтабзаца" style:family="text">
      <style:text-properties style:font-name="Times New Roman" fo:font-size="12pt" style:font-size-asian="12pt" style:font-size-complex="16pt" fo:language="en" fo:country="US"/>
    </style:style>
    <style:style style:name="T436" style:parent-style-name="Основнойшрифтабзаца" style:family="text">
      <style:text-properties style:font-name="Times New Roman" fo:font-size="12pt" style:font-size-asian="12pt" style:font-size-complex="16pt" fo:language="ru" fo:country="RU"/>
    </style:style>
    <style:style style:name="T437" style:parent-style-name="Основнойшрифтабзаца" style:family="text">
      <style:text-properties style:font-name="Times New Roman" fo:font-size="12pt" style:font-size-asian="12pt" style:font-size-complex="16pt" fo:language="en" fo:country="US"/>
    </style:style>
    <style:style style:name="T438" style:parent-style-name="Основнойшрифтабзаца" style:family="text">
      <style:text-properties style:font-name="Times New Roman" fo:font-size="12pt" style:font-size-asian="12pt" style:font-size-complex="16pt" fo:language="ru" fo:country="RU"/>
    </style:style>
    <style:style style:name="T439" style:parent-style-name="Основнойшрифтабзаца" style:family="text">
      <style:text-properties style:font-name="Times New Roman" fo:font-size="12pt" style:font-size-asian="12pt" style:font-size-complex="16pt" fo:language="en" fo:country="US"/>
    </style:style>
    <style:style style:name="T440" style:parent-style-name="Основнойшрифтабзаца" style:family="text">
      <style:text-properties style:font-name="Times New Roman" fo:font-size="12pt" style:font-size-asian="12pt" style:font-size-complex="16pt" fo:language="ru" fo:country="RU"/>
    </style:style>
    <style:style style:name="T441" style:parent-style-name="Основнойшрифтабзаца" style:family="text">
      <style:text-properties style:font-name="Times New Roman" fo:font-size="12pt" style:font-size-asian="12pt" style:font-size-complex="16pt" fo:language="en" fo:country="US"/>
    </style:style>
    <style:style style:name="T442" style:parent-style-name="Основнойшрифтабзаца" style:family="text">
      <style:text-properties style:font-name="Times New Roman" fo:font-size="12pt" style:font-size-asian="12pt" style:font-size-complex="16pt" fo:language="ru" fo:country="RU"/>
    </style:style>
    <style:style style:name="T443" style:parent-style-name="Основнойшрифтабзаца" style:family="text">
      <style:text-properties style:font-name="Times New Roman" fo:font-size="12pt" style:font-size-asian="12pt" style:font-size-complex="16pt" fo:language="en" fo:country="US"/>
    </style:style>
    <style:style style:name="T444" style:parent-style-name="Основнойшрифтабзаца" style:family="text">
      <style:text-properties style:font-name="Times New Roman" fo:font-size="12pt" style:font-size-asian="12pt" style:font-size-complex="16pt" fo:language="ru" fo:country="RU"/>
    </style:style>
    <style:style style:name="P44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44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4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4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44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45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5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6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7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7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7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7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7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7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7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47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478" style:parent-style-name="Standard" style:family="paragraph">
      <style:paragraph-properties fo:keep-with-next="always" fo:keep-together="always" fo:text-align="start"/>
    </style:style>
    <style:style style:name="T479" style:parent-style-name="Основнойшрифтабзаца" style:family="text">
      <style:text-properties style:font-name="Times New Roman" fo:font-size="12pt" style:font-size-asian="12pt" style:font-size-complex="16pt" fo:language="ru" fo:country="RU"/>
    </style:style>
    <style:style style:name="T480" style:parent-style-name="Основнойшрифтабзаца" style:family="text">
      <style:text-properties style:font-name="Times New Roman" fo:font-size="12pt" style:font-size-asian="12pt" style:font-size-complex="16pt" fo:language="en" fo:country="US"/>
    </style:style>
    <style:style style:name="T481" style:parent-style-name="Основнойшрифтабзаца" style:family="text">
      <style:text-properties style:font-name="Times New Roman" fo:font-size="12pt" style:font-size-asian="12pt" style:font-size-complex="16pt" fo:language="ru" fo:country="RU"/>
    </style:style>
    <style:style style:name="T482" style:parent-style-name="Основнойшрифтабзаца" style:family="text">
      <style:text-properties style:font-name="Times New Roman" fo:font-size="12pt" style:font-size-asian="12pt" style:font-size-complex="16pt" fo:language="en" fo:country="US"/>
    </style:style>
    <style:style style:name="T483" style:parent-style-name="Основнойшрифтабзаца" style:family="text">
      <style:text-properties style:font-name="Times New Roman" fo:font-size="12pt" style:font-size-asian="12pt" style:font-size-complex="16pt" fo:language="ru" fo:country="RU"/>
    </style:style>
    <style:style style:name="T484" style:parent-style-name="Основнойшрифтабзаца" style:family="text">
      <style:text-properties style:font-name="Times New Roman" fo:font-size="12pt" style:font-size-asian="12pt" style:font-size-complex="16pt" fo:language="en" fo:country="US"/>
    </style:style>
    <style:style style:name="T485" style:parent-style-name="Основнойшрифтабзаца" style:family="text">
      <style:text-properties style:font-name="Times New Roman" fo:font-size="12pt" style:font-size-asian="12pt" style:font-size-complex="16pt" fo:language="ru" fo:country="RU"/>
    </style:style>
    <style:style style:name="T486" style:parent-style-name="Основнойшрифтабзаца" style:family="text">
      <style:text-properties style:font-name="Times New Roman" fo:font-size="12pt" style:font-size-asian="12pt" style:font-size-complex="16pt" fo:language="en" fo:country="US"/>
    </style:style>
    <style:style style:name="T487" style:parent-style-name="Основнойшрифтабзаца" style:family="text">
      <style:text-properties style:font-name="Times New Roman" fo:font-size="12pt" style:font-size-asian="12pt" style:font-size-complex="16pt" fo:language="ru" fo:country="RU"/>
    </style:style>
    <style:style style:name="T488" style:parent-style-name="Основнойшрифтабзаца" style:family="text">
      <style:text-properties style:font-name="Times New Roman" fo:font-size="12pt" style:font-size-asian="12pt" style:font-size-complex="16pt" fo:language="en" fo:country="US"/>
    </style:style>
    <style:style style:name="T489" style:parent-style-name="Основнойшрифтабзаца" style:family="text">
      <style:text-properties style:font-name="Times New Roman" fo:font-size="12pt" style:font-size-asian="12pt" style:font-size-complex="16pt" fo:language="ru" fo:country="RU"/>
    </style:style>
    <style:style style:name="P490"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49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9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9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9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9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9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497" style:parent-style-name="Standard" style:family="paragraph">
      <style:paragraph-properties fo:keep-with-next="always" fo:keep-together="always" fo:text-align="start"/>
    </style:style>
    <style:style style:name="T498" style:parent-style-name="Основнойшрифтабзаца" style:family="text">
      <style:text-properties style:font-name="Times New Roman" fo:font-size="12pt" style:font-size-asian="12pt" style:font-size-complex="16pt" fo:language="en" fo:country="US"/>
    </style:style>
    <style:style style:name="T499" style:parent-style-name="Основнойшрифтабзаца" style:family="text">
      <style:text-properties style:font-name="Times New Roman" fo:font-size="12pt" style:font-size-asian="12pt" style:font-size-complex="16pt" fo:language="ru" fo:country="RU"/>
    </style:style>
    <style:style style:name="T500" style:parent-style-name="Основнойшрифтабзаца" style:family="text">
      <style:text-properties style:font-name="Times New Roman" fo:font-size="12pt" style:font-size-asian="12pt" style:font-size-complex="16pt" fo:language="en" fo:country="US"/>
    </style:style>
    <style:style style:name="T501" style:parent-style-name="Основнойшрифтабзаца" style:family="text">
      <style:text-properties style:font-name="Times New Roman" fo:font-size="12pt" style:font-size-asian="12pt" style:font-size-complex="16pt" fo:language="ru" fo:country="RU"/>
    </style:style>
    <style:style style:name="T502" style:parent-style-name="Основнойшрифтабзаца" style:family="text">
      <style:text-properties style:font-name="Times New Roman" fo:font-size="12pt" style:font-size-asian="12pt" style:font-size-complex="16pt" fo:language="en" fo:country="US"/>
    </style:style>
    <style:style style:name="T503" style:parent-style-name="Основнойшрифтабзаца" style:family="text">
      <style:text-properties style:font-name="Times New Roman" fo:font-size="12pt" style:font-size-asian="12pt" style:font-size-complex="16pt" fo:language="ru" fo:country="RU"/>
    </style:style>
    <style:style style:name="P50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0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0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0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08" style:parent-style-name="Standard" style:family="paragraph">
      <style:paragraph-properties fo:keep-with-next="always" fo:keep-together="always" fo:text-align="start"/>
    </style:style>
    <style:style style:name="T509" style:parent-style-name="Основнойшрифтабзаца" style:family="text">
      <style:text-properties style:font-name="Times New Roman" fo:font-size="12pt" style:font-size-asian="12pt" style:font-size-complex="16pt" fo:language="ru" fo:country="RU"/>
    </style:style>
    <style:style style:name="T510" style:parent-style-name="Основнойшрифтабзаца" style:family="text">
      <style:text-properties style:font-name="Times New Roman" fo:font-size="12pt" style:font-size-asian="12pt" style:font-size-complex="16pt" fo:language="en" fo:country="US"/>
    </style:style>
    <style:style style:name="T511" style:parent-style-name="Основнойшрифтабзаца" style:family="text">
      <style:text-properties style:font-name="Times New Roman" fo:font-size="12pt" style:font-size-asian="12pt" style:font-size-complex="16pt" fo:language="ru" fo:country="RU"/>
    </style:style>
    <style:style style:name="T512" style:parent-style-name="Основнойшрифтабзаца" style:family="text">
      <style:text-properties style:font-name="Times New Roman" fo:font-size="12pt" style:font-size-asian="12pt" style:font-size-complex="16pt" fo:language="en" fo:country="US"/>
    </style:style>
    <style:style style:name="T513" style:parent-style-name="Основнойшрифтабзаца" style:family="text">
      <style:text-properties style:font-name="Times New Roman" fo:font-size="12pt" style:font-size-asian="12pt" style:font-size-complex="16pt" fo:language="ru" fo:country="RU"/>
    </style:style>
    <style:style style:name="T514" style:parent-style-name="Основнойшрифтабзаца" style:family="text">
      <style:text-properties style:font-name="Times New Roman" fo:font-size="12pt" style:font-size-asian="12pt" style:font-size-complex="16pt" fo:language="en" fo:country="US"/>
    </style:style>
    <style:style style:name="T515" style:parent-style-name="Основнойшрифтабзаца" style:family="text">
      <style:text-properties style:font-name="Times New Roman" fo:font-size="12pt" style:font-size-asian="12pt" style:font-size-complex="16pt" fo:language="ru" fo:country="RU"/>
    </style:style>
    <style:style style:name="T516" style:parent-style-name="Основнойшрифтабзаца" style:family="text">
      <style:text-properties style:font-name="Times New Roman" fo:font-size="12pt" style:font-size-asian="12pt" style:font-size-complex="16pt" fo:language="en" fo:country="US"/>
    </style:style>
    <style:style style:name="T517" style:parent-style-name="Основнойшрифтабзаца" style:family="text">
      <style:text-properties style:font-name="Times New Roman" fo:font-size="12pt" style:font-size-asian="12pt" style:font-size-complex="16pt" fo:language="ru" fo:country="RU"/>
    </style:style>
    <style:style style:name="T518" style:parent-style-name="Основнойшрифтабзаца" style:family="text">
      <style:text-properties style:font-name="Times New Roman" fo:font-size="12pt" style:font-size-asian="12pt" style:font-size-complex="16pt" fo:language="en" fo:country="US"/>
    </style:style>
    <style:style style:name="T519" style:parent-style-name="Основнойшрифтабзаца" style:family="text">
      <style:text-properties style:font-name="Times New Roman" fo:font-size="12pt" style:font-size-asian="12pt" style:font-size-complex="16pt" fo:language="ru" fo:country="RU"/>
    </style:style>
    <style:style style:name="T520" style:parent-style-name="Основнойшрифтабзаца" style:family="text">
      <style:text-properties style:font-name="Times New Roman" fo:font-size="12pt" style:font-size-asian="12pt" style:font-size-complex="16pt" fo:language="en" fo:country="US"/>
    </style:style>
    <style:style style:name="T521" style:parent-style-name="Основнойшрифтабзаца" style:family="text">
      <style:text-properties style:font-name="Times New Roman" fo:font-size="12pt" style:font-size-asian="12pt" style:font-size-complex="16pt" fo:language="ru" fo:country="RU"/>
    </style:style>
    <style:style style:name="T522" style:parent-style-name="Основнойшрифтабзаца" style:family="text">
      <style:text-properties style:font-name="Times New Roman" fo:font-size="12pt" style:font-size-asian="12pt" style:font-size-complex="16pt" fo:language="en" fo:country="US"/>
    </style:style>
    <style:style style:name="T523" style:parent-style-name="Основнойшрифтабзаца" style:family="text">
      <style:text-properties style:font-name="Times New Roman" fo:font-size="12pt" style:font-size-asian="12pt" style:font-size-complex="16pt" fo:language="ru" fo:country="RU"/>
    </style:style>
    <style:style style:name="T524" style:parent-style-name="Основнойшрифтабзаца" style:family="text">
      <style:text-properties style:font-name="Times New Roman" fo:font-size="12pt" style:font-size-asian="12pt" style:font-size-complex="16pt" fo:language="en" fo:country="US"/>
    </style:style>
    <style:style style:name="T525" style:parent-style-name="Основнойшрифтабзаца" style:family="text">
      <style:text-properties style:font-name="Times New Roman" fo:font-size="12pt" style:font-size-asian="12pt" style:font-size-complex="16pt" fo:language="ru" fo:country="RU"/>
    </style:style>
    <style:style style:name="T526" style:parent-style-name="Основнойшрифтабзаца" style:family="text">
      <style:text-properties style:font-name="Times New Roman" fo:font-size="12pt" style:font-size-asian="12pt" style:font-size-complex="16pt" fo:language="en" fo:country="US"/>
    </style:style>
    <style:style style:name="T527" style:parent-style-name="Основнойшрифтабзаца" style:family="text">
      <style:text-properties style:font-name="Times New Roman" fo:font-size="12pt" style:font-size-asian="12pt" style:font-size-complex="16pt" fo:language="ru" fo:country="RU"/>
    </style:style>
    <style:style style:name="T528" style:parent-style-name="Основнойшрифтабзаца" style:family="text">
      <style:text-properties style:font-name="Times New Roman" fo:font-size="12pt" style:font-size-asian="12pt" style:font-size-complex="16pt" fo:language="en" fo:country="US"/>
    </style:style>
    <style:style style:name="T529" style:parent-style-name="Основнойшрифтабзаца" style:family="text">
      <style:text-properties style:font-name="Times New Roman" fo:font-size="12pt" style:font-size-asian="12pt" style:font-size-complex="16pt" fo:language="ru" fo:country="RU"/>
    </style:style>
    <style:style style:name="T530" style:parent-style-name="Основнойшрифтабзаца" style:family="text">
      <style:text-properties style:font-name="Times New Roman" fo:font-size="12pt" style:font-size-asian="12pt" style:font-size-complex="16pt" fo:language="en" fo:country="US"/>
    </style:style>
    <style:style style:name="T531" style:parent-style-name="Основнойшрифтабзаца" style:family="text">
      <style:text-properties style:font-name="Times New Roman" fo:font-size="12pt" style:font-size-asian="12pt" style:font-size-complex="16pt" fo:language="ru" fo:country="RU"/>
    </style:style>
    <style:style style:name="T532" style:parent-style-name="Основнойшрифтабзаца" style:family="text">
      <style:text-properties style:font-name="Times New Roman" fo:font-size="12pt" style:font-size-asian="12pt" style:font-size-complex="16pt" fo:language="en" fo:country="US"/>
    </style:style>
    <style:style style:name="T533" style:parent-style-name="Основнойшрифтабзаца" style:family="text">
      <style:text-properties style:font-name="Times New Roman" fo:font-size="12pt" style:font-size-asian="12pt" style:font-size-complex="16pt" fo:language="ru" fo:country="RU"/>
    </style:style>
    <style:style style:name="P53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35" style:parent-style-name="Standard" style:family="paragraph">
      <style:paragraph-properties fo:keep-with-next="always" fo:keep-together="always" fo:text-align="start"/>
    </style:style>
    <style:style style:name="T536" style:parent-style-name="Основнойшрифтабзаца" style:family="text">
      <style:text-properties style:font-name="Times New Roman" fo:font-size="12pt" style:font-size-asian="12pt" style:font-size-complex="16pt" fo:language="ru" fo:country="RU"/>
    </style:style>
    <style:style style:name="T537" style:parent-style-name="Основнойшрифтабзаца" style:family="text">
      <style:text-properties style:font-name="Times New Roman" fo:font-size="12pt" style:font-size-asian="12pt" style:font-size-complex="16pt" fo:language="en" fo:country="US"/>
    </style:style>
    <style:style style:name="P53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39" style:parent-style-name="Standard" style:family="paragraph">
      <style:paragraph-properties fo:keep-with-next="always" fo:keep-together="always" fo:text-align="start"/>
    </style:style>
    <style:style style:name="T540" style:parent-style-name="Основнойшрифтабзаца" style:family="text">
      <style:text-properties style:font-name="Times New Roman" fo:font-size="12pt" style:font-size-asian="12pt" style:font-size-complex="16pt" fo:language="ru" fo:country="RU"/>
    </style:style>
    <style:style style:name="T541" style:parent-style-name="Основнойшрифтабзаца" style:family="text">
      <style:text-properties style:font-name="Times New Roman" fo:font-size="12pt" style:font-size-asian="12pt" style:font-size-complex="16pt" fo:language="en" fo:country="US"/>
    </style:style>
    <style:style style:name="T542" style:parent-style-name="Основнойшрифтабзаца" style:family="text">
      <style:text-properties style:font-name="Times New Roman" fo:font-size="12pt" style:font-size-asian="12pt" style:font-size-complex="16pt" fo:language="ru" fo:country="RU"/>
    </style:style>
    <style:style style:name="T543" style:parent-style-name="Основнойшрифтабзаца" style:family="text">
      <style:text-properties style:font-name="Times New Roman" fo:font-size="12pt" style:font-size-asian="12pt" style:font-size-complex="16pt" fo:language="en" fo:country="US"/>
    </style:style>
    <style:style style:name="T544" style:parent-style-name="Основнойшрифтабзаца" style:family="text">
      <style:text-properties style:font-name="Times New Roman" fo:font-size="12pt" style:font-size-asian="12pt" style:font-size-complex="16pt" fo:language="ru" fo:country="RU"/>
    </style:style>
    <style:style style:name="T545" style:parent-style-name="Основнойшрифтабзаца" style:family="text">
      <style:text-properties style:font-name="Times New Roman" fo:font-size="12pt" style:font-size-asian="12pt" style:font-size-complex="16pt" fo:language="en" fo:country="US"/>
    </style:style>
    <style:style style:name="T546" style:parent-style-name="Основнойшрифтабзаца" style:family="text">
      <style:text-properties style:font-name="Times New Roman" fo:font-size="12pt" style:font-size-asian="12pt" style:font-size-complex="16pt" fo:language="ru" fo:country="RU"/>
    </style:style>
    <style:style style:name="T547" style:parent-style-name="Основнойшрифтабзаца" style:family="text">
      <style:text-properties style:font-name="Times New Roman" fo:font-size="12pt" style:font-size-asian="12pt" style:font-size-complex="16pt" fo:language="en" fo:country="US"/>
    </style:style>
    <style:style style:name="T548" style:parent-style-name="Основнойшрифтабзаца" style:family="text">
      <style:text-properties style:font-name="Times New Roman" fo:font-size="12pt" style:font-size-asian="12pt" style:font-size-complex="16pt" fo:language="ru" fo:country="RU"/>
    </style:style>
    <style:style style:name="T549" style:parent-style-name="Основнойшрифтабзаца" style:family="text">
      <style:text-properties style:font-name="Times New Roman" fo:font-size="12pt" style:font-size-asian="12pt" style:font-size-complex="16pt" fo:language="en" fo:country="US"/>
    </style:style>
    <style:style style:name="T550" style:parent-style-name="Основнойшрифтабзаца" style:family="text">
      <style:text-properties style:font-name="Times New Roman" fo:font-size="12pt" style:font-size-asian="12pt" style:font-size-complex="16pt" fo:language="ru" fo:country="RU"/>
    </style:style>
    <style:style style:name="T551" style:parent-style-name="Основнойшрифтабзаца" style:family="text">
      <style:text-properties style:font-name="Times New Roman" fo:font-size="12pt" style:font-size-asian="12pt" style:font-size-complex="16pt" fo:language="en" fo:country="US"/>
    </style:style>
    <style:style style:name="T552" style:parent-style-name="Основнойшрифтабзаца" style:family="text">
      <style:text-properties style:font-name="Times New Roman" fo:font-size="12pt" style:font-size-asian="12pt" style:font-size-complex="16pt" fo:language="ru" fo:country="RU"/>
    </style:style>
    <style:style style:name="T553" style:parent-style-name="Основнойшрифтабзаца" style:family="text">
      <style:text-properties style:font-name="Times New Roman" fo:font-size="12pt" style:font-size-asian="12pt" style:font-size-complex="16pt" fo:language="en" fo:country="US"/>
    </style:style>
    <style:style style:name="T554" style:parent-style-name="Основнойшрифтабзаца" style:family="text">
      <style:text-properties style:font-name="Times New Roman" fo:font-size="12pt" style:font-size-asian="12pt" style:font-size-complex="16pt" fo:language="ru" fo:country="RU"/>
    </style:style>
    <style:style style:name="T555" style:parent-style-name="Основнойшрифтабзаца" style:family="text">
      <style:text-properties style:font-name="Times New Roman" fo:font-size="12pt" style:font-size-asian="12pt" style:font-size-complex="16pt" fo:language="en" fo:country="US"/>
    </style:style>
    <style:style style:name="T556" style:parent-style-name="Основнойшрифтабзаца" style:family="text">
      <style:text-properties style:font-name="Times New Roman" fo:font-size="12pt" style:font-size-asian="12pt" style:font-size-complex="16pt" fo:language="ru" fo:country="RU"/>
    </style:style>
    <style:style style:name="T557" style:parent-style-name="Основнойшрифтабзаца" style:family="text">
      <style:text-properties style:font-name="Times New Roman" fo:font-size="12pt" style:font-size-asian="12pt" style:font-size-complex="16pt" fo:language="en" fo:country="US"/>
    </style:style>
    <style:style style:name="T558" style:parent-style-name="Основнойшрифтабзаца" style:family="text">
      <style:text-properties style:font-name="Times New Roman" fo:font-size="12pt" style:font-size-asian="12pt" style:font-size-complex="16pt" fo:language="ru" fo:country="RU"/>
    </style:style>
    <style:style style:name="T559" style:parent-style-name="Основнойшрифтабзаца" style:family="text">
      <style:text-properties style:font-name="Times New Roman" fo:font-size="12pt" style:font-size-asian="12pt" style:font-size-complex="16pt" fo:language="en" fo:country="US"/>
    </style:style>
    <style:style style:name="T560" style:parent-style-name="Основнойшрифтабзаца" style:family="text">
      <style:text-properties style:font-name="Times New Roman" fo:font-size="12pt" style:font-size-asian="12pt" style:font-size-complex="16pt" fo:language="ru" fo:country="RU"/>
    </style:style>
    <style:style style:name="T561" style:parent-style-name="Основнойшрифтабзаца" style:family="text">
      <style:text-properties style:font-name="Times New Roman" fo:font-size="12pt" style:font-size-asian="12pt" style:font-size-complex="16pt" fo:language="en" fo:country="US"/>
    </style:style>
    <style:style style:name="T562" style:parent-style-name="Основнойшрифтабзаца" style:family="text">
      <style:text-properties style:font-name="Times New Roman" fo:font-size="12pt" style:font-size-asian="12pt" style:font-size-complex="16pt" fo:language="ru" fo:country="RU"/>
    </style:style>
    <style:style style:name="T563" style:parent-style-name="Основнойшрифтабзаца" style:family="text">
      <style:text-properties style:font-name="Times New Roman" fo:font-size="12pt" style:font-size-asian="12pt" style:font-size-complex="16pt" fo:language="en" fo:country="US"/>
    </style:style>
    <style:style style:name="T564" style:parent-style-name="Основнойшрифтабзаца" style:family="text">
      <style:text-properties style:font-name="Times New Roman" fo:font-size="12pt" style:font-size-asian="12pt" style:font-size-complex="16pt" fo:language="ru" fo:country="RU"/>
    </style:style>
    <style:style style:name="P56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6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67" style:parent-style-name="Standard" style:family="paragraph">
      <style:paragraph-properties fo:keep-with-next="always" fo:keep-together="always" fo:text-align="start"/>
    </style:style>
    <style:style style:name="T568" style:parent-style-name="Основнойшрифтабзаца" style:family="text">
      <style:text-properties style:font-name="Times New Roman" fo:font-size="12pt" style:font-size-asian="12pt" style:font-size-complex="16pt" fo:language="ru" fo:country="RU"/>
    </style:style>
    <style:style style:name="T569" style:parent-style-name="Основнойшрифтабзаца" style:family="text">
      <style:text-properties style:font-name="Times New Roman" fo:font-size="12pt" style:font-size-asian="12pt" style:font-size-complex="16pt" fo:language="en" fo:country="US"/>
    </style:style>
    <style:style style:name="T570" style:parent-style-name="Основнойшрифтабзаца" style:family="text">
      <style:text-properties style:font-name="Times New Roman" fo:font-size="12pt" style:font-size-asian="12pt" style:font-size-complex="16pt" fo:language="ru" fo:country="RU"/>
    </style:style>
    <style:style style:name="T571" style:parent-style-name="Основнойшрифтабзаца" style:family="text">
      <style:text-properties style:font-name="Times New Roman" fo:font-size="12pt" style:font-size-asian="12pt" style:font-size-complex="16pt" fo:language="en" fo:country="US"/>
    </style:style>
    <style:style style:name="P57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7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7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7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7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7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7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7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8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8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8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8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8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585" style:parent-style-name="Standard" style:family="paragraph">
      <style:paragraph-properties fo:keep-with-next="always" fo:keep-together="always" fo:text-align="start"/>
    </style:style>
    <style:style style:name="T586" style:parent-style-name="Основнойшрифтабзаца" style:family="text">
      <style:text-properties style:font-name="Times New Roman" fo:font-size="12pt" style:font-size-asian="12pt" style:font-size-complex="16pt" fo:language="en" fo:country="US"/>
    </style:style>
    <style:style style:name="T587" style:parent-style-name="Основнойшрифтабзаца" style:family="text">
      <style:text-properties style:font-name="Times New Roman" fo:font-size="12pt" style:font-size-asian="12pt" style:font-size-complex="16pt" fo:language="ru" fo:country="RU"/>
    </style:style>
    <style:style style:name="T588" style:parent-style-name="Основнойшрифтабзаца" style:family="text">
      <style:text-properties style:font-name="Times New Roman" fo:font-size="12pt" style:font-size-asian="12pt" style:font-size-complex="16pt" fo:language="en" fo:country="US"/>
    </style:style>
    <style:style style:name="T589" style:parent-style-name="Основнойшрифтабзаца" style:family="text">
      <style:text-properties style:font-name="Times New Roman" fo:font-size="12pt" style:font-size-asian="12pt" style:font-size-complex="16pt" fo:language="ru" fo:country="RU"/>
    </style:style>
    <style:style style:name="T590" style:parent-style-name="Основнойшрифтабзаца" style:family="text">
      <style:text-properties style:font-name="Times New Roman" fo:font-size="12pt" style:font-size-asian="12pt" style:font-size-complex="16pt" fo:language="en" fo:country="US"/>
    </style:style>
    <style:style style:name="P59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9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93" style:parent-style-name="Standard" style:family="paragraph">
      <style:paragraph-properties fo:keep-with-next="always" fo:keep-together="always" fo:text-align="start"/>
    </style:style>
    <style:style style:name="T594" style:parent-style-name="Основнойшрифтабзаца" style:family="text">
      <style:text-properties style:font-name="Times New Roman" fo:font-size="12pt" style:font-size-asian="12pt" style:font-size-complex="16pt" fo:language="ru" fo:country="RU"/>
    </style:style>
    <style:style style:name="T595" style:parent-style-name="Основнойшрифтабзаца" style:family="text">
      <style:text-properties style:font-name="Times New Roman" fo:font-size="12pt" style:font-size-asian="12pt" style:font-size-complex="16pt" fo:language="en" fo:country="US"/>
    </style:style>
    <style:style style:name="P59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597" style:parent-style-name="Standard" style:family="paragraph">
      <style:paragraph-properties fo:keep-with-next="always" fo:keep-together="always" fo:text-align="start"/>
    </style:style>
    <style:style style:name="T598" style:parent-style-name="Основнойшрифтабзаца" style:family="text">
      <style:text-properties style:font-name="Times New Roman" fo:font-size="12pt" style:font-size-asian="12pt" style:font-size-complex="16pt" fo:language="ru" fo:country="RU"/>
    </style:style>
    <style:style style:name="T599" style:parent-style-name="Основнойшрифтабзаца" style:family="text">
      <style:text-properties style:font-name="Times New Roman" fo:font-size="12pt" style:font-size-asian="12pt" style:font-size-complex="16pt" fo:language="en" fo:country="US"/>
    </style:style>
    <style:style style:name="T600" style:parent-style-name="Основнойшрифтабзаца" style:family="text">
      <style:text-properties style:font-name="Times New Roman" fo:font-size="12pt" style:font-size-asian="12pt" style:font-size-complex="16pt" fo:language="ru" fo:country="RU"/>
    </style:style>
    <style:style style:name="T601" style:parent-style-name="Основнойшрифтабзаца" style:family="text">
      <style:text-properties style:font-name="Times New Roman" fo:font-size="12pt" style:font-size-asian="12pt" style:font-size-complex="16pt" fo:language="en" fo:country="US"/>
    </style:style>
    <style:style style:name="T602" style:parent-style-name="Основнойшрифтабзаца" style:family="text">
      <style:text-properties style:font-name="Times New Roman" fo:font-size="12pt" style:font-size-asian="12pt" style:font-size-complex="16pt" fo:language="ru" fo:country="RU"/>
    </style:style>
    <style:style style:name="T603" style:parent-style-name="Основнойшрифтабзаца" style:family="text">
      <style:text-properties style:font-name="Times New Roman" fo:font-size="12pt" style:font-size-asian="12pt" style:font-size-complex="16pt" fo:language="en" fo:country="US"/>
    </style:style>
    <style:style style:name="T604" style:parent-style-name="Основнойшрифтабзаца" style:family="text">
      <style:text-properties style:font-name="Times New Roman" fo:font-size="12pt" style:font-size-asian="12pt" style:font-size-complex="16pt" fo:language="ru" fo:country="RU"/>
    </style:style>
    <style:style style:name="T605" style:parent-style-name="Основнойшрифтабзаца" style:family="text">
      <style:text-properties style:font-name="Times New Roman" fo:font-size="12pt" style:font-size-asian="12pt" style:font-size-complex="16pt" fo:language="en" fo:country="US"/>
    </style:style>
    <style:style style:name="T606" style:parent-style-name="Основнойшрифтабзаца" style:family="text">
      <style:text-properties style:font-name="Times New Roman" fo:font-size="12pt" style:font-size-asian="12pt" style:font-size-complex="16pt" fo:language="ru" fo:country="RU"/>
    </style:style>
    <style:style style:name="P607" style:parent-style-name="Standard" style:family="paragraph">
      <style:paragraph-properties fo:keep-with-next="always" fo:keep-together="always" fo:text-align="start"/>
    </style:style>
    <style:style style:name="T608" style:parent-style-name="Основнойшрифтабзаца" style:family="text">
      <style:text-properties style:font-name="Times New Roman" fo:font-size="12pt" style:font-size-asian="12pt" style:font-size-complex="16pt" fo:language="ru" fo:country="RU"/>
    </style:style>
    <style:style style:name="T609" style:parent-style-name="Основнойшрифтабзаца" style:family="text">
      <style:text-properties style:font-name="Times New Roman" fo:font-size="12pt" style:font-size-asian="12pt" style:font-size-complex="16pt" fo:language="en" fo:country="US"/>
    </style:style>
    <style:style style:name="T610" style:parent-style-name="Основнойшрифтабзаца" style:family="text">
      <style:text-properties style:font-name="Times New Roman" fo:font-size="12pt" style:font-size-asian="12pt" style:font-size-complex="16pt" fo:language="ru" fo:country="RU"/>
    </style:style>
    <style:style style:name="T611" style:parent-style-name="Основнойшрифтабзаца" style:family="text">
      <style:text-properties style:font-name="Times New Roman" fo:font-size="12pt" style:font-size-asian="12pt" style:font-size-complex="16pt" fo:language="en" fo:country="US"/>
    </style:style>
    <style:style style:name="T612" style:parent-style-name="Основнойшрифтабзаца" style:family="text">
      <style:text-properties style:font-name="Times New Roman" fo:font-size="12pt" style:font-size-asian="12pt" style:font-size-complex="16pt" fo:language="ru" fo:country="RU"/>
    </style:style>
    <style:style style:name="T613" style:parent-style-name="Основнойшрифтабзаца" style:family="text">
      <style:text-properties style:font-name="Times New Roman" fo:font-size="12pt" style:font-size-asian="12pt" style:font-size-complex="16pt" fo:language="en" fo:country="US"/>
    </style:style>
    <style:style style:name="T614" style:parent-style-name="Основнойшрифтабзаца" style:family="text">
      <style:text-properties style:font-name="Times New Roman" fo:font-size="12pt" style:font-size-asian="12pt" style:font-size-complex="16pt" fo:language="ru" fo:country="RU"/>
    </style:style>
    <style:style style:name="T615" style:parent-style-name="Основнойшрифтабзаца" style:family="text">
      <style:text-properties style:font-name="Times New Roman" fo:font-size="12pt" style:font-size-asian="12pt" style:font-size-complex="16pt" fo:language="en" fo:country="US"/>
    </style:style>
    <style:style style:name="T616" style:parent-style-name="Основнойшрифтабзаца" style:family="text">
      <style:text-properties style:font-name="Times New Roman" fo:font-size="12pt" style:font-size-asian="12pt" style:font-size-complex="16pt" fo:language="ru" fo:country="RU"/>
    </style:style>
    <style:style style:name="T617" style:parent-style-name="Основнойшрифтабзаца" style:family="text">
      <style:text-properties style:font-name="Times New Roman" fo:font-size="12pt" style:font-size-asian="12pt" style:font-size-complex="16pt" fo:language="en" fo:country="US"/>
    </style:style>
    <style:style style:name="T618" style:parent-style-name="Основнойшрифтабзаца" style:family="text">
      <style:text-properties style:font-name="Times New Roman" fo:font-size="12pt" style:font-size-asian="12pt" style:font-size-complex="16pt" fo:language="ru" fo:country="RU"/>
    </style:style>
    <style:style style:name="T619" style:parent-style-name="Основнойшрифтабзаца" style:family="text">
      <style:text-properties style:font-name="Times New Roman" fo:font-size="12pt" style:font-size-asian="12pt" style:font-size-complex="16pt" fo:language="en" fo:country="US"/>
    </style:style>
    <style:style style:name="T620" style:parent-style-name="Основнойшрифтабзаца" style:family="text">
      <style:text-properties style:font-name="Times New Roman" fo:font-size="12pt" style:font-size-asian="12pt" style:font-size-complex="16pt" fo:language="ru" fo:country="RU"/>
    </style:style>
    <style:style style:name="T621" style:parent-style-name="Основнойшрифтабзаца" style:family="text">
      <style:text-properties style:font-name="Times New Roman" fo:font-size="12pt" style:font-size-asian="12pt" style:font-size-complex="16pt" fo:language="en" fo:country="US"/>
    </style:style>
    <style:style style:name="T622" style:parent-style-name="Основнойшрифтабзаца" style:family="text">
      <style:text-properties style:font-name="Times New Roman" fo:font-size="12pt" style:font-size-asian="12pt" style:font-size-complex="16pt" fo:language="ru" fo:country="RU"/>
    </style:style>
    <style:style style:name="P62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24" style:parent-style-name="Standard" style:family="paragraph">
      <style:paragraph-properties fo:keep-with-next="always" fo:keep-together="always" fo:text-align="start"/>
    </style:style>
    <style:style style:name="T625" style:parent-style-name="Основнойшрифтабзаца" style:family="text">
      <style:text-properties style:font-name="Times New Roman" fo:font-size="12pt" style:font-size-asian="12pt" style:font-size-complex="16pt" fo:language="ru" fo:country="RU"/>
    </style:style>
    <style:style style:name="T626" style:parent-style-name="Основнойшрифтабзаца" style:family="text">
      <style:text-properties style:font-name="Times New Roman" fo:font-size="12pt" style:font-size-asian="12pt" style:font-size-complex="16pt" fo:language="en" fo:country="US"/>
    </style:style>
    <style:style style:name="P627" style:parent-style-name="Standard" style:family="paragraph">
      <style:paragraph-properties fo:keep-with-next="always" fo:keep-together="always" fo:text-align="start"/>
    </style:style>
    <style:style style:name="T628" style:parent-style-name="Основнойшрифтабзаца" style:family="text">
      <style:text-properties style:font-name="Times New Roman" fo:font-size="12pt" style:font-size-asian="12pt" style:font-size-complex="16pt" fo:language="en" fo:country="US"/>
    </style:style>
    <style:style style:name="P629" style:parent-style-name="Standard" style:family="paragraph">
      <style:paragraph-properties fo:keep-with-next="always" fo:keep-together="always" fo:text-align="start"/>
    </style:style>
    <style:style style:name="T630" style:parent-style-name="Основнойшрифтабзаца" style:family="text">
      <style:text-properties style:font-name="Times New Roman" fo:font-size="12pt" style:font-size-asian="12pt" style:font-size-complex="16pt" fo:language="en" fo:country="US"/>
    </style:style>
    <style:style style:name="T631" style:parent-style-name="Основнойшрифтабзаца" style:family="text">
      <style:text-properties style:font-name="Times New Roman" fo:font-size="12pt" style:font-size-asian="12pt" style:font-size-complex="16pt" fo:language="ru" fo:country="RU"/>
    </style:style>
    <style:style style:name="T632" style:parent-style-name="Основнойшрифтабзаца" style:family="text">
      <style:text-properties style:font-name="Times New Roman" fo:font-size="12pt" style:font-size-asian="12pt" style:font-size-complex="16pt" fo:language="en" fo:country="US"/>
    </style:style>
    <style:style style:name="P63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3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35" style:parent-style-name="Standard" style:family="paragraph">
      <style:paragraph-properties fo:keep-with-next="always" fo:keep-together="always" fo:text-align="start"/>
    </style:style>
    <style:style style:name="T636" style:parent-style-name="Основнойшрифтабзаца" style:family="text">
      <style:text-properties style:font-name="Times New Roman" fo:font-size="12pt" style:font-size-asian="12pt" style:font-size-complex="16pt" fo:language="ru" fo:country="RU"/>
    </style:style>
    <style:style style:name="T637" style:parent-style-name="Основнойшрифтабзаца" style:family="text">
      <style:text-properties style:font-name="Times New Roman" fo:font-size="12pt" style:font-size-asian="12pt" style:font-size-complex="16pt" fo:language="en" fo:country="US"/>
    </style:style>
    <style:style style:name="T638" style:parent-style-name="Основнойшрифтабзаца" style:family="text">
      <style:text-properties style:font-name="Times New Roman" fo:font-size="12pt" style:font-size-asian="12pt" style:font-size-complex="16pt" fo:language="ru" fo:country="RU"/>
    </style:style>
    <style:style style:name="T639" style:parent-style-name="Основнойшрифтабзаца" style:family="text">
      <style:text-properties style:font-name="Times New Roman" fo:font-size="12pt" style:font-size-asian="12pt" style:font-size-complex="16pt" fo:language="en" fo:country="US"/>
    </style:style>
    <style:style style:name="T640" style:parent-style-name="Основнойшрифтабзаца" style:family="text">
      <style:text-properties style:font-name="Times New Roman" fo:font-size="12pt" style:font-size-asian="12pt" style:font-size-complex="16pt" fo:language="ru" fo:country="RU"/>
    </style:style>
    <style:style style:name="T641" style:parent-style-name="Основнойшрифтабзаца" style:family="text">
      <style:text-properties style:font-name="Times New Roman" fo:font-size="12pt" style:font-size-asian="12pt" style:font-size-complex="16pt" fo:language="en" fo:country="US"/>
    </style:style>
    <style:style style:name="T642" style:parent-style-name="Основнойшрифтабзаца" style:family="text">
      <style:text-properties style:font-name="Times New Roman" fo:font-size="12pt" style:font-size-asian="12pt" style:font-size-complex="16pt" fo:language="ru" fo:country="RU"/>
    </style:style>
    <style:style style:name="T643" style:parent-style-name="Основнойшрифтабзаца" style:family="text">
      <style:text-properties style:font-name="Times New Roman" fo:font-size="12pt" style:font-size-asian="12pt" style:font-size-complex="16pt" fo:language="en" fo:country="US"/>
    </style:style>
    <style:style style:name="T644" style:parent-style-name="Основнойшрифтабзаца" style:family="text">
      <style:text-properties style:font-name="Times New Roman" fo:font-size="12pt" style:font-size-asian="12pt" style:font-size-complex="16pt" fo:language="ru" fo:country="RU"/>
    </style:style>
    <style:style style:name="T645" style:parent-style-name="Основнойшрифтабзаца" style:family="text">
      <style:text-properties style:font-name="Times New Roman" fo:font-size="12pt" style:font-size-asian="12pt" style:font-size-complex="16pt" fo:language="en" fo:country="US"/>
    </style:style>
    <style:style style:name="T646" style:parent-style-name="Основнойшрифтабзаца" style:family="text">
      <style:text-properties style:font-name="Times New Roman" fo:font-size="12pt" style:font-size-asian="12pt" style:font-size-complex="16pt" fo:language="ru" fo:country="RU"/>
    </style:style>
    <style:style style:name="T647" style:parent-style-name="Основнойшрифтабзаца" style:family="text">
      <style:text-properties style:font-name="Times New Roman" fo:font-size="12pt" style:font-size-asian="12pt" style:font-size-complex="16pt" fo:language="en" fo:country="US"/>
    </style:style>
    <style:style style:name="T648" style:parent-style-name="Основнойшрифтабзаца" style:family="text">
      <style:text-properties style:font-name="Times New Roman" fo:font-size="12pt" style:font-size-asian="12pt" style:font-size-complex="16pt" fo:language="ru" fo:country="RU"/>
    </style:style>
    <style:style style:name="T649" style:parent-style-name="Основнойшрифтабзаца" style:family="text">
      <style:text-properties style:font-name="Times New Roman" fo:font-size="12pt" style:font-size-asian="12pt" style:font-size-complex="16pt" fo:language="en" fo:country="US"/>
    </style:style>
    <style:style style:name="T650" style:parent-style-name="Основнойшрифтабзаца" style:family="text">
      <style:text-properties style:font-name="Times New Roman" fo:font-size="12pt" style:font-size-asian="12pt" style:font-size-complex="16pt" fo:language="ru" fo:country="RU"/>
    </style:style>
    <style:style style:name="T651" style:parent-style-name="Основнойшрифтабзаца" style:family="text">
      <style:text-properties style:font-name="Times New Roman" fo:font-size="12pt" style:font-size-asian="12pt" style:font-size-complex="16pt" fo:language="en" fo:country="US"/>
    </style:style>
    <style:style style:name="T652" style:parent-style-name="Основнойшрифтабзаца" style:family="text">
      <style:text-properties style:font-name="Times New Roman" fo:font-size="12pt" style:font-size-asian="12pt" style:font-size-complex="16pt" fo:language="ru" fo:country="RU"/>
    </style:style>
    <style:style style:name="T653" style:parent-style-name="Основнойшрифтабзаца" style:family="text">
      <style:text-properties style:font-name="Times New Roman" fo:font-size="12pt" style:font-size-asian="12pt" style:font-size-complex="16pt" fo:language="en" fo:country="US"/>
    </style:style>
    <style:style style:name="T654" style:parent-style-name="Основнойшрифтабзаца" style:family="text">
      <style:text-properties style:font-name="Times New Roman" fo:font-size="12pt" style:font-size-asian="12pt" style:font-size-complex="16pt" fo:language="ru" fo:country="RU"/>
    </style:style>
    <style:style style:name="T655" style:parent-style-name="Основнойшрифтабзаца" style:family="text">
      <style:text-properties style:font-name="Times New Roman" fo:font-size="12pt" style:font-size-asian="12pt" style:font-size-complex="16pt" fo:language="en" fo:country="US"/>
    </style:style>
    <style:style style:name="T656" style:parent-style-name="Основнойшрифтабзаца" style:family="text">
      <style:text-properties style:font-name="Times New Roman" fo:font-size="12pt" style:font-size-asian="12pt" style:font-size-complex="16pt" fo:language="ru" fo:country="RU"/>
    </style:style>
    <style:style style:name="T657" style:parent-style-name="Основнойшрифтабзаца" style:family="text">
      <style:text-properties style:font-name="Times New Roman" fo:font-size="12pt" style:font-size-asian="12pt" style:font-size-complex="16pt" fo:language="en" fo:country="US"/>
    </style:style>
    <style:style style:name="T658" style:parent-style-name="Основнойшрифтабзаца" style:family="text">
      <style:text-properties style:font-name="Times New Roman" fo:font-size="12pt" style:font-size-asian="12pt" style:font-size-complex="16pt" fo:language="ru" fo:country="RU"/>
    </style:style>
    <style:style style:name="T659" style:parent-style-name="Основнойшрифтабзаца" style:family="text">
      <style:text-properties style:font-name="Times New Roman" fo:font-size="12pt" style:font-size-asian="12pt" style:font-size-complex="16pt" fo:language="en" fo:country="US"/>
    </style:style>
    <style:style style:name="T660" style:parent-style-name="Основнойшрифтабзаца" style:family="text">
      <style:text-properties style:font-name="Times New Roman" fo:font-size="12pt" style:font-size-asian="12pt" style:font-size-complex="16pt" fo:language="ru" fo:country="RU"/>
    </style:style>
    <style:style style:name="P66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6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63" style:parent-style-name="Standard" style:family="paragraph">
      <style:paragraph-properties fo:keep-with-next="always" fo:keep-together="always" fo:text-align="start"/>
    </style:style>
    <style:style style:name="T664" style:parent-style-name="Основнойшрифтабзаца" style:family="text">
      <style:text-properties style:font-name="Times New Roman" fo:font-size="12pt" style:font-size-asian="12pt" style:font-size-complex="16pt" fo:language="ru" fo:country="RU"/>
    </style:style>
    <style:style style:name="T665" style:parent-style-name="Основнойшрифтабзаца" style:family="text">
      <style:text-properties style:font-name="Times New Roman" fo:font-size="12pt" style:font-size-asian="12pt" style:font-size-complex="16pt" fo:language="en" fo:country="US"/>
    </style:style>
    <style:style style:name="T666" style:parent-style-name="Основнойшрифтабзаца" style:family="text">
      <style:text-properties style:font-name="Times New Roman" fo:font-size="12pt" style:font-size-asian="12pt" style:font-size-complex="16pt" fo:language="ru" fo:country="RU"/>
    </style:style>
    <style:style style:name="T667" style:parent-style-name="Основнойшрифтабзаца" style:family="text">
      <style:text-properties style:font-name="Times New Roman" fo:font-size="12pt" style:font-size-asian="12pt" style:font-size-complex="16pt" fo:language="en" fo:country="US"/>
    </style:style>
    <style:style style:name="T668" style:parent-style-name="Основнойшрифтабзаца" style:family="text">
      <style:text-properties style:font-name="Times New Roman" fo:font-size="12pt" style:font-size-asian="12pt" style:font-size-complex="16pt" fo:language="ru" fo:country="RU"/>
    </style:style>
    <style:style style:name="T669" style:parent-style-name="Основнойшрифтабзаца" style:family="text">
      <style:text-properties style:font-name="Times New Roman" fo:font-size="12pt" style:font-size-asian="12pt" style:font-size-complex="16pt" fo:language="en" fo:country="US"/>
    </style:style>
    <style:style style:name="T670" style:parent-style-name="Основнойшрифтабзаца" style:family="text">
      <style:text-properties style:font-name="Times New Roman" fo:font-size="12pt" style:font-size-asian="12pt" style:font-size-complex="16pt" fo:language="ru" fo:country="RU"/>
    </style:style>
    <style:style style:name="P671" style:parent-style-name="Standard" style:family="paragraph">
      <style:paragraph-properties fo:keep-with-next="always" fo:keep-together="always" fo:text-align="start"/>
    </style:style>
    <style:style style:name="T672" style:parent-style-name="Основнойшрифтабзаца" style:family="text">
      <style:text-properties style:font-name="Times New Roman" fo:font-size="12pt" style:font-size-asian="12pt" style:font-size-complex="16pt" fo:language="ru" fo:country="RU"/>
    </style:style>
    <style:style style:name="T673" style:parent-style-name="Основнойшрифтабзаца" style:family="text">
      <style:text-properties style:font-name="Times New Roman" fo:font-size="12pt" style:font-size-asian="12pt" style:font-size-complex="16pt" fo:language="en" fo:country="US"/>
    </style:style>
    <style:style style:name="T674" style:parent-style-name="Основнойшрифтабзаца" style:family="text">
      <style:text-properties style:font-name="Times New Roman" fo:font-size="12pt" style:font-size-asian="12pt" style:font-size-complex="16pt" fo:language="ru" fo:country="RU"/>
    </style:style>
    <style:style style:name="P675" style:parent-style-name="Standard" style:family="paragraph">
      <style:paragraph-properties fo:keep-with-next="always" fo:keep-together="always" fo:text-align="start"/>
    </style:style>
    <style:style style:name="T676" style:parent-style-name="Основнойшрифтабзаца" style:family="text">
      <style:text-properties style:font-name="Times New Roman" fo:font-size="12pt" style:font-size-asian="12pt" style:font-size-complex="16pt" fo:language="ru" fo:country="RU"/>
    </style:style>
    <style:style style:name="T677" style:parent-style-name="Основнойшрифтабзаца" style:family="text">
      <style:text-properties style:font-name="Times New Roman" fo:font-size="12pt" style:font-size-asian="12pt" style:font-size-complex="16pt" fo:language="en" fo:country="US"/>
    </style:style>
    <style:style style:name="T678" style:parent-style-name="Основнойшрифтабзаца" style:family="text">
      <style:text-properties style:font-name="Times New Roman" fo:font-size="12pt" style:font-size-asian="12pt" style:font-size-complex="16pt" fo:language="ru" fo:country="RU"/>
    </style:style>
    <style:style style:name="P67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80" style:parent-style-name="Standard" style:family="paragraph">
      <style:paragraph-properties fo:keep-with-next="always" fo:keep-together="always" fo:text-align="start"/>
    </style:style>
    <style:style style:name="T681" style:parent-style-name="Основнойшрифтабзаца" style:family="text">
      <style:text-properties style:font-name="Times New Roman" fo:font-size="12pt" style:font-size-asian="12pt" style:font-size-complex="16pt" fo:language="ru" fo:country="RU"/>
    </style:style>
    <style:style style:name="T682" style:parent-style-name="Основнойшрифтабзаца" style:family="text">
      <style:text-properties style:font-name="Times New Roman" fo:font-size="12pt" style:font-size-asian="12pt" style:font-size-complex="16pt" fo:language="en" fo:country="US"/>
    </style:style>
    <style:style style:name="T683" style:parent-style-name="Основнойшрифтабзаца" style:family="text">
      <style:text-properties style:font-name="Times New Roman" fo:font-size="12pt" style:font-size-asian="12pt" style:font-size-complex="16pt" fo:language="ru" fo:country="RU"/>
    </style:style>
    <style:style style:name="P68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8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8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8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8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8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90" style:parent-style-name="Standard" style:family="paragraph">
      <style:paragraph-properties fo:keep-with-next="always" fo:keep-together="always" fo:text-align="start"/>
    </style:style>
    <style:style style:name="T691" style:parent-style-name="Основнойшрифтабзаца" style:family="text">
      <style:text-properties style:font-name="Times New Roman" fo:font-size="12pt" style:font-size-asian="12pt" style:font-size-complex="16pt" fo:language="ru" fo:country="RU"/>
    </style:style>
    <style:style style:name="T692" style:parent-style-name="Основнойшрифтабзаца" style:family="text">
      <style:text-properties style:font-name="Times New Roman" fo:font-size="12pt" style:font-size-asian="12pt" style:font-size-complex="16pt" fo:language="en" fo:country="US"/>
    </style:style>
    <style:style style:name="P69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694" style:parent-style-name="Standard" style:family="paragraph">
      <style:paragraph-properties fo:keep-with-next="always" fo:keep-together="always" fo:text-align="start"/>
    </style:style>
    <style:style style:name="T695" style:parent-style-name="Основнойшрифтабзаца" style:family="text">
      <style:text-properties style:font-name="Times New Roman" fo:font-size="12pt" style:font-size-asian="12pt" style:font-size-complex="16pt" fo:language="ru" fo:country="RU"/>
    </style:style>
    <style:style style:name="T696" style:parent-style-name="Основнойшрифтабзаца" style:family="text">
      <style:text-properties style:font-name="Times New Roman" fo:font-size="12pt" style:font-size-asian="12pt" style:font-size-complex="16pt" fo:language="en" fo:country="US"/>
    </style:style>
    <style:style style:name="T697" style:parent-style-name="Основнойшрифтабзаца" style:family="text">
      <style:text-properties style:font-name="Times New Roman" fo:font-size="12pt" style:font-size-asian="12pt" style:font-size-complex="16pt" fo:language="ru" fo:country="RU"/>
    </style:style>
    <style:style style:name="T698" style:parent-style-name="Основнойшрифтабзаца" style:family="text">
      <style:text-properties style:font-name="Times New Roman" fo:font-size="12pt" style:font-size-asian="12pt" style:font-size-complex="16pt" fo:language="en" fo:country="US"/>
    </style:style>
    <style:style style:name="T699" style:parent-style-name="Основнойшрифтабзаца" style:family="text">
      <style:text-properties style:font-name="Times New Roman" fo:font-size="12pt" style:font-size-asian="12pt" style:font-size-complex="16pt" fo:language="ru" fo:country="RU"/>
    </style:style>
    <style:style style:name="T700" style:parent-style-name="Основнойшрифтабзаца" style:family="text">
      <style:text-properties style:font-name="Times New Roman" fo:font-size="12pt" style:font-size-asian="12pt" style:font-size-complex="16pt" fo:language="en" fo:country="US"/>
    </style:style>
    <style:style style:name="T701" style:parent-style-name="Основнойшрифтабзаца" style:family="text">
      <style:text-properties style:font-name="Times New Roman" fo:font-size="12pt" style:font-size-asian="12pt" style:font-size-complex="16pt" fo:language="ru" fo:country="RU"/>
    </style:style>
    <style:style style:name="T702" style:parent-style-name="Основнойшрифтабзаца" style:family="text">
      <style:text-properties style:font-name="Times New Roman" fo:font-size="12pt" style:font-size-asian="12pt" style:font-size-complex="16pt" fo:language="en" fo:country="US"/>
    </style:style>
    <style:style style:name="T703" style:parent-style-name="Основнойшрифтабзаца" style:family="text">
      <style:text-properties style:font-name="Times New Roman" fo:font-size="12pt" style:font-size-asian="12pt" style:font-size-complex="16pt" fo:language="ru" fo:country="RU"/>
    </style:style>
    <style:style style:name="T704" style:parent-style-name="Основнойшрифтабзаца" style:family="text">
      <style:text-properties style:font-name="Times New Roman" fo:font-size="12pt" style:font-size-asian="12pt" style:font-size-complex="16pt" fo:language="en" fo:country="US"/>
    </style:style>
    <style:style style:name="T705" style:parent-style-name="Основнойшрифтабзаца" style:family="text">
      <style:text-properties style:font-name="Times New Roman" fo:font-size="12pt" style:font-size-asian="12pt" style:font-size-complex="16pt" fo:language="ru" fo:country="RU"/>
    </style:style>
    <style:style style:name="T706" style:parent-style-name="Основнойшрифтабзаца" style:family="text">
      <style:text-properties style:font-name="Times New Roman" fo:font-size="12pt" style:font-size-asian="12pt" style:font-size-complex="16pt" fo:language="en" fo:country="US"/>
    </style:style>
    <style:style style:name="T707" style:parent-style-name="Основнойшрифтабзаца" style:family="text">
      <style:text-properties style:font-name="Times New Roman" fo:font-size="12pt" style:font-size-asian="12pt" style:font-size-complex="16pt" fo:language="ru" fo:country="RU"/>
    </style:style>
    <style:style style:name="T708" style:parent-style-name="Основнойшрифтабзаца" style:family="text">
      <style:text-properties style:font-name="Times New Roman" fo:font-size="12pt" style:font-size-asian="12pt" style:font-size-complex="16pt" fo:language="en" fo:country="US"/>
    </style:style>
    <style:style style:name="T709" style:parent-style-name="Основнойшрифтабзаца" style:family="text">
      <style:text-properties style:font-name="Times New Roman" fo:font-size="12pt" style:font-size-asian="12pt" style:font-size-complex="16pt" fo:language="ru" fo:country="RU"/>
    </style:style>
    <style:style style:name="T710" style:parent-style-name="Основнойшрифтабзаца" style:family="text">
      <style:text-properties style:font-name="Times New Roman" fo:font-size="12pt" style:font-size-asian="12pt" style:font-size-complex="16pt" fo:language="en" fo:country="US"/>
    </style:style>
    <style:style style:name="T711" style:parent-style-name="Основнойшрифтабзаца" style:family="text">
      <style:text-properties style:font-name="Times New Roman" fo:font-size="12pt" style:font-size-asian="12pt" style:font-size-complex="16pt" fo:language="ru" fo:country="RU"/>
    </style:style>
    <style:style style:name="T712" style:parent-style-name="Основнойшрифтабзаца" style:family="text">
      <style:text-properties style:font-name="Times New Roman" fo:font-size="12pt" style:font-size-asian="12pt" style:font-size-complex="16pt" fo:language="en" fo:country="US"/>
    </style:style>
    <style:style style:name="T713" style:parent-style-name="Основнойшрифтабзаца" style:family="text">
      <style:text-properties style:font-name="Times New Roman" fo:font-size="12pt" style:font-size-asian="12pt" style:font-size-complex="16pt" fo:language="ru" fo:country="RU"/>
    </style:style>
    <style:style style:name="T714" style:parent-style-name="Основнойшрифтабзаца" style:family="text">
      <style:text-properties style:font-name="Times New Roman" fo:font-size="12pt" style:font-size-asian="12pt" style:font-size-complex="16pt" fo:language="en" fo:country="US"/>
    </style:style>
    <style:style style:name="T715" style:parent-style-name="Основнойшрифтабзаца" style:family="text">
      <style:text-properties style:font-name="Times New Roman" fo:font-size="12pt" style:font-size-asian="12pt" style:font-size-complex="16pt" fo:language="ru" fo:country="RU"/>
    </style:style>
    <style:style style:name="T716" style:parent-style-name="Основнойшрифтабзаца" style:family="text">
      <style:text-properties style:font-name="Times New Roman" fo:font-size="12pt" style:font-size-asian="12pt" style:font-size-complex="16pt" fo:language="en" fo:country="US"/>
    </style:style>
    <style:style style:name="T717" style:parent-style-name="Основнойшрифтабзаца" style:family="text">
      <style:text-properties style:font-name="Times New Roman" fo:font-size="12pt" style:font-size-asian="12pt" style:font-size-complex="16pt" fo:language="ru" fo:country="RU"/>
    </style:style>
    <style:style style:name="P71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1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20"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21" style:parent-style-name="Standard" style:family="paragraph">
      <style:paragraph-properties fo:keep-with-next="always" fo:keep-together="always" fo:text-align="start"/>
    </style:style>
    <style:style style:name="T722" style:parent-style-name="Основнойшрифтабзаца" style:family="text">
      <style:text-properties style:font-name="Times New Roman" fo:font-size="12pt" style:font-size-asian="12pt" style:font-size-complex="16pt" fo:language="ru" fo:country="RU"/>
    </style:style>
    <style:style style:name="T723" style:parent-style-name="Основнойшрифтабзаца" style:family="text">
      <style:text-properties style:font-name="Times New Roman" fo:font-size="12pt" style:font-size-asian="12pt" style:font-size-complex="16pt" fo:language="en" fo:country="US"/>
    </style:style>
    <style:style style:name="T724" style:parent-style-name="Основнойшрифтабзаца" style:family="text">
      <style:text-properties style:font-name="Times New Roman" fo:font-size="12pt" style:font-size-asian="12pt" style:font-size-complex="16pt" fo:language="ru" fo:country="RU"/>
    </style:style>
    <style:style style:name="P725" style:parent-style-name="Standard" style:family="paragraph">
      <style:paragraph-properties fo:keep-with-next="always" fo:keep-together="always" fo:text-align="start"/>
    </style:style>
    <style:style style:name="T726" style:parent-style-name="Основнойшрифтабзаца" style:family="text">
      <style:text-properties style:font-name="Times New Roman" fo:font-size="12pt" style:font-size-asian="12pt" style:font-size-complex="16pt" fo:language="ru" fo:country="RU"/>
    </style:style>
    <style:style style:name="T727" style:parent-style-name="Основнойшрифтабзаца" style:family="text">
      <style:text-properties style:font-name="Times New Roman" fo:font-size="12pt" style:font-size-asian="12pt" style:font-size-complex="16pt" fo:language="en" fo:country="US"/>
    </style:style>
    <style:style style:name="T728" style:parent-style-name="Основнойшрифтабзаца" style:family="text">
      <style:text-properties style:font-name="Times New Roman" fo:font-size="12pt" style:font-size-asian="12pt" style:font-size-complex="16pt" fo:language="ru" fo:country="RU"/>
    </style:style>
    <style:style style:name="P729" style:parent-style-name="Standard" style:family="paragraph">
      <style:paragraph-properties fo:keep-with-next="always" fo:keep-together="always" fo:text-align="start"/>
    </style:style>
    <style:style style:name="T730" style:parent-style-name="Основнойшрифтабзаца" style:family="text">
      <style:text-properties style:font-name="Times New Roman" fo:font-size="12pt" style:font-size-asian="12pt" style:font-size-complex="16pt" fo:language="ru" fo:country="RU"/>
    </style:style>
    <style:style style:name="T731" style:parent-style-name="Основнойшрифтабзаца" style:family="text">
      <style:text-properties style:font-name="Times New Roman" fo:font-size="12pt" style:font-size-asian="12pt" style:font-size-complex="16pt" fo:language="en" fo:country="US"/>
    </style:style>
    <style:style style:name="T732" style:parent-style-name="Основнойшрифтабзаца" style:family="text">
      <style:text-properties style:font-name="Times New Roman" fo:font-size="12pt" style:font-size-asian="12pt" style:font-size-complex="16pt" fo:language="ru" fo:country="RU"/>
    </style:style>
    <style:style style:name="P733" style:parent-style-name="Standard" style:family="paragraph">
      <style:paragraph-properties fo:keep-with-next="always" fo:keep-together="always" fo:text-align="start"/>
    </style:style>
    <style:style style:name="T734" style:parent-style-name="Основнойшрифтабзаца" style:family="text">
      <style:text-properties style:font-name="Times New Roman" fo:font-size="12pt" style:font-size-asian="12pt" style:font-size-complex="16pt" fo:language="ru" fo:country="RU"/>
    </style:style>
    <style:style style:name="T735" style:parent-style-name="Основнойшрифтабзаца" style:family="text">
      <style:text-properties style:font-name="Times New Roman" fo:font-size="12pt" style:font-size-asian="12pt" style:font-size-complex="16pt" fo:language="en" fo:country="US"/>
    </style:style>
    <style:style style:name="T736" style:parent-style-name="Основнойшрифтабзаца" style:family="text">
      <style:text-properties style:font-name="Times New Roman" fo:font-size="12pt" style:font-size-asian="12pt" style:font-size-complex="16pt" fo:language="ru" fo:country="RU"/>
    </style:style>
    <style:style style:name="P737" style:parent-style-name="Standard" style:family="paragraph">
      <style:paragraph-properties fo:keep-with-next="always" fo:keep-together="always" fo:text-align="start"/>
    </style:style>
    <style:style style:name="T738" style:parent-style-name="Основнойшрифтабзаца" style:family="text">
      <style:text-properties style:font-name="Times New Roman" fo:font-size="12pt" style:font-size-asian="12pt" style:font-size-complex="16pt" fo:language="ru" fo:country="RU"/>
    </style:style>
    <style:style style:name="T739" style:parent-style-name="Основнойшрифтабзаца" style:family="text">
      <style:text-properties style:font-name="Times New Roman" fo:font-size="12pt" style:font-size-asian="12pt" style:font-size-complex="16pt" fo:language="en" fo:country="US"/>
    </style:style>
    <style:style style:name="T740" style:parent-style-name="Основнойшрифтабзаца" style:family="text">
      <style:text-properties style:font-name="Times New Roman" fo:font-size="12pt" style:font-size-asian="12pt" style:font-size-complex="16pt" fo:language="ru" fo:country="RU"/>
    </style:style>
    <style:style style:name="P74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42" style:parent-style-name="Standard" style:family="paragraph">
      <style:paragraph-properties fo:keep-with-next="always" fo:keep-together="always" fo:text-align="start"/>
    </style:style>
    <style:style style:name="T743" style:parent-style-name="Основнойшрифтабзаца" style:family="text">
      <style:text-properties style:font-name="Times New Roman" fo:font-size="12pt" style:font-size-asian="12pt" style:font-size-complex="16pt" fo:language="ru" fo:country="RU"/>
    </style:style>
    <style:style style:name="T744" style:parent-style-name="Основнойшрифтабзаца" style:family="text">
      <style:text-properties style:font-name="Times New Roman" fo:font-size="12pt" style:font-size-asian="12pt" style:font-size-complex="16pt" fo:language="en" fo:country="US"/>
    </style:style>
    <style:style style:name="T745" style:parent-style-name="Основнойшрифтабзаца" style:family="text">
      <style:text-properties style:font-name="Times New Roman" fo:font-size="12pt" style:font-size-asian="12pt" style:font-size-complex="16pt" fo:language="ru" fo:country="RU"/>
    </style:style>
    <style:style style:name="T746" style:parent-style-name="Основнойшрифтабзаца" style:family="text">
      <style:text-properties style:font-name="Times New Roman" fo:font-size="12pt" style:font-size-asian="12pt" style:font-size-complex="16pt" fo:language="en" fo:country="US"/>
    </style:style>
    <style:style style:name="P74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48" style:parent-style-name="Standard" style:family="paragraph">
      <style:paragraph-properties fo:keep-with-next="always" fo:keep-together="always" fo:text-align="start"/>
    </style:style>
    <style:style style:name="T749" style:parent-style-name="Основнойшрифтабзаца" style:family="text">
      <style:text-properties style:font-name="Times New Roman" fo:font-size="12pt" style:font-size-asian="12pt" style:font-size-complex="16pt" fo:language="ru" fo:country="RU"/>
    </style:style>
    <style:style style:name="T750" style:parent-style-name="Основнойшрифтабзаца" style:family="text">
      <style:text-properties style:font-name="Times New Roman" fo:font-size="12pt" style:font-size-asian="12pt" style:font-size-complex="16pt" fo:language="en" fo:country="US"/>
    </style:style>
    <style:style style:name="T751" style:parent-style-name="Основнойшрифтабзаца" style:family="text">
      <style:text-properties style:font-name="Times New Roman" fo:font-size="12pt" style:font-size-asian="12pt" style:font-size-complex="16pt" fo:language="ru" fo:country="RU"/>
    </style:style>
    <style:style style:name="T752" style:parent-style-name="Основнойшрифтабзаца" style:family="text">
      <style:text-properties style:font-name="Times New Roman" fo:font-size="12pt" style:font-size-asian="12pt" style:font-size-complex="16pt" fo:language="en" fo:country="US"/>
    </style:style>
    <style:style style:name="T753" style:parent-style-name="Основнойшрифтабзаца" style:family="text">
      <style:text-properties style:font-name="Times New Roman" fo:font-size="12pt" style:font-size-asian="12pt" style:font-size-complex="16pt" fo:language="ru" fo:country="RU"/>
    </style:style>
    <style:style style:name="T754" style:parent-style-name="Основнойшрифтабзаца" style:family="text">
      <style:text-properties style:font-name="Times New Roman" fo:font-size="12pt" style:font-size-asian="12pt" style:font-size-complex="16pt" fo:language="en" fo:country="US"/>
    </style:style>
    <style:style style:name="T755" style:parent-style-name="Основнойшрифтабзаца" style:family="text">
      <style:text-properties style:font-name="Times New Roman" fo:font-size="12pt" style:font-size-asian="12pt" style:font-size-complex="16pt" fo:language="ru" fo:country="RU"/>
    </style:style>
    <style:style style:name="T756" style:parent-style-name="Основнойшрифтабзаца" style:family="text">
      <style:text-properties style:font-name="Times New Roman" fo:font-size="12pt" style:font-size-asian="12pt" style:font-size-complex="16pt" fo:language="en" fo:country="US"/>
    </style:style>
    <style:style style:name="T757" style:parent-style-name="Основнойшрифтабзаца" style:family="text">
      <style:text-properties style:font-name="Times New Roman" fo:font-size="12pt" style:font-size-asian="12pt" style:font-size-complex="16pt" fo:language="ru" fo:country="RU"/>
    </style:style>
    <style:style style:name="T758" style:parent-style-name="Основнойшрифтабзаца" style:family="text">
      <style:text-properties style:font-name="Times New Roman" fo:font-size="12pt" style:font-size-asian="12pt" style:font-size-complex="16pt" fo:language="en" fo:country="US"/>
    </style:style>
    <style:style style:name="T759" style:parent-style-name="Основнойшрифтабзаца" style:family="text">
      <style:text-properties style:font-name="Times New Roman" fo:font-size="12pt" style:font-size-asian="12pt" style:font-size-complex="16pt" fo:language="ru" fo:country="RU"/>
    </style:style>
    <style:style style:name="T760" style:parent-style-name="Основнойшрифтабзаца" style:family="text">
      <style:text-properties style:font-name="Times New Roman" fo:font-size="12pt" style:font-size-asian="12pt" style:font-size-complex="16pt" fo:language="en" fo:country="US"/>
    </style:style>
    <style:style style:name="T761" style:parent-style-name="Основнойшрифтабзаца" style:family="text">
      <style:text-properties style:font-name="Times New Roman" fo:font-size="12pt" style:font-size-asian="12pt" style:font-size-complex="16pt" fo:language="ru" fo:country="RU"/>
    </style:style>
    <style:style style:name="T762" style:parent-style-name="Основнойшрифтабзаца" style:family="text">
      <style:text-properties style:font-name="Times New Roman" fo:font-size="12pt" style:font-size-asian="12pt" style:font-size-complex="16pt" fo:language="en" fo:country="US"/>
    </style:style>
    <style:style style:name="T763" style:parent-style-name="Основнойшрифтабзаца" style:family="text">
      <style:text-properties style:font-name="Times New Roman" fo:font-size="12pt" style:font-size-asian="12pt" style:font-size-complex="16pt" fo:language="ru" fo:country="RU"/>
    </style:style>
    <style:style style:name="T764" style:parent-style-name="Основнойшрифтабзаца" style:family="text">
      <style:text-properties style:font-name="Times New Roman" fo:font-size="12pt" style:font-size-asian="12pt" style:font-size-complex="16pt" fo:language="en" fo:country="US"/>
    </style:style>
    <style:style style:name="T765" style:parent-style-name="Основнойшрифтабзаца" style:family="text">
      <style:text-properties style:font-name="Times New Roman" fo:font-size="12pt" style:font-size-asian="12pt" style:font-size-complex="16pt" fo:language="ru" fo:country="RU"/>
    </style:style>
    <style:style style:name="T766" style:parent-style-name="Основнойшрифтабзаца" style:family="text">
      <style:text-properties style:font-name="Times New Roman" fo:font-size="12pt" style:font-size-asian="12pt" style:font-size-complex="16pt" fo:language="en" fo:country="US"/>
    </style:style>
    <style:style style:name="T767" style:parent-style-name="Основнойшрифтабзаца" style:family="text">
      <style:text-properties style:font-name="Times New Roman" fo:font-size="12pt" style:font-size-asian="12pt" style:font-size-complex="16pt" fo:language="ru" fo:country="RU"/>
    </style:style>
    <style:style style:name="T768" style:parent-style-name="Основнойшрифтабзаца" style:family="text">
      <style:text-properties style:font-name="Times New Roman" fo:font-size="12pt" style:font-size-asian="12pt" style:font-size-complex="16pt" fo:language="en" fo:country="US"/>
    </style:style>
    <style:style style:name="T769" style:parent-style-name="Основнойшрифтабзаца" style:family="text">
      <style:text-properties style:font-name="Times New Roman" fo:font-size="12pt" style:font-size-asian="12pt" style:font-size-complex="16pt" fo:language="ru" fo:country="RU"/>
    </style:style>
    <style:style style:name="P770"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7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7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73" style:parent-style-name="Standard" style:family="paragraph">
      <style:paragraph-properties fo:keep-with-next="always" fo:keep-together="always" fo:text-align="start"/>
    </style:style>
    <style:style style:name="T774" style:parent-style-name="Основнойшрифтабзаца" style:family="text">
      <style:text-properties style:font-name="Times New Roman" fo:font-size="12pt" style:font-size-asian="12pt" style:font-size-complex="16pt" fo:language="ru" fo:country="RU"/>
    </style:style>
    <style:style style:name="T775" style:parent-style-name="Основнойшрифтабзаца" style:family="text">
      <style:text-properties style:font-name="Times New Roman" fo:font-size="12pt" style:font-size-asian="12pt" style:font-size-complex="16pt" fo:language="en" fo:country="US"/>
    </style:style>
    <style:style style:name="T776" style:parent-style-name="Основнойшрифтабзаца" style:family="text">
      <style:text-properties style:font-name="Times New Roman" fo:font-size="12pt" style:font-size-asian="12pt" style:font-size-complex="16pt" fo:language="ru" fo:country="RU"/>
    </style:style>
    <style:style style:name="T777" style:parent-style-name="Основнойшрифтабзаца" style:family="text">
      <style:text-properties style:font-name="Times New Roman" fo:font-size="12pt" style:font-size-asian="12pt" style:font-size-complex="16pt" fo:language="en" fo:country="US"/>
    </style:style>
    <style:style style:name="T778" style:parent-style-name="Основнойшрифтабзаца" style:family="text">
      <style:text-properties style:font-name="Times New Roman" fo:font-size="12pt" style:font-size-asian="12pt" style:font-size-complex="16pt" fo:language="ru" fo:country="RU"/>
    </style:style>
    <style:style style:name="T779" style:parent-style-name="Основнойшрифтабзаца" style:family="text">
      <style:text-properties style:font-name="Times New Roman" fo:font-size="12pt" style:font-size-asian="12pt" style:font-size-complex="16pt" fo:language="en" fo:country="US"/>
    </style:style>
    <style:style style:name="T780" style:parent-style-name="Основнойшрифтабзаца" style:family="text">
      <style:text-properties style:font-name="Times New Roman" fo:font-size="12pt" style:font-size-asian="12pt" style:font-size-complex="16pt" fo:language="ru" fo:country="RU"/>
    </style:style>
    <style:style style:name="T781" style:parent-style-name="Основнойшрифтабзаца" style:family="text">
      <style:text-properties style:font-name="Times New Roman" fo:font-size="12pt" style:font-size-asian="12pt" style:font-size-complex="16pt" fo:language="en" fo:country="US"/>
    </style:style>
    <style:style style:name="T782" style:parent-style-name="Основнойшрифтабзаца" style:family="text">
      <style:text-properties style:font-name="Times New Roman" fo:font-size="12pt" style:font-size-asian="12pt" style:font-size-complex="16pt" fo:language="ru" fo:country="RU"/>
    </style:style>
    <style:style style:name="P78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84" style:parent-style-name="Standard" style:family="paragraph">
      <style:paragraph-properties fo:keep-with-next="always" fo:keep-together="always" fo:text-align="start"/>
    </style:style>
    <style:style style:name="T785" style:parent-style-name="Основнойшрифтабзаца" style:family="text">
      <style:text-properties style:font-name="Times New Roman" fo:font-size="12pt" style:font-size-asian="12pt" style:font-size-complex="16pt" fo:language="ru" fo:country="RU"/>
    </style:style>
    <style:style style:name="T786" style:parent-style-name="Основнойшрифтабзаца" style:family="text">
      <style:text-properties style:font-name="Times New Roman" fo:font-size="12pt" style:font-size-asian="12pt" style:font-size-complex="16pt" fo:language="en" fo:country="US"/>
    </style:style>
    <style:style style:name="T787" style:parent-style-name="Основнойшрифтабзаца" style:family="text">
      <style:text-properties style:font-name="Times New Roman" fo:font-size="12pt" style:font-size-asian="12pt" style:font-size-complex="16pt" fo:language="ru" fo:country="RU"/>
    </style:style>
    <style:style style:name="P788" style:parent-style-name="Standard" style:family="paragraph">
      <style:paragraph-properties fo:keep-with-next="always" fo:keep-together="always" fo:text-align="start"/>
    </style:style>
    <style:style style:name="T789" style:parent-style-name="Основнойшрифтабзаца" style:family="text">
      <style:text-properties style:font-name="Times New Roman" fo:font-size="12pt" style:font-size-asian="12pt" style:font-size-complex="16pt" fo:language="ru" fo:country="RU"/>
    </style:style>
    <style:style style:name="T790" style:parent-style-name="Основнойшрифтабзаца" style:family="text">
      <style:text-properties style:font-name="Times New Roman" fo:font-size="12pt" style:font-size-asian="12pt" style:font-size-complex="16pt" fo:language="en" fo:country="US"/>
    </style:style>
    <style:style style:name="T791" style:parent-style-name="Основнойшрифтабзаца" style:family="text">
      <style:text-properties style:font-name="Times New Roman" fo:font-size="12pt" style:font-size-asian="12pt" style:font-size-complex="16pt" fo:language="ru" fo:country="RU"/>
    </style:style>
    <style:style style:name="P79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793" style:parent-style-name="Standard" style:family="paragraph">
      <style:paragraph-properties fo:keep-with-next="always" fo:keep-together="always" fo:text-align="start"/>
    </style:style>
    <style:style style:name="T794" style:parent-style-name="Основнойшрифтабзаца" style:family="text">
      <style:text-properties style:font-name="Times New Roman" fo:font-size="12pt" style:font-size-asian="12pt" style:font-size-complex="16pt" fo:language="ru" fo:country="RU"/>
    </style:style>
    <style:style style:name="T795" style:parent-style-name="Основнойшрифтабзаца" style:family="text">
      <style:text-properties style:font-name="Times New Roman" fo:font-size="12pt" style:font-size-asian="12pt" style:font-size-complex="16pt" fo:language="en" fo:country="US"/>
    </style:style>
    <style:style style:name="T796" style:parent-style-name="Основнойшрифтабзаца" style:family="text">
      <style:text-properties style:font-name="Times New Roman" fo:font-size="12pt" style:font-size-asian="12pt" style:font-size-complex="16pt" fo:language="ru" fo:country="RU"/>
    </style:style>
    <style:style style:name="T797" style:parent-style-name="Основнойшрифтабзаца" style:family="text">
      <style:text-properties style:font-name="Times New Roman" fo:font-size="12pt" style:font-size-asian="12pt" style:font-size-complex="16pt" fo:language="en" fo:country="US"/>
    </style:style>
    <style:style style:name="T798" style:parent-style-name="Основнойшрифтабзаца" style:family="text">
      <style:text-properties style:font-name="Times New Roman" fo:font-size="12pt" style:font-size-asian="12pt" style:font-size-complex="16pt" fo:language="ru" fo:country="RU"/>
    </style:style>
    <style:style style:name="T799" style:parent-style-name="Основнойшрифтабзаца" style:family="text">
      <style:text-properties style:font-name="Times New Roman" fo:font-size="12pt" style:font-size-asian="12pt" style:font-size-complex="16pt" fo:language="en" fo:country="US"/>
    </style:style>
    <style:style style:name="T800" style:parent-style-name="Основнойшрифтабзаца" style:family="text">
      <style:text-properties style:font-name="Times New Roman" fo:font-size="12pt" style:font-size-asian="12pt" style:font-size-complex="16pt" fo:language="ru" fo:country="RU"/>
    </style:style>
    <style:style style:name="T801" style:parent-style-name="Основнойшрифтабзаца" style:family="text">
      <style:text-properties style:font-name="Times New Roman" fo:font-size="12pt" style:font-size-asian="12pt" style:font-size-complex="16pt" fo:language="en" fo:country="US"/>
    </style:style>
    <style:style style:name="T802" style:parent-style-name="Основнойшрифтабзаца" style:family="text">
      <style:text-properties style:font-name="Times New Roman" fo:font-size="12pt" style:font-size-asian="12pt" style:font-size-complex="16pt" fo:language="ru" fo:country="RU"/>
    </style:style>
    <style:style style:name="P80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0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0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06" style:parent-style-name="Standard" style:family="paragraph">
      <style:paragraph-properties fo:keep-with-next="always" fo:keep-together="always" fo:text-align="start"/>
    </style:style>
    <style:style style:name="T807" style:parent-style-name="Основнойшрифтабзаца" style:family="text">
      <style:text-properties style:font-name="Times New Roman" fo:font-size="12pt" style:font-size-asian="12pt" style:font-size-complex="16pt" fo:language="ru" fo:country="RU"/>
    </style:style>
    <style:style style:name="T808" style:parent-style-name="Основнойшрифтабзаца" style:family="text">
      <style:text-properties style:font-name="Times New Roman" fo:font-size="12pt" style:font-size-asian="12pt" style:font-size-complex="16pt" fo:language="en" fo:country="US"/>
    </style:style>
    <style:style style:name="P80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10" style:parent-style-name="Standard" style:family="paragraph">
      <style:paragraph-properties fo:keep-with-next="always" fo:keep-together="always" fo:text-align="start"/>
    </style:style>
    <style:style style:name="T811" style:parent-style-name="Основнойшрифтабзаца" style:family="text">
      <style:text-properties style:font-name="Times New Roman" fo:font-size="12pt" style:font-size-asian="12pt" style:font-size-complex="16pt" fo:language="en" fo:country="US"/>
    </style:style>
    <style:style style:name="T812" style:parent-style-name="Основнойшрифтабзаца" style:family="text">
      <style:text-properties style:font-name="Times New Roman" fo:font-size="12pt" style:font-size-asian="12pt" style:font-size-complex="16pt" fo:language="ru" fo:country="RU"/>
    </style:style>
    <style:style style:name="T813" style:parent-style-name="Основнойшрифтабзаца" style:family="text">
      <style:text-properties style:font-name="Times New Roman" fo:font-size="12pt" style:font-size-asian="12pt" style:font-size-complex="16pt" fo:language="en" fo:country="US"/>
    </style:style>
    <style:style style:name="T814" style:parent-style-name="Основнойшрифтабзаца" style:family="text">
      <style:text-properties style:font-name="Times New Roman" fo:font-size="12pt" style:font-size-asian="12pt" style:font-size-complex="16pt" fo:language="ru" fo:country="RU"/>
    </style:style>
    <style:style style:name="T815" style:parent-style-name="Основнойшрифтабзаца" style:family="text">
      <style:text-properties style:font-name="Times New Roman" fo:font-size="12pt" style:font-size-asian="12pt" style:font-size-complex="16pt" fo:language="en" fo:country="US"/>
    </style:style>
    <style:style style:name="T816" style:parent-style-name="Основнойшрифтабзаца" style:family="text">
      <style:text-properties style:font-name="Times New Roman" fo:font-size="12pt" style:font-size-asian="12pt" style:font-size-complex="16pt" fo:language="ru" fo:country="RU"/>
    </style:style>
    <style:style style:name="P81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1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81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82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82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82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2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24" style:parent-style-name="Standard" style:family="paragraph">
      <style:paragraph-properties fo:keep-with-next="always" fo:keep-together="always" fo:text-align="start"/>
    </style:style>
    <style:style style:name="T825" style:parent-style-name="Основнойшрифтабзаца" style:family="text">
      <style:text-properties style:font-name="Times New Roman" fo:font-size="12pt" style:font-size-asian="12pt" style:font-size-complex="16pt" fo:language="ru" fo:country="RU"/>
    </style:style>
    <style:style style:name="T826" style:parent-style-name="Основнойшрифтабзаца" style:family="text">
      <style:text-properties style:font-name="Times New Roman" fo:font-size="12pt" style:font-size-asian="12pt" style:font-size-complex="16pt" fo:language="en" fo:country="US"/>
    </style:style>
    <style:style style:name="T827" style:parent-style-name="Основнойшрифтабзаца" style:family="text">
      <style:text-properties style:font-name="Times New Roman" fo:font-size="12pt" style:font-size-asian="12pt" style:font-size-complex="16pt" fo:language="ru" fo:country="RU"/>
    </style:style>
    <style:style style:name="T828" style:parent-style-name="Основнойшрифтабзаца" style:family="text">
      <style:text-properties style:font-name="Times New Roman" fo:font-size="12pt" style:font-size-asian="12pt" style:font-size-complex="16pt" fo:language="en" fo:country="US"/>
    </style:style>
    <style:style style:name="P82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30" style:parent-style-name="Standard" style:family="paragraph">
      <style:paragraph-properties fo:keep-with-next="always" fo:keep-together="always" fo:text-align="start"/>
    </style:style>
    <style:style style:name="T831" style:parent-style-name="Основнойшрифтабзаца" style:family="text">
      <style:text-properties style:font-name="Times New Roman" fo:font-size="12pt" style:font-size-asian="12pt" style:font-size-complex="16pt" fo:language="ru" fo:country="RU"/>
    </style:style>
    <style:style style:name="T832" style:parent-style-name="Основнойшрифтабзаца" style:family="text">
      <style:text-properties style:font-name="Times New Roman" fo:font-size="12pt" style:font-size-asian="12pt" style:font-size-complex="16pt" fo:language="en" fo:country="US"/>
    </style:style>
    <style:style style:name="T833" style:parent-style-name="Основнойшрифтабзаца" style:family="text">
      <style:text-properties style:font-name="Times New Roman" fo:font-size="12pt" style:font-size-asian="12pt" style:font-size-complex="16pt" fo:language="ru" fo:country="RU"/>
    </style:style>
    <style:style style:name="T834" style:parent-style-name="Основнойшрифтабзаца" style:family="text">
      <style:text-properties style:font-name="Times New Roman" fo:font-size="12pt" style:font-size-asian="12pt" style:font-size-complex="16pt" fo:language="en" fo:country="US"/>
    </style:style>
    <style:style style:name="T835" style:parent-style-name="Основнойшрифтабзаца" style:family="text">
      <style:text-properties style:font-name="Times New Roman" fo:font-size="12pt" style:font-size-asian="12pt" style:font-size-complex="16pt" fo:language="ru" fo:country="RU"/>
    </style:style>
    <style:style style:name="T836" style:parent-style-name="Основнойшрифтабзаца" style:family="text">
      <style:text-properties style:font-name="Times New Roman" fo:font-size="12pt" style:font-size-asian="12pt" style:font-size-complex="16pt" fo:language="en" fo:country="US"/>
    </style:style>
    <style:style style:name="T837" style:parent-style-name="Основнойшрифтабзаца" style:family="text">
      <style:text-properties style:font-name="Times New Roman" fo:font-size="12pt" style:font-size-asian="12pt" style:font-size-complex="16pt" fo:language="ru" fo:country="RU"/>
    </style:style>
    <style:style style:name="P83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39" style:parent-style-name="Standard" style:family="paragraph">
      <style:paragraph-properties fo:keep-with-next="always" fo:keep-together="always" fo:text-align="start"/>
    </style:style>
    <style:style style:name="T840" style:parent-style-name="Основнойшрифтабзаца" style:family="text">
      <style:text-properties style:font-name="Times New Roman" fo:font-size="12pt" style:font-size-asian="12pt" style:font-size-complex="16pt" fo:language="ru" fo:country="RU"/>
    </style:style>
    <style:style style:name="T841" style:parent-style-name="Основнойшрифтабзаца" style:family="text">
      <style:text-properties style:font-name="Times New Roman" fo:font-size="12pt" style:font-size-asian="12pt" style:font-size-complex="16pt" fo:language="en" fo:country="US"/>
    </style:style>
    <style:style style:name="T842" style:parent-style-name="Основнойшрифтабзаца" style:family="text">
      <style:text-properties style:font-name="Times New Roman" fo:font-size="12pt" style:font-size-asian="12pt" style:font-size-complex="16pt" fo:language="ru" fo:country="RU"/>
    </style:style>
    <style:style style:name="T843" style:parent-style-name="Основнойшрифтабзаца" style:family="text">
      <style:text-properties style:font-name="Times New Roman" fo:font-size="12pt" style:font-size-asian="12pt" style:font-size-complex="16pt" fo:language="en" fo:country="US"/>
    </style:style>
    <style:style style:name="T844" style:parent-style-name="Основнойшрифтабзаца" style:family="text">
      <style:text-properties style:font-name="Times New Roman" fo:font-size="12pt" style:font-size-asian="12pt" style:font-size-complex="16pt" fo:language="ru" fo:country="RU"/>
    </style:style>
    <style:style style:name="T845" style:parent-style-name="Основнойшрифтабзаца" style:family="text">
      <style:text-properties style:font-name="Times New Roman" fo:font-size="12pt" style:font-size-asian="12pt" style:font-size-complex="16pt" fo:language="en" fo:country="US"/>
    </style:style>
    <style:style style:name="T846" style:parent-style-name="Основнойшрифтабзаца" style:family="text">
      <style:text-properties style:font-name="Times New Roman" fo:font-size="12pt" style:font-size-asian="12pt" style:font-size-complex="16pt" fo:language="ru" fo:country="RU"/>
    </style:style>
    <style:style style:name="P847" style:parent-style-name="Standard" style:family="paragraph">
      <style:paragraph-properties fo:keep-with-next="always" fo:keep-together="always" fo:text-align="start"/>
    </style:style>
    <style:style style:name="T848" style:parent-style-name="Основнойшрифтабзаца" style:family="text">
      <style:text-properties style:font-name="Times New Roman" fo:font-size="12pt" style:font-size-asian="12pt" style:font-size-complex="16pt" fo:language="ru" fo:country="RU"/>
    </style:style>
    <style:style style:name="T849" style:parent-style-name="Основнойшрифтабзаца" style:family="text">
      <style:text-properties style:font-name="Times New Roman" fo:font-size="12pt" style:font-size-asian="12pt" style:font-size-complex="16pt" fo:language="en" fo:country="US"/>
    </style:style>
    <style:style style:name="T850" style:parent-style-name="Основнойшрифтабзаца" style:family="text">
      <style:text-properties style:font-name="Times New Roman" fo:font-size="12pt" style:font-size-asian="12pt" style:font-size-complex="16pt" fo:language="ru" fo:country="RU"/>
    </style:style>
    <style:style style:name="T851" style:parent-style-name="Основнойшрифтабзаца" style:family="text">
      <style:text-properties style:font-name="Times New Roman" fo:font-size="12pt" style:font-size-asian="12pt" style:font-size-complex="16pt" fo:language="en" fo:country="US"/>
    </style:style>
    <style:style style:name="T852" style:parent-style-name="Основнойшрифтабзаца" style:family="text">
      <style:text-properties style:font-name="Times New Roman" fo:font-size="12pt" style:font-size-asian="12pt" style:font-size-complex="16pt" fo:language="ru" fo:country="RU"/>
    </style:style>
    <style:style style:name="T853" style:parent-style-name="Основнойшрифтабзаца" style:family="text">
      <style:text-properties style:font-name="Times New Roman" fo:font-size="12pt" style:font-size-asian="12pt" style:font-size-complex="16pt" fo:language="en" fo:country="US"/>
    </style:style>
    <style:style style:name="T854" style:parent-style-name="Основнойшрифтабзаца" style:family="text">
      <style:text-properties style:font-name="Times New Roman" fo:font-size="12pt" style:font-size-asian="12pt" style:font-size-complex="16pt" fo:language="ru" fo:country="RU"/>
    </style:style>
    <style:style style:name="T855" style:parent-style-name="Основнойшрифтабзаца" style:family="text">
      <style:text-properties style:font-name="Times New Roman" fo:font-size="12pt" style:font-size-asian="12pt" style:font-size-complex="16pt" fo:language="en" fo:country="US"/>
    </style:style>
    <style:style style:name="T856" style:parent-style-name="Основнойшрифтабзаца" style:family="text">
      <style:text-properties style:font-name="Times New Roman" fo:font-size="12pt" style:font-size-asian="12pt" style:font-size-complex="16pt" fo:language="ru" fo:country="RU"/>
    </style:style>
    <style:style style:name="T857" style:parent-style-name="Основнойшрифтабзаца" style:family="text">
      <style:text-properties style:font-name="Times New Roman" fo:font-size="12pt" style:font-size-asian="12pt" style:font-size-complex="16pt" fo:language="en" fo:country="US"/>
    </style:style>
    <style:style style:name="T858" style:parent-style-name="Основнойшрифтабзаца" style:family="text">
      <style:text-properties style:font-name="Times New Roman" fo:font-size="12pt" style:font-size-asian="12pt" style:font-size-complex="16pt" fo:language="ru" fo:country="RU"/>
    </style:style>
    <style:style style:name="T859" style:parent-style-name="Основнойшрифтабзаца" style:family="text">
      <style:text-properties style:font-name="Times New Roman" fo:font-size="12pt" style:font-size-asian="12pt" style:font-size-complex="16pt" fo:language="en" fo:country="US"/>
    </style:style>
    <style:style style:name="T860" style:parent-style-name="Основнойшрифтабзаца" style:family="text">
      <style:text-properties style:font-name="Times New Roman" fo:font-size="12pt" style:font-size-asian="12pt" style:font-size-complex="16pt" fo:language="ru" fo:country="RU"/>
    </style:style>
    <style:style style:name="T861" style:parent-style-name="Основнойшрифтабзаца" style:family="text">
      <style:text-properties style:font-name="Times New Roman" fo:font-size="12pt" style:font-size-asian="12pt" style:font-size-complex="16pt" fo:language="en" fo:country="US"/>
    </style:style>
    <style:style style:name="T862" style:parent-style-name="Основнойшрифтабзаца" style:family="text">
      <style:text-properties style:font-name="Times New Roman" fo:font-size="12pt" style:font-size-asian="12pt" style:font-size-complex="16pt" fo:language="ru" fo:country="RU"/>
    </style:style>
    <style:style style:name="T863" style:parent-style-name="Основнойшрифтабзаца" style:family="text">
      <style:text-properties style:font-name="Times New Roman" fo:font-size="12pt" style:font-size-asian="12pt" style:font-size-complex="16pt" fo:language="en" fo:country="US"/>
    </style:style>
    <style:style style:name="T864" style:parent-style-name="Основнойшрифтабзаца" style:family="text">
      <style:text-properties style:font-name="Times New Roman" fo:font-size="12pt" style:font-size-asian="12pt" style:font-size-complex="16pt" fo:language="ru" fo:country="RU"/>
    </style:style>
    <style:style style:name="T865" style:parent-style-name="Основнойшрифтабзаца" style:family="text">
      <style:text-properties style:font-name="Times New Roman" fo:font-size="12pt" style:font-size-asian="12pt" style:font-size-complex="16pt" fo:language="en" fo:country="US"/>
    </style:style>
    <style:style style:name="T866" style:parent-style-name="Основнойшрифтабзаца" style:family="text">
      <style:text-properties style:font-name="Times New Roman" fo:font-size="12pt" style:font-size-asian="12pt" style:font-size-complex="16pt" fo:language="ru" fo:country="RU"/>
    </style:style>
    <style:style style:name="T867" style:parent-style-name="Основнойшрифтабзаца" style:family="text">
      <style:text-properties style:font-name="Times New Roman" fo:font-size="12pt" style:font-size-asian="12pt" style:font-size-complex="16pt" fo:language="en" fo:country="US"/>
    </style:style>
    <style:style style:name="T868" style:parent-style-name="Основнойшрифтабзаца" style:family="text">
      <style:text-properties style:font-name="Times New Roman" fo:font-size="12pt" style:font-size-asian="12pt" style:font-size-complex="16pt" fo:language="ru" fo:country="RU"/>
    </style:style>
    <style:style style:name="T869" style:parent-style-name="Основнойшрифтабзаца" style:family="text">
      <style:text-properties style:font-name="Times New Roman" fo:font-size="12pt" style:font-size-asian="12pt" style:font-size-complex="16pt" fo:language="en" fo:country="US"/>
    </style:style>
    <style:style style:name="T870" style:parent-style-name="Основнойшрифтабзаца" style:family="text">
      <style:text-properties style:font-name="Times New Roman" fo:font-size="12pt" style:font-size-asian="12pt" style:font-size-complex="16pt" fo:language="ru" fo:country="RU"/>
    </style:style>
    <style:style style:name="T871" style:parent-style-name="Основнойшрифтабзаца" style:family="text">
      <style:text-properties style:font-name="Times New Roman" fo:font-size="12pt" style:font-size-asian="12pt" style:font-size-complex="16pt" fo:language="en" fo:country="US"/>
    </style:style>
    <style:style style:name="T872" style:parent-style-name="Основнойшрифтабзаца" style:family="text">
      <style:text-properties style:font-name="Times New Roman" fo:font-size="12pt" style:font-size-asian="12pt" style:font-size-complex="16pt" fo:language="ru" fo:country="RU"/>
    </style:style>
    <style:style style:name="T873" style:parent-style-name="Основнойшрифтабзаца" style:family="text">
      <style:text-properties style:font-name="Times New Roman" fo:font-size="12pt" style:font-size-asian="12pt" style:font-size-complex="16pt" fo:language="en" fo:country="US"/>
    </style:style>
    <style:style style:name="T874" style:parent-style-name="Основнойшрифтабзаца" style:family="text">
      <style:text-properties style:font-name="Times New Roman" fo:font-size="12pt" style:font-size-asian="12pt" style:font-size-complex="16pt" fo:language="ru" fo:country="RU"/>
    </style:style>
    <style:style style:name="P87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7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87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87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87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880" style:parent-style-name="Standard" style:family="paragraph">
      <style:paragraph-properties fo:keep-with-next="always" fo:keep-together="always" fo:text-align="start"/>
    </style:style>
    <style:style style:name="T881" style:parent-style-name="Основнойшрифтабзаца" style:family="text">
      <style:text-properties style:font-name="Times New Roman" fo:font-size="12pt" style:font-size-asian="12pt" style:font-size-complex="16pt" fo:language="ru" fo:country="RU"/>
    </style:style>
    <style:style style:name="T882" style:parent-style-name="Основнойшрифтабзаца" style:family="text">
      <style:text-properties style:font-name="Times New Roman" fo:font-size="12pt" style:font-size-asian="12pt" style:font-size-complex="16pt" fo:language="en" fo:country="US"/>
    </style:style>
    <style:style style:name="P88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84" style:parent-style-name="Standard" style:family="paragraph">
      <style:paragraph-properties fo:keep-with-next="always" fo:keep-together="always" fo:text-align="start"/>
    </style:style>
    <style:style style:name="T885" style:parent-style-name="Основнойшрифтабзаца" style:family="text">
      <style:text-properties style:font-name="Times New Roman" fo:font-size="12pt" style:font-size-asian="12pt" style:font-size-complex="16pt" fo:language="ru" fo:country="RU"/>
    </style:style>
    <style:style style:name="T886" style:parent-style-name="Основнойшрифтабзаца" style:family="text">
      <style:text-properties style:font-name="Times New Roman" fo:font-size="12pt" style:font-size-asian="12pt" style:font-size-complex="16pt" fo:language="en" fo:country="US"/>
    </style:style>
    <style:style style:name="P88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888" style:parent-style-name="Standard" style:family="paragraph">
      <style:paragraph-properties fo:keep-with-next="always" fo:keep-together="always" fo:text-align="start"/>
    </style:style>
    <style:style style:name="T889" style:parent-style-name="Основнойшрифтабзаца" style:family="text">
      <style:text-properties style:font-name="Times New Roman" fo:font-size="12pt" style:font-size-asian="12pt" style:font-size-complex="16pt" fo:language="en" fo:country="US"/>
    </style:style>
    <style:style style:name="T890" style:parent-style-name="Основнойшрифтабзаца" style:family="text">
      <style:text-properties style:font-name="Times New Roman" fo:font-size="12pt" style:font-size-asian="12pt" style:font-size-complex="16pt" fo:language="ru" fo:country="RU"/>
    </style:style>
    <style:style style:name="T891" style:parent-style-name="Основнойшрифтабзаца" style:family="text">
      <style:text-properties style:font-name="Times New Roman" fo:font-size="12pt" style:font-size-asian="12pt" style:font-size-complex="16pt" fo:language="en" fo:country="US"/>
    </style:style>
    <style:style style:name="T892" style:parent-style-name="Основнойшрифтабзаца" style:family="text">
      <style:text-properties style:font-name="Times New Roman" fo:font-size="12pt" style:font-size-asian="12pt" style:font-size-complex="16pt" fo:language="ru" fo:country="RU"/>
    </style:style>
    <style:style style:name="T893" style:parent-style-name="Основнойшрифтабзаца" style:family="text">
      <style:text-properties style:font-name="Times New Roman" fo:font-size="12pt" style:font-size-asian="12pt" style:font-size-complex="16pt" fo:language="en" fo:country="US"/>
    </style:style>
    <style:style style:name="T894" style:parent-style-name="Основнойшрифтабзаца" style:family="text">
      <style:text-properties style:font-name="Times New Roman" fo:font-size="12pt" style:font-size-asian="12pt" style:font-size-complex="16pt" fo:language="ru" fo:country="RU"/>
    </style:style>
    <style:style style:name="P895" style:parent-style-name="Standard" style:family="paragraph">
      <style:paragraph-properties fo:keep-with-next="always" fo:keep-together="always" fo:text-align="start"/>
    </style:style>
    <style:style style:name="T896" style:parent-style-name="Основнойшрифтабзаца" style:family="text">
      <style:text-properties style:font-name="Times New Roman" fo:font-size="12pt" style:font-size-asian="12pt" style:font-size-complex="16pt" fo:language="ru" fo:country="RU"/>
    </style:style>
    <style:style style:name="T897" style:parent-style-name="Основнойшрифтабзаца" style:family="text">
      <style:text-properties style:font-name="Times New Roman" fo:font-size="12pt" style:font-size-asian="12pt" style:font-size-complex="16pt" fo:language="en" fo:country="US"/>
    </style:style>
    <style:style style:name="T898" style:parent-style-name="Основнойшрифтабзаца" style:family="text">
      <style:text-properties style:font-name="Times New Roman" fo:font-size="12pt" style:font-size-asian="12pt" style:font-size-complex="16pt" fo:language="ru" fo:country="RU"/>
    </style:style>
    <style:style style:name="T899" style:parent-style-name="Основнойшрифтабзаца" style:family="text">
      <style:text-properties style:font-name="Times New Roman" fo:font-size="12pt" style:font-size-asian="12pt" style:font-size-complex="16pt" fo:language="en" fo:country="US"/>
    </style:style>
    <style:style style:name="T900" style:parent-style-name="Основнойшрифтабзаца" style:family="text">
      <style:text-properties style:font-name="Times New Roman" fo:font-size="12pt" style:font-size-asian="12pt" style:font-size-complex="16pt" fo:language="ru" fo:country="RU"/>
    </style:style>
    <style:style style:name="P90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0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0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0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0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06" style:parent-style-name="Standard" style:family="paragraph">
      <style:paragraph-properties fo:keep-with-next="always" fo:keep-together="always" fo:text-align="start"/>
    </style:style>
    <style:style style:name="T907" style:parent-style-name="Основнойшрифтабзаца" style:family="text">
      <style:text-properties style:font-name="Times New Roman" fo:font-size="12pt" style:font-size-asian="12pt" style:font-size-complex="16pt" fo:language="ru" fo:country="RU"/>
    </style:style>
    <style:style style:name="T908" style:parent-style-name="Основнойшрифтабзаца" style:family="text">
      <style:text-properties style:font-name="Times New Roman" fo:font-size="12pt" style:font-size-asian="12pt" style:font-size-complex="16pt" fo:language="en" fo:country="US"/>
    </style:style>
    <style:style style:name="T909" style:parent-style-name="Основнойшрифтабзаца" style:family="text">
      <style:text-properties style:font-name="Times New Roman" fo:font-size="12pt" style:font-size-asian="12pt" style:font-size-complex="16pt" fo:language="ru" fo:country="RU"/>
    </style:style>
    <style:style style:name="T910" style:parent-style-name="Основнойшрифтабзаца" style:family="text">
      <style:text-properties style:font-name="Times New Roman" fo:font-size="12pt" style:font-size-asian="12pt" style:font-size-complex="16pt" fo:language="en" fo:country="US"/>
    </style:style>
    <style:style style:name="T911" style:parent-style-name="Основнойшрифтабзаца" style:family="text">
      <style:text-properties style:font-name="Times New Roman" fo:font-size="12pt" style:font-size-asian="12pt" style:font-size-complex="16pt" fo:language="ru" fo:country="RU"/>
    </style:style>
    <style:style style:name="P91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1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1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1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1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1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1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1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2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2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92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2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24" style:parent-style-name="Standard" style:family="paragraph">
      <style:paragraph-properties fo:keep-with-next="always" fo:keep-together="always" fo:text-align="start"/>
    </style:style>
    <style:style style:name="T925" style:parent-style-name="Основнойшрифтабзаца" style:family="text">
      <style:text-properties style:font-name="Times New Roman" fo:font-size="12pt" style:font-size-asian="12pt" style:font-size-complex="16pt" fo:language="ru" fo:country="RU"/>
    </style:style>
    <style:style style:name="T926" style:parent-style-name="Основнойшрифтабзаца" style:family="text">
      <style:text-properties style:font-name="Times New Roman" fo:font-size="12pt" style:font-size-asian="12pt" style:font-size-complex="16pt" fo:language="en" fo:country="US"/>
    </style:style>
    <style:style style:name="T927" style:parent-style-name="Основнойшрифтабзаца" style:family="text">
      <style:text-properties style:font-name="Times New Roman" fo:font-size="12pt" style:font-size-asian="12pt" style:font-size-complex="16pt" fo:language="ru" fo:country="RU"/>
    </style:style>
    <style:style style:name="T928" style:parent-style-name="Основнойшрифтабзаца" style:family="text">
      <style:text-properties style:font-name="Times New Roman" fo:font-size="12pt" style:font-size-asian="12pt" style:font-size-complex="16pt" fo:language="en" fo:country="US"/>
    </style:style>
    <style:style style:name="T929" style:parent-style-name="Основнойшрифтабзаца" style:family="text">
      <style:text-properties style:font-name="Times New Roman" fo:font-size="12pt" style:font-size-asian="12pt" style:font-size-complex="16pt" fo:language="ru" fo:country="RU"/>
    </style:style>
    <style:style style:name="T930" style:parent-style-name="Основнойшрифтабзаца" style:family="text">
      <style:text-properties style:font-name="Times New Roman" fo:font-size="12pt" style:font-size-asian="12pt" style:font-size-complex="16pt" fo:language="en" fo:country="US"/>
    </style:style>
    <style:style style:name="T931" style:parent-style-name="Основнойшрифтабзаца" style:family="text">
      <style:text-properties style:font-name="Times New Roman" fo:font-size="12pt" style:font-size-asian="12pt" style:font-size-complex="16pt" fo:language="ru" fo:country="RU"/>
    </style:style>
    <style:style style:name="T932" style:parent-style-name="Основнойшрифтабзаца" style:family="text">
      <style:text-properties style:font-name="Times New Roman" fo:font-size="12pt" style:font-size-asian="12pt" style:font-size-complex="16pt" fo:language="en" fo:country="US"/>
    </style:style>
    <style:style style:name="T933" style:parent-style-name="Основнойшрифтабзаца" style:family="text">
      <style:text-properties style:font-name="Times New Roman" fo:font-size="12pt" style:font-size-asian="12pt" style:font-size-complex="16pt" fo:language="ru" fo:country="RU"/>
    </style:style>
    <style:style style:name="P93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3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3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37" style:parent-style-name="Standard" style:family="paragraph">
      <style:paragraph-properties fo:keep-with-next="always" fo:keep-together="always" fo:text-align="start"/>
    </style:style>
    <style:style style:name="T938" style:parent-style-name="Основнойшрифтабзаца" style:family="text">
      <style:text-properties style:font-name="Times New Roman" fo:font-size="12pt" style:font-size-asian="12pt" style:font-size-complex="16pt" fo:language="ru" fo:country="RU"/>
    </style:style>
    <style:style style:name="T939" style:parent-style-name="Основнойшрифтабзаца" style:family="text">
      <style:text-properties style:font-name="Times New Roman" fo:font-size="12pt" style:font-size-asian="12pt" style:font-size-complex="16pt" fo:language="en" fo:country="US"/>
    </style:style>
    <style:style style:name="T940" style:parent-style-name="Основнойшрифтабзаца" style:family="text">
      <style:text-properties style:font-name="Times New Roman" fo:font-size="12pt" style:font-size-asian="12pt" style:font-size-complex="16pt" fo:language="ru" fo:country="RU"/>
    </style:style>
    <style:style style:name="T941" style:parent-style-name="Основнойшрифтабзаца" style:family="text">
      <style:text-properties style:font-name="Times New Roman" fo:font-size="12pt" style:font-size-asian="12pt" style:font-size-complex="16pt" fo:language="en" fo:country="US"/>
    </style:style>
    <style:style style:name="T942" style:parent-style-name="Основнойшрифтабзаца" style:family="text">
      <style:text-properties style:font-name="Times New Roman" fo:font-size="12pt" style:font-size-asian="12pt" style:font-size-complex="16pt" fo:language="ru" fo:country="RU"/>
    </style:style>
    <style:style style:name="T943" style:parent-style-name="Основнойшрифтабзаца" style:family="text">
      <style:text-properties style:font-name="Times New Roman" fo:font-size="12pt" style:font-size-asian="12pt" style:font-size-complex="16pt" fo:language="en" fo:country="US"/>
    </style:style>
    <style:style style:name="T944" style:parent-style-name="Основнойшрифтабзаца" style:family="text">
      <style:text-properties style:font-name="Times New Roman" fo:font-size="12pt" style:font-size-asian="12pt" style:font-size-complex="16pt" fo:language="ru" fo:country="RU"/>
    </style:style>
    <style:style style:name="T945" style:parent-style-name="Основнойшрифтабзаца" style:family="text">
      <style:text-properties style:font-name="Times New Roman" fo:font-size="12pt" style:font-size-asian="12pt" style:font-size-complex="16pt" fo:language="en" fo:country="US"/>
    </style:style>
    <style:style style:name="T946" style:parent-style-name="Основнойшрифтабзаца" style:family="text">
      <style:text-properties style:font-name="Times New Roman" fo:font-size="12pt" style:font-size-asian="12pt" style:font-size-complex="16pt" fo:language="ru" fo:country="RU"/>
    </style:style>
    <style:style style:name="P94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48" style:parent-style-name="Standard" style:family="paragraph">
      <style:paragraph-properties fo:keep-with-next="always" fo:keep-together="always" fo:text-align="start"/>
    </style:style>
    <style:style style:name="T949" style:parent-style-name="Основнойшрифтабзаца" style:family="text">
      <style:text-properties style:font-name="Times New Roman" fo:font-size="12pt" style:font-size-asian="12pt" style:font-size-complex="16pt" fo:language="ru" fo:country="RU"/>
    </style:style>
    <style:style style:name="T950" style:parent-style-name="Основнойшрифтабзаца" style:family="text">
      <style:text-properties style:font-name="Times New Roman" fo:font-size="12pt" style:font-size-asian="12pt" style:font-size-complex="16pt" fo:language="en" fo:country="US"/>
    </style:style>
    <style:style style:name="T951" style:parent-style-name="Основнойшрифтабзаца" style:family="text">
      <style:text-properties style:font-name="Times New Roman" fo:font-size="12pt" style:font-size-asian="12pt" style:font-size-complex="16pt" fo:language="ru" fo:country="RU"/>
    </style:style>
    <style:style style:name="P95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53" style:parent-style-name="Standard" style:family="paragraph">
      <style:paragraph-properties fo:keep-with-next="always" fo:keep-together="always" fo:text-align="start"/>
    </style:style>
    <style:style style:name="T954" style:parent-style-name="Основнойшрифтабзаца" style:family="text">
      <style:text-properties style:font-name="Times New Roman" fo:font-size="12pt" style:font-size-asian="12pt" style:font-size-complex="16pt" fo:language="ru" fo:country="RU"/>
    </style:style>
    <style:style style:name="T955" style:parent-style-name="Основнойшрифтабзаца" style:family="text">
      <style:text-properties style:font-name="Times New Roman" fo:font-size="12pt" style:font-size-asian="12pt" style:font-size-complex="16pt" fo:language="en" fo:country="US"/>
    </style:style>
    <style:style style:name="T956" style:parent-style-name="Основнойшрифтабзаца" style:family="text">
      <style:text-properties style:font-name="Times New Roman" fo:font-size="12pt" style:font-size-asian="12pt" style:font-size-complex="16pt" fo:language="ru" fo:country="RU"/>
    </style:style>
    <style:style style:name="T957" style:parent-style-name="Основнойшрифтабзаца" style:family="text">
      <style:text-properties style:font-name="Times New Roman" fo:font-size="12pt" style:font-size-asian="12pt" style:font-size-complex="16pt" fo:language="en" fo:country="US"/>
    </style:style>
    <style:style style:name="T958" style:parent-style-name="Основнойшрифтабзаца" style:family="text">
      <style:text-properties style:font-name="Times New Roman" fo:font-size="12pt" style:font-size-asian="12pt" style:font-size-complex="16pt" fo:language="ru" fo:country="RU"/>
    </style:style>
    <style:style style:name="T959" style:parent-style-name="Основнойшрифтабзаца" style:family="text">
      <style:text-properties style:font-name="Times New Roman" fo:font-size="12pt" style:font-size-asian="12pt" style:font-size-complex="16pt" fo:language="en" fo:country="US"/>
    </style:style>
    <style:style style:name="T960" style:parent-style-name="Основнойшрифтабзаца" style:family="text">
      <style:text-properties style:font-name="Times New Roman" fo:font-size="12pt" style:font-size-asian="12pt" style:font-size-complex="16pt" fo:language="ru" fo:country="RU"/>
    </style:style>
    <style:style style:name="T961" style:parent-style-name="Основнойшрифтабзаца" style:family="text">
      <style:text-properties style:font-name="Times New Roman" fo:font-size="12pt" style:font-size-asian="12pt" style:font-size-complex="16pt" fo:language="en" fo:country="US"/>
    </style:style>
    <style:style style:name="T962" style:parent-style-name="Основнойшрифтабзаца" style:family="text">
      <style:text-properties style:font-name="Times New Roman" fo:font-size="12pt" style:font-size-asian="12pt" style:font-size-complex="16pt" fo:language="ru" fo:country="RU"/>
    </style:style>
    <style:style style:name="P96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6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6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66" style:parent-style-name="Standard" style:family="paragraph">
      <style:paragraph-properties fo:keep-with-next="always" fo:keep-together="always" fo:text-align="start"/>
    </style:style>
    <style:style style:name="T967" style:parent-style-name="Основнойшрифтабзаца" style:family="text">
      <style:text-properties style:font-name="Times New Roman" fo:font-size="12pt" style:font-size-asian="12pt" style:font-size-complex="16pt" fo:language="ru" fo:country="RU"/>
    </style:style>
    <style:style style:name="T968" style:parent-style-name="Основнойшрифтабзаца" style:family="text">
      <style:text-properties style:font-name="Times New Roman" fo:font-size="12pt" style:font-size-asian="12pt" style:font-size-complex="16pt" fo:language="en" fo:country="US"/>
    </style:style>
    <style:style style:name="T969" style:parent-style-name="Основнойшрифтабзаца" style:family="text">
      <style:text-properties style:font-name="Times New Roman" fo:font-size="12pt" style:font-size-asian="12pt" style:font-size-complex="16pt" fo:language="ru" fo:country="RU"/>
    </style:style>
    <style:style style:name="T970" style:parent-style-name="Основнойшрифтабзаца" style:family="text">
      <style:text-properties style:font-name="Times New Roman" fo:font-size="12pt" style:font-size-asian="12pt" style:font-size-complex="16pt" fo:language="en" fo:country="US"/>
    </style:style>
    <style:style style:name="T971" style:parent-style-name="Основнойшрифтабзаца" style:family="text">
      <style:text-properties style:font-name="Times New Roman" fo:font-size="12pt" style:font-size-asian="12pt" style:font-size-complex="16pt" fo:language="ru" fo:country="RU"/>
    </style:style>
    <style:style style:name="T972" style:parent-style-name="Основнойшрифтабзаца" style:family="text">
      <style:text-properties style:font-name="Times New Roman" fo:font-size="12pt" style:font-size-asian="12pt" style:font-size-complex="16pt" fo:language="en" fo:country="US"/>
    </style:style>
    <style:style style:name="T973" style:parent-style-name="Основнойшрифтабзаца" style:family="text">
      <style:text-properties style:font-name="Times New Roman" fo:font-size="12pt" style:font-size-asian="12pt" style:font-size-complex="16pt" fo:language="ru" fo:country="RU"/>
    </style:style>
    <style:style style:name="T974" style:parent-style-name="Основнойшрифтабзаца" style:family="text">
      <style:text-properties style:font-name="Times New Roman" fo:font-size="12pt" style:font-size-asian="12pt" style:font-size-complex="16pt" fo:language="en" fo:country="US"/>
    </style:style>
    <style:style style:name="T975" style:parent-style-name="Основнойшрифтабзаца" style:family="text">
      <style:text-properties style:font-name="Times New Roman" fo:font-size="12pt" style:font-size-asian="12pt" style:font-size-complex="16pt" fo:language="ru" fo:country="RU"/>
    </style:style>
    <style:style style:name="P97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77" style:parent-style-name="Standard" style:family="paragraph">
      <style:paragraph-properties fo:keep-with-next="always" fo:keep-together="always" fo:text-align="start"/>
    </style:style>
    <style:style style:name="T978" style:parent-style-name="Основнойшрифтабзаца" style:family="text">
      <style:text-properties style:font-name="Times New Roman" fo:font-size="12pt" style:font-size-asian="12pt" style:font-size-complex="16pt" fo:language="ru" fo:country="RU"/>
    </style:style>
    <style:style style:name="T979" style:parent-style-name="Основнойшрифтабзаца" style:family="text">
      <style:text-properties style:font-name="Times New Roman" fo:font-size="12pt" style:font-size-asian="12pt" style:font-size-complex="16pt" fo:language="en" fo:country="US"/>
    </style:style>
    <style:style style:name="T980" style:parent-style-name="Основнойшрифтабзаца" style:family="text">
      <style:text-properties style:font-name="Times New Roman" fo:font-size="12pt" style:font-size-asian="12pt" style:font-size-complex="16pt" fo:language="ru" fo:country="RU"/>
    </style:style>
    <style:style style:name="T981" style:parent-style-name="Основнойшрифтабзаца" style:family="text">
      <style:text-properties style:font-name="Times New Roman" fo:font-size="12pt" style:font-size-asian="12pt" style:font-size-complex="16pt" fo:language="en" fo:country="US"/>
    </style:style>
    <style:style style:name="T982" style:parent-style-name="Основнойшрифтабзаца" style:family="text">
      <style:text-properties style:font-name="Times New Roman" fo:font-size="12pt" style:font-size-asian="12pt" style:font-size-complex="16pt" fo:language="ru" fo:country="RU"/>
    </style:style>
    <style:style style:name="P98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84" style:parent-style-name="Standard" style:family="paragraph">
      <style:paragraph-properties fo:keep-with-next="always" fo:keep-together="always" fo:text-align="start"/>
    </style:style>
    <style:style style:name="T985" style:parent-style-name="Основнойшрифтабзаца" style:family="text">
      <style:text-properties style:font-name="Times New Roman" fo:font-size="12pt" style:font-size-asian="12pt" style:font-size-complex="16pt" fo:language="ru" fo:country="RU"/>
    </style:style>
    <style:style style:name="T986" style:parent-style-name="Основнойшрифтабзаца" style:family="text">
      <style:text-properties style:font-name="Times New Roman" fo:font-size="12pt" style:font-size-asian="12pt" style:font-size-complex="16pt" fo:language="en" fo:country="US"/>
    </style:style>
    <style:style style:name="T987" style:parent-style-name="Основнойшрифтабзаца" style:family="text">
      <style:text-properties style:font-name="Times New Roman" fo:font-size="12pt" style:font-size-asian="12pt" style:font-size-complex="16pt" fo:language="ru" fo:country="RU"/>
    </style:style>
    <style:style style:name="T988" style:parent-style-name="Основнойшрифтабзаца" style:family="text">
      <style:text-properties style:font-name="Times New Roman" fo:font-size="12pt" style:font-size-asian="12pt" style:font-size-complex="16pt" fo:language="en" fo:country="US"/>
    </style:style>
    <style:style style:name="T989" style:parent-style-name="Основнойшрифтабзаца" style:family="text">
      <style:text-properties style:font-name="Times New Roman" fo:font-size="12pt" style:font-size-asian="12pt" style:font-size-complex="16pt" fo:language="ru" fo:country="RU"/>
    </style:style>
    <style:style style:name="T990" style:parent-style-name="Основнойшрифтабзаца" style:family="text">
      <style:text-properties style:font-name="Times New Roman" fo:font-size="12pt" style:font-size-asian="12pt" style:font-size-complex="16pt" fo:language="en" fo:country="US"/>
    </style:style>
    <style:style style:name="T991" style:parent-style-name="Основнойшрифтабзаца" style:family="text">
      <style:text-properties style:font-name="Times New Roman" fo:font-size="12pt" style:font-size-asian="12pt" style:font-size-complex="16pt" fo:language="ru" fo:country="RU"/>
    </style:style>
    <style:style style:name="T992" style:parent-style-name="Основнойшрифтабзаца" style:family="text">
      <style:text-properties style:font-name="Times New Roman" fo:font-size="12pt" style:font-size-asian="12pt" style:font-size-complex="16pt" fo:language="en" fo:country="US"/>
    </style:style>
    <style:style style:name="T993" style:parent-style-name="Основнойшрифтабзаца" style:family="text">
      <style:text-properties style:font-name="Times New Roman" fo:font-size="12pt" style:font-size-asian="12pt" style:font-size-complex="16pt" fo:language="ru" fo:country="RU"/>
    </style:style>
    <style:style style:name="P99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95" style:parent-style-name="Standard" style:family="paragraph">
      <style:paragraph-properties fo:keep-with-next="always" fo:keep-together="always" fo:text-align="start"/>
    </style:style>
    <style:style style:name="T996" style:parent-style-name="Основнойшрифтабзаца" style:family="text">
      <style:text-properties style:font-name="Times New Roman" fo:font-size="12pt" style:font-size-asian="12pt" style:font-size-complex="16pt" fo:language="ru" fo:country="RU"/>
    </style:style>
    <style:style style:name="T997" style:parent-style-name="Основнойшрифтабзаца" style:family="text">
      <style:text-properties style:font-name="Times New Roman" fo:font-size="12pt" style:font-size-asian="12pt" style:font-size-complex="16pt" fo:language="en" fo:country="US"/>
    </style:style>
    <style:style style:name="P99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999" style:parent-style-name="Standard" style:family="paragraph">
      <style:paragraph-properties fo:keep-with-next="always" fo:keep-together="always" fo:text-align="start"/>
    </style:style>
    <style:style style:name="T1000" style:parent-style-name="Основнойшрифтабзаца" style:family="text">
      <style:text-properties style:font-name="Times New Roman" fo:font-size="12pt" style:font-size-asian="12pt" style:font-size-complex="16pt" fo:language="ru" fo:country="RU"/>
    </style:style>
    <style:style style:name="T1001" style:parent-style-name="Основнойшрифтабзаца" style:family="text">
      <style:text-properties style:font-name="Times New Roman" fo:font-size="12pt" style:font-size-asian="12pt" style:font-size-complex="16pt" fo:language="en" fo:country="US"/>
    </style:style>
    <style:style style:name="T1002" style:parent-style-name="Основнойшрифтабзаца" style:family="text">
      <style:text-properties style:font-name="Times New Roman" fo:font-size="12pt" style:font-size-asian="12pt" style:font-size-complex="16pt" fo:language="ru" fo:country="RU"/>
    </style:style>
    <style:style style:name="T1003" style:parent-style-name="Основнойшрифтабзаца" style:family="text">
      <style:text-properties style:font-name="Times New Roman" fo:font-size="12pt" style:font-size-asian="12pt" style:font-size-complex="16pt" fo:language="en" fo:country="US"/>
    </style:style>
    <style:style style:name="T1004" style:parent-style-name="Основнойшрифтабзаца" style:family="text">
      <style:text-properties style:font-name="Times New Roman" fo:font-size="12pt" style:font-size-asian="12pt" style:font-size-complex="16pt" fo:language="ru" fo:country="RU"/>
    </style:style>
    <style:style style:name="T1005" style:parent-style-name="Основнойшрифтабзаца" style:family="text">
      <style:text-properties style:font-name="Times New Roman" fo:font-size="12pt" style:font-size-asian="12pt" style:font-size-complex="16pt" fo:language="en" fo:country="US"/>
    </style:style>
    <style:style style:name="T1006" style:parent-style-name="Основнойшрифтабзаца" style:family="text">
      <style:text-properties style:font-name="Times New Roman" fo:font-size="12pt" style:font-size-asian="12pt" style:font-size-complex="16pt" fo:language="ru" fo:country="RU"/>
    </style:style>
    <style:style style:name="P1007" style:parent-style-name="Standard" style:family="paragraph">
      <style:paragraph-properties fo:keep-with-next="always" fo:keep-together="always" fo:text-align="start"/>
    </style:style>
    <style:style style:name="T1008" style:parent-style-name="Основнойшрифтабзаца" style:family="text">
      <style:text-properties style:font-name="Times New Roman" fo:font-size="12pt" style:font-size-asian="12pt" style:font-size-complex="16pt" fo:language="ru" fo:country="RU"/>
    </style:style>
    <style:style style:name="T1009" style:parent-style-name="Основнойшрифтабзаца" style:family="text">
      <style:text-properties style:font-name="Times New Roman" fo:font-size="12pt" style:font-size-asian="12pt" style:font-size-complex="16pt" fo:language="en" fo:country="US"/>
    </style:style>
    <style:style style:name="P1010"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1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1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1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1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1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1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1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1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1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2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3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4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4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4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4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44" style:parent-style-name="Standard" style:family="paragraph">
      <style:paragraph-properties fo:keep-with-next="always" fo:keep-together="always" fo:text-align="start"/>
    </style:style>
    <style:style style:name="T1045" style:parent-style-name="Основнойшрифтабзаца" style:family="text">
      <style:text-properties style:font-name="Times New Roman" fo:font-size="12pt" style:font-size-asian="12pt" style:font-size-complex="16pt" fo:language="ru" fo:country="RU"/>
    </style:style>
    <style:style style:name="T1046" style:parent-style-name="Основнойшрифтабзаца" style:family="text">
      <style:text-properties style:font-name="Times New Roman" fo:font-size="12pt" style:font-size-asian="12pt" style:font-size-complex="16pt" fo:language="en" fo:country="US"/>
    </style:style>
    <style:style style:name="P104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48" style:parent-style-name="Standard" style:family="paragraph">
      <style:paragraph-properties fo:keep-with-next="always" fo:keep-together="always" fo:text-align="start"/>
    </style:style>
    <style:style style:name="T1049" style:parent-style-name="Основнойшрифтабзаца" style:family="text">
      <style:text-properties style:font-name="Times New Roman" fo:font-size="12pt" style:font-size-asian="12pt" style:font-size-complex="16pt" fo:language="ru" fo:country="RU"/>
    </style:style>
    <style:style style:name="T1050" style:parent-style-name="Основнойшрифтабзаца" style:family="text">
      <style:text-properties style:font-name="Times New Roman" fo:font-size="12pt" style:font-size-asian="12pt" style:font-size-complex="16pt" fo:language="en" fo:country="US"/>
    </style:style>
    <style:style style:name="T1051" style:parent-style-name="Основнойшрифтабзаца" style:family="text">
      <style:text-properties style:font-name="Times New Roman" fo:font-size="12pt" style:font-size-asian="12pt" style:font-size-complex="16pt" fo:language="ru" fo:country="RU"/>
    </style:style>
    <style:style style:name="T1052" style:parent-style-name="Основнойшрифтабзаца" style:family="text">
      <style:text-properties style:font-name="Times New Roman" fo:font-size="12pt" style:font-size-asian="12pt" style:font-size-complex="16pt" fo:language="en" fo:country="US"/>
    </style:style>
    <style:style style:name="T1053" style:parent-style-name="Основнойшрифтабзаца" style:family="text">
      <style:text-properties style:font-name="Times New Roman" fo:font-size="12pt" style:font-size-asian="12pt" style:font-size-complex="16pt" fo:language="ru" fo:country="RU"/>
    </style:style>
    <style:style style:name="T1054" style:parent-style-name="Основнойшрифтабзаца" style:family="text">
      <style:text-properties style:font-name="Times New Roman" fo:font-size="12pt" style:font-size-asian="12pt" style:font-size-complex="16pt" fo:language="en" fo:country="US"/>
    </style:style>
    <style:style style:name="T1055" style:parent-style-name="Основнойшрифтабзаца" style:family="text">
      <style:text-properties style:font-name="Times New Roman" fo:font-size="12pt" style:font-size-asian="12pt" style:font-size-complex="16pt" fo:language="ru" fo:country="RU"/>
    </style:style>
    <style:style style:name="P105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57" style:parent-style-name="Standard" style:family="paragraph">
      <style:paragraph-properties fo:keep-with-next="always" fo:keep-together="always" fo:text-align="start"/>
    </style:style>
    <style:style style:name="T1058" style:parent-style-name="Основнойшрифтабзаца" style:family="text">
      <style:text-properties style:font-name="Times New Roman" fo:font-size="12pt" style:font-size-asian="12pt" style:font-size-complex="16pt" fo:language="ru" fo:country="RU"/>
    </style:style>
    <style:style style:name="T1059" style:parent-style-name="Основнойшрифтабзаца" style:family="text">
      <style:text-properties style:font-name="Times New Roman" fo:font-size="12pt" style:font-size-asian="12pt" style:font-size-complex="16pt" fo:language="en" fo:country="US"/>
    </style:style>
    <style:style style:name="T1060" style:parent-style-name="Основнойшрифтабзаца" style:family="text">
      <style:text-properties style:font-name="Times New Roman" fo:font-size="12pt" style:font-size-asian="12pt" style:font-size-complex="16pt" fo:language="ru" fo:country="RU"/>
    </style:style>
    <style:style style:name="T1061" style:parent-style-name="Основнойшрифтабзаца" style:family="text">
      <style:text-properties style:font-name="Times New Roman" fo:font-size="12pt" style:font-size-asian="12pt" style:font-size-complex="16pt" fo:language="en" fo:country="US"/>
    </style:style>
    <style:style style:name="T1062" style:parent-style-name="Основнойшрифтабзаца" style:family="text">
      <style:text-properties style:font-name="Times New Roman" fo:font-size="12pt" style:font-size-asian="12pt" style:font-size-complex="16pt" fo:language="ru" fo:country="RU"/>
    </style:style>
    <style:style style:name="P106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6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65" style:parent-style-name="Standard" style:family="paragraph">
      <style:paragraph-properties fo:keep-with-next="always" fo:keep-together="always" fo:text-align="start"/>
    </style:style>
    <style:style style:name="T1066" style:parent-style-name="Основнойшрифтабзаца" style:family="text">
      <style:text-properties style:font-name="Times New Roman" fo:font-size="12pt" style:font-size-asian="12pt" style:font-size-complex="16pt" fo:language="ru" fo:country="RU"/>
    </style:style>
    <style:style style:name="T1067" style:parent-style-name="Основнойшрифтабзаца" style:family="text">
      <style:text-properties style:font-name="Times New Roman" fo:font-size="12pt" style:font-size-asian="12pt" style:font-size-complex="16pt" fo:language="en" fo:country="US"/>
    </style:style>
    <style:style style:name="T1068" style:parent-style-name="Основнойшрифтабзаца" style:family="text">
      <style:text-properties style:font-name="Times New Roman" fo:font-size="12pt" style:font-size-asian="12pt" style:font-size-complex="16pt" fo:language="ru" fo:country="RU"/>
    </style:style>
    <style:style style:name="T1069" style:parent-style-name="Основнойшрифтабзаца" style:family="text">
      <style:text-properties style:font-name="Times New Roman" fo:font-size="12pt" style:font-size-asian="12pt" style:font-size-complex="16pt" fo:language="en" fo:country="US"/>
    </style:style>
    <style:style style:name="T1070" style:parent-style-name="Основнойшрифтабзаца" style:family="text">
      <style:text-properties style:font-name="Times New Roman" fo:font-size="12pt" style:font-size-asian="12pt" style:font-size-complex="16pt" fo:language="ru" fo:country="RU"/>
    </style:style>
    <style:style style:name="T1071" style:parent-style-name="Основнойшрифтабзаца" style:family="text">
      <style:text-properties style:font-name="Times New Roman" fo:font-size="12pt" style:font-size-asian="12pt" style:font-size-complex="16pt" fo:language="en" fo:country="US"/>
    </style:style>
    <style:style style:name="T1072" style:parent-style-name="Основнойшрифтабзаца" style:family="text">
      <style:text-properties style:font-name="Times New Roman" fo:font-size="12pt" style:font-size-asian="12pt" style:font-size-complex="16pt" fo:language="ru" fo:country="RU"/>
    </style:style>
    <style:style style:name="T1073" style:parent-style-name="Основнойшрифтабзаца" style:family="text">
      <style:text-properties style:font-name="Times New Roman" fo:font-size="12pt" style:font-size-asian="12pt" style:font-size-complex="16pt" fo:language="en" fo:country="US"/>
    </style:style>
    <style:style style:name="T1074" style:parent-style-name="Основнойшрифтабзаца" style:family="text">
      <style:text-properties style:font-name="Times New Roman" fo:font-size="12pt" style:font-size-asian="12pt" style:font-size-complex="16pt" fo:language="ru" fo:country="RU"/>
    </style:style>
    <style:style style:name="P107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76" style:parent-style-name="Standard" style:family="paragraph">
      <style:paragraph-properties fo:keep-with-next="always" fo:keep-together="always" fo:text-align="start"/>
    </style:style>
    <style:style style:name="T1077" style:parent-style-name="Основнойшрифтабзаца" style:family="text">
      <style:text-properties style:font-name="Times New Roman" fo:font-size="12pt" style:font-size-asian="12pt" style:font-size-complex="16pt" fo:language="ru" fo:country="RU"/>
    </style:style>
    <style:style style:name="T1078" style:parent-style-name="Основнойшрифтабзаца" style:family="text">
      <style:text-properties style:font-name="Times New Roman" fo:font-size="12pt" style:font-size-asian="12pt" style:font-size-complex="16pt" fo:language="en" fo:country="US"/>
    </style:style>
    <style:style style:name="T1079" style:parent-style-name="Основнойшрифтабзаца" style:family="text">
      <style:text-properties style:font-name="Times New Roman" fo:font-size="12pt" style:font-size-asian="12pt" style:font-size-complex="16pt" fo:language="ru" fo:country="RU"/>
    </style:style>
    <style:style style:name="T1080" style:parent-style-name="Основнойшрифтабзаца" style:family="text">
      <style:text-properties style:font-name="Times New Roman" fo:font-size="12pt" style:font-size-asian="12pt" style:font-size-complex="16pt" fo:language="en" fo:country="US"/>
    </style:style>
    <style:style style:name="P108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82" style:parent-style-name="Standard" style:family="paragraph">
      <style:paragraph-properties fo:keep-with-next="always" fo:keep-together="always" fo:text-align="start"/>
    </style:style>
    <style:style style:name="T1083" style:parent-style-name="Основнойшрифтабзаца" style:family="text">
      <style:text-properties style:font-name="Times New Roman" fo:font-size="12pt" style:font-size-asian="12pt" style:font-size-complex="16pt" fo:language="ru" fo:country="RU"/>
    </style:style>
    <style:style style:name="T1084" style:parent-style-name="Основнойшрифтабзаца" style:family="text">
      <style:text-properties style:font-name="Times New Roman" fo:font-size="12pt" style:font-size-asian="12pt" style:font-size-complex="16pt" fo:language="en" fo:country="US"/>
    </style:style>
    <style:style style:name="T1085" style:parent-style-name="Основнойшрифтабзаца" style:family="text">
      <style:text-properties style:font-name="Times New Roman" fo:font-size="12pt" style:font-size-asian="12pt" style:font-size-complex="16pt" fo:language="ru" fo:country="RU"/>
    </style:style>
    <style:style style:name="T1086" style:parent-style-name="Основнойшрифтабзаца" style:family="text">
      <style:text-properties style:font-name="Times New Roman" fo:font-size="12pt" style:font-size-asian="12pt" style:font-size-complex="16pt" fo:language="en" fo:country="US"/>
    </style:style>
    <style:style style:name="T1087" style:parent-style-name="Основнойшрифтабзаца" style:family="text">
      <style:text-properties style:font-name="Times New Roman" fo:font-size="12pt" style:font-size-asian="12pt" style:font-size-complex="16pt" fo:language="ru" fo:country="RU"/>
    </style:style>
    <style:style style:name="T1088" style:parent-style-name="Основнойшрифтабзаца" style:family="text">
      <style:text-properties style:font-name="Times New Roman" fo:font-size="12pt" style:font-size-asian="12pt" style:font-size-complex="16pt" fo:language="en" fo:country="US"/>
    </style:style>
    <style:style style:name="T1089" style:parent-style-name="Основнойшрифтабзаца" style:family="text">
      <style:text-properties style:font-name="Times New Roman" fo:font-size="12pt" style:font-size-asian="12pt" style:font-size-complex="16pt" fo:language="ru" fo:country="RU"/>
    </style:style>
    <style:style style:name="T1090" style:parent-style-name="Основнойшрифтабзаца" style:family="text">
      <style:text-properties style:font-name="Times New Roman" fo:font-size="12pt" style:font-size-asian="12pt" style:font-size-complex="16pt" fo:language="en" fo:country="US"/>
    </style:style>
    <style:style style:name="T1091" style:parent-style-name="Основнойшрифтабзаца" style:family="text">
      <style:text-properties style:font-name="Times New Roman" fo:font-size="12pt" style:font-size-asian="12pt" style:font-size-complex="16pt" fo:language="ru" fo:country="RU"/>
    </style:style>
    <style:style style:name="P109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93" style:parent-style-name="Standard" style:family="paragraph">
      <style:paragraph-properties fo:keep-with-next="always" fo:keep-together="always" fo:text-align="start"/>
    </style:style>
    <style:style style:name="T1094" style:parent-style-name="Основнойшрифтабзаца" style:family="text">
      <style:text-properties style:font-name="Times New Roman" fo:font-size="12pt" style:font-size-asian="12pt" style:font-size-complex="16pt" fo:language="ru" fo:country="RU"/>
    </style:style>
    <style:style style:name="T1095" style:parent-style-name="Основнойшрифтабзаца" style:family="text">
      <style:text-properties style:font-name="Times New Roman" fo:font-size="12pt" style:font-size-asian="12pt" style:font-size-complex="16pt" fo:language="en" fo:country="US"/>
    </style:style>
    <style:style style:name="P109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09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9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09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10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10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10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10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10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105" style:parent-style-name="Standard" style:family="paragraph">
      <style:paragraph-properties fo:keep-with-next="always" fo:keep-together="always" fo:text-align="start"/>
    </style:style>
    <style:style style:name="T1106" style:parent-style-name="Основнойшрифтабзаца" style:family="text">
      <style:text-properties style:font-name="Times New Roman" fo:font-size="12pt" style:font-size-asian="12pt" style:font-size-complex="16pt" fo:language="en" fo:country="US"/>
    </style:style>
    <style:style style:name="T1107" style:parent-style-name="Основнойшрифтабзаца" style:family="text">
      <style:text-properties style:font-name="Times New Roman" fo:font-size="12pt" style:font-size-asian="12pt" style:font-size-complex="16pt" fo:language="ru" fo:country="RU"/>
    </style:style>
    <style:style style:name="T1108" style:parent-style-name="Основнойшрифтабзаца" style:family="text">
      <style:text-properties style:font-name="Times New Roman" fo:font-size="12pt" style:font-size-asian="12pt" style:font-size-complex="16pt" fo:language="en" fo:country="US"/>
    </style:style>
    <style:style style:name="T1109" style:parent-style-name="Основнойшрифтабзаца" style:family="text">
      <style:text-properties style:font-name="Times New Roman" fo:font-size="12pt" style:font-size-asian="12pt" style:font-size-complex="16pt" fo:language="ru" fo:country="RU"/>
    </style:style>
    <style:style style:name="T1110" style:parent-style-name="Основнойшрифтабзаца" style:family="text">
      <style:text-properties style:font-name="Times New Roman" fo:font-size="12pt" style:font-size-asian="12pt" style:font-size-complex="16pt" fo:language="en" fo:country="US"/>
    </style:style>
    <style:style style:name="T1111" style:parent-style-name="Основнойшрифтабзаца" style:family="text">
      <style:text-properties style:font-name="Times New Roman" fo:font-size="12pt" style:font-size-asian="12pt" style:font-size-complex="16pt" fo:language="ru" fo:country="RU"/>
    </style:style>
    <style:style style:name="T1112" style:parent-style-name="Основнойшрифтабзаца" style:family="text">
      <style:text-properties style:font-name="Times New Roman" fo:font-size="12pt" style:font-size-asian="12pt" style:font-size-complex="16pt" fo:language="en" fo:country="US"/>
    </style:style>
    <style:style style:name="T1113" style:parent-style-name="Основнойшрифтабзаца" style:family="text">
      <style:text-properties style:font-name="Times New Roman" fo:font-size="12pt" style:font-size-asian="12pt" style:font-size-complex="16pt" fo:language="ru" fo:country="RU"/>
    </style:style>
    <style:style style:name="P111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1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16" style:parent-style-name="Standard" style:family="paragraph">
      <style:paragraph-properties fo:keep-with-next="always" fo:keep-together="always" fo:text-align="start"/>
    </style:style>
    <style:style style:name="T1117" style:parent-style-name="Основнойшрифтабзаца" style:family="text">
      <style:text-properties style:font-name="Times New Roman" fo:font-size="12pt" style:font-size-asian="12pt" style:font-size-complex="16pt" fo:language="ru" fo:country="RU"/>
    </style:style>
    <style:style style:name="T1118" style:parent-style-name="Основнойшрифтабзаца" style:family="text">
      <style:text-properties style:font-name="Times New Roman" fo:font-size="12pt" style:font-size-asian="12pt" style:font-size-complex="16pt" fo:language="en" fo:country="US"/>
    </style:style>
    <style:style style:name="P111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20" style:parent-style-name="Standard" style:family="paragraph">
      <style:paragraph-properties fo:keep-with-next="always" fo:keep-together="always" fo:text-align="start"/>
    </style:style>
    <style:style style:name="T1121" style:parent-style-name="Основнойшрифтабзаца" style:family="text">
      <style:text-properties style:font-name="Times New Roman" fo:font-size="12pt" style:font-size-asian="12pt" style:font-size-complex="16pt" fo:language="ru" fo:country="RU"/>
    </style:style>
    <style:style style:name="T1122" style:parent-style-name="Основнойшрифтабзаца" style:family="text">
      <style:text-properties style:font-name="Times New Roman" fo:font-size="12pt" style:font-size-asian="12pt" style:font-size-complex="16pt" fo:language="en" fo:country="US"/>
    </style:style>
    <style:style style:name="P112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2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2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26" style:parent-style-name="Standard" style:family="paragraph">
      <style:paragraph-properties fo:keep-with-next="always" fo:keep-together="always" fo:text-align="start"/>
    </style:style>
    <style:style style:name="T1127" style:parent-style-name="Основнойшрифтабзаца" style:family="text">
      <style:text-properties style:font-name="Times New Roman" fo:font-size="12pt" style:font-size-asian="12pt" style:font-size-complex="16pt" fo:language="ru" fo:country="RU"/>
    </style:style>
    <style:style style:name="T1128" style:parent-style-name="Основнойшрифтабзаца" style:family="text">
      <style:text-properties style:font-name="Times New Roman" fo:font-size="12pt" style:font-size-asian="12pt" style:font-size-complex="16pt" fo:language="en" fo:country="US"/>
    </style:style>
    <style:style style:name="T1129" style:parent-style-name="Основнойшрифтабзаца" style:family="text">
      <style:text-properties style:font-name="Times New Roman" fo:font-size="12pt" style:font-size-asian="12pt" style:font-size-complex="16pt" fo:language="ru" fo:country="RU"/>
    </style:style>
    <style:style style:name="T1130" style:parent-style-name="Основнойшрифтабзаца" style:family="text">
      <style:text-properties style:font-name="Times New Roman" fo:font-size="12pt" style:font-size-asian="12pt" style:font-size-complex="16pt" fo:language="en" fo:country="US"/>
    </style:style>
    <style:style style:name="T1131" style:parent-style-name="Основнойшрифтабзаца" style:family="text">
      <style:text-properties style:font-name="Times New Roman" fo:font-size="12pt" style:font-size-asian="12pt" style:font-size-complex="16pt" fo:language="ru" fo:country="RU"/>
    </style:style>
    <style:style style:name="P113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33" style:parent-style-name="Standard" style:family="paragraph">
      <style:paragraph-properties fo:keep-with-next="always" fo:keep-together="always" fo:text-align="start"/>
    </style:style>
    <style:style style:name="T1134" style:parent-style-name="Основнойшрифтабзаца" style:family="text">
      <style:text-properties style:font-name="Times New Roman" fo:font-size="12pt" style:font-size-asian="12pt" style:font-size-complex="16pt" fo:language="ru" fo:country="RU"/>
    </style:style>
    <style:style style:name="T1135" style:parent-style-name="Основнойшрифтабзаца" style:family="text">
      <style:text-properties style:font-name="Times New Roman" fo:font-size="12pt" style:font-size-asian="12pt" style:font-size-complex="16pt" fo:language="en" fo:country="US"/>
    </style:style>
    <style:style style:name="T1136" style:parent-style-name="Основнойшрифтабзаца" style:family="text">
      <style:text-properties style:font-name="Times New Roman" fo:font-size="12pt" style:font-size-asian="12pt" style:font-size-complex="16pt" fo:language="ru" fo:country="RU"/>
    </style:style>
    <style:style style:name="P1137"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38" style:parent-style-name="Standard" style:family="paragraph">
      <style:paragraph-properties fo:keep-with-next="always" fo:keep-together="always" fo:text-align="start"/>
    </style:style>
    <style:style style:name="T1139" style:parent-style-name="Основнойшрифтабзаца" style:family="text">
      <style:text-properties style:font-name="Times New Roman" fo:font-size="12pt" style:font-size-asian="12pt" style:font-size-complex="16pt" fo:language="ru" fo:country="RU"/>
    </style:style>
    <style:style style:name="T1140" style:parent-style-name="Основнойшрифтабзаца" style:family="text">
      <style:text-properties style:font-name="Times New Roman" fo:font-size="12pt" style:font-size-asian="12pt" style:font-size-complex="16pt" fo:language="en" fo:country="US"/>
    </style:style>
    <style:style style:name="T1141" style:parent-style-name="Основнойшрифтабзаца" style:family="text">
      <style:text-properties style:font-name="Times New Roman" fo:font-size="12pt" style:font-size-asian="12pt" style:font-size-complex="16pt" fo:language="ru" fo:country="RU"/>
    </style:style>
    <style:style style:name="T1142" style:parent-style-name="Основнойшрифтабзаца" style:family="text">
      <style:text-properties style:font-name="Times New Roman" fo:font-size="12pt" style:font-size-asian="12pt" style:font-size-complex="16pt" fo:language="en" fo:country="US"/>
    </style:style>
    <style:style style:name="T1143" style:parent-style-name="Основнойшрифтабзаца" style:family="text">
      <style:text-properties style:font-name="Times New Roman" fo:font-size="12pt" style:font-size-asian="12pt" style:font-size-complex="16pt" fo:language="ru" fo:country="RU"/>
    </style:style>
    <style:style style:name="T1144" style:parent-style-name="Основнойшрифтабзаца" style:family="text">
      <style:text-properties style:font-name="Times New Roman" fo:font-size="12pt" style:font-size-asian="12pt" style:font-size-complex="16pt" fo:language="en" fo:country="US"/>
    </style:style>
    <style:style style:name="T1145" style:parent-style-name="Основнойшрифтабзаца" style:family="text">
      <style:text-properties style:font-name="Times New Roman" fo:font-size="12pt" style:font-size-asian="12pt" style:font-size-complex="16pt" fo:language="ru" fo:country="RU"/>
    </style:style>
    <style:style style:name="T1146" style:parent-style-name="Основнойшрифтабзаца" style:family="text">
      <style:text-properties style:font-name="Times New Roman" fo:font-size="12pt" style:font-size-asian="12pt" style:font-size-complex="16pt" fo:language="en" fo:country="US"/>
    </style:style>
    <style:style style:name="T1147" style:parent-style-name="Основнойшрифтабзаца" style:family="text">
      <style:text-properties style:font-name="Times New Roman" fo:font-size="12pt" style:font-size-asian="12pt" style:font-size-complex="16pt" fo:language="ru" fo:country="RU"/>
    </style:style>
    <style:style style:name="P114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4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50"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51" style:parent-style-name="Standard" style:family="paragraph">
      <style:paragraph-properties fo:keep-with-next="always" fo:keep-together="always" fo:text-align="start"/>
    </style:style>
    <style:style style:name="T1152" style:parent-style-name="Основнойшрифтабзаца" style:family="text">
      <style:text-properties style:font-name="Times New Roman" fo:font-size="12pt" style:font-size-asian="12pt" style:font-size-complex="16pt" fo:language="ru" fo:country="RU"/>
    </style:style>
    <style:style style:name="T1153" style:parent-style-name="Основнойшрифтабзаца" style:family="text">
      <style:text-properties style:font-name="Times New Roman" fo:font-size="12pt" style:font-size-asian="12pt" style:font-size-complex="16pt" fo:language="en" fo:country="US"/>
    </style:style>
    <style:style style:name="T1154" style:parent-style-name="Основнойшрифтабзаца" style:family="text">
      <style:text-properties style:font-name="Times New Roman" fo:font-size="12pt" style:font-size-asian="12pt" style:font-size-complex="16pt" fo:language="ru" fo:country="RU"/>
    </style:style>
    <style:style style:name="T1155" style:parent-style-name="Основнойшрифтабзаца" style:family="text">
      <style:text-properties style:font-name="Times New Roman" fo:font-size="12pt" style:font-size-asian="12pt" style:font-size-complex="16pt" fo:language="en" fo:country="US"/>
    </style:style>
    <style:style style:name="T1156" style:parent-style-name="Основнойшрифтабзаца" style:family="text">
      <style:text-properties style:font-name="Times New Roman" fo:font-size="12pt" style:font-size-asian="12pt" style:font-size-complex="16pt" fo:language="ru" fo:country="RU"/>
    </style:style>
    <style:style style:name="T1157" style:parent-style-name="Основнойшрифтабзаца" style:family="text">
      <style:text-properties style:font-name="Times New Roman" fo:font-size="12pt" style:font-size-asian="12pt" style:font-size-complex="16pt" fo:language="en" fo:country="US"/>
    </style:style>
    <style:style style:name="T1158" style:parent-style-name="Основнойшрифтабзаца" style:family="text">
      <style:text-properties style:font-name="Times New Roman" fo:font-size="12pt" style:font-size-asian="12pt" style:font-size-complex="16pt" fo:language="ru" fo:country="RU"/>
    </style:style>
    <style:style style:name="T1159" style:parent-style-name="Основнойшрифтабзаца" style:family="text">
      <style:text-properties style:font-name="Times New Roman" fo:font-size="12pt" style:font-size-asian="12pt" style:font-size-complex="16pt" fo:language="en" fo:country="US"/>
    </style:style>
    <style:style style:name="T1160" style:parent-style-name="Основнойшрифтабзаца" style:family="text">
      <style:text-properties style:font-name="Times New Roman" fo:font-size="12pt" style:font-size-asian="12pt" style:font-size-complex="16pt" fo:language="ru" fo:country="RU"/>
    </style:style>
    <style:style style:name="P116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62" style:parent-style-name="Standard" style:family="paragraph">
      <style:paragraph-properties fo:keep-with-next="always" fo:keep-together="always" fo:text-align="start"/>
    </style:style>
    <style:style style:name="T1163" style:parent-style-name="Основнойшрифтабзаца" style:family="text">
      <style:text-properties style:font-name="Times New Roman" fo:font-size="12pt" style:font-size-asian="12pt" style:font-size-complex="16pt" fo:language="ru" fo:country="RU"/>
    </style:style>
    <style:style style:name="T1164" style:parent-style-name="Основнойшрифтабзаца" style:family="text">
      <style:text-properties style:font-name="Times New Roman" fo:font-size="12pt" style:font-size-asian="12pt" style:font-size-complex="16pt" fo:language="en" fo:country="US"/>
    </style:style>
    <style:style style:name="P116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66" style:parent-style-name="Standard" style:family="paragraph">
      <style:paragraph-properties fo:keep-with-next="always" fo:keep-together="always" fo:text-align="start"/>
    </style:style>
    <style:style style:name="T1167" style:parent-style-name="Основнойшрифтабзаца" style:family="text">
      <style:text-properties style:font-name="Times New Roman" fo:font-size="12pt" style:font-size-asian="12pt" style:font-size-complex="16pt" fo:language="ru" fo:country="RU"/>
    </style:style>
    <style:style style:name="T1168" style:parent-style-name="Основнойшрифтабзаца" style:family="text">
      <style:text-properties style:font-name="Times New Roman" fo:font-size="12pt" style:font-size-asian="12pt" style:font-size-complex="16pt" fo:language="en" fo:country="US"/>
    </style:style>
    <style:style style:name="T1169" style:parent-style-name="Основнойшрифтабзаца" style:family="text">
      <style:text-properties style:font-name="Times New Roman" fo:font-size="12pt" style:font-size-asian="12pt" style:font-size-complex="16pt" fo:language="ru" fo:country="RU"/>
    </style:style>
    <style:style style:name="T1170" style:parent-style-name="Основнойшрифтабзаца" style:family="text">
      <style:text-properties style:font-name="Times New Roman" fo:font-size="12pt" style:font-size-asian="12pt" style:font-size-complex="16pt" fo:language="en" fo:country="US"/>
    </style:style>
    <style:style style:name="T1171" style:parent-style-name="Основнойшрифтабзаца" style:family="text">
      <style:text-properties style:font-name="Times New Roman" fo:font-size="12pt" style:font-size-asian="12pt" style:font-size-complex="16pt" fo:language="ru" fo:country="RU"/>
    </style:style>
    <style:style style:name="T1172" style:parent-style-name="Основнойшрифтабзаца" style:family="text">
      <style:text-properties style:font-name="Times New Roman" fo:font-size="12pt" style:font-size-asian="12pt" style:font-size-complex="16pt" fo:language="en" fo:country="US"/>
    </style:style>
    <style:style style:name="T1173" style:parent-style-name="Основнойшрифтабзаца" style:family="text">
      <style:text-properties style:font-name="Times New Roman" fo:font-size="12pt" style:font-size-asian="12pt" style:font-size-complex="16pt" fo:language="ru" fo:country="RU"/>
    </style:style>
    <style:style style:name="T1174" style:parent-style-name="Основнойшрифтабзаца" style:family="text">
      <style:text-properties style:font-name="Times New Roman" fo:font-size="12pt" style:font-size-asian="12pt" style:font-size-complex="16pt" fo:language="en" fo:country="US"/>
    </style:style>
    <style:style style:name="T1175" style:parent-style-name="Основнойшрифтабзаца" style:family="text">
      <style:text-properties style:font-name="Times New Roman" fo:font-size="12pt" style:font-size-asian="12pt" style:font-size-complex="16pt" fo:language="ru" fo:country="RU"/>
    </style:style>
    <style:style style:name="P1176"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77" style:parent-style-name="Standard" style:family="paragraph">
      <style:paragraph-properties fo:keep-with-next="always" fo:keep-together="always" fo:text-align="start"/>
    </style:style>
    <style:style style:name="T1178" style:parent-style-name="Основнойшрифтабзаца" style:family="text">
      <style:text-properties style:font-name="Times New Roman" fo:font-size="12pt" style:font-size-asian="12pt" style:font-size-complex="16pt" fo:language="ru" fo:country="RU"/>
    </style:style>
    <style:style style:name="T1179" style:parent-style-name="Основнойшрифтабзаца" style:family="text">
      <style:text-properties style:font-name="Times New Roman" fo:font-size="12pt" style:font-size-asian="12pt" style:font-size-complex="16pt" fo:language="en" fo:country="US"/>
    </style:style>
    <style:style style:name="T1180" style:parent-style-name="Основнойшрифтабзаца" style:family="text">
      <style:text-properties style:font-name="Times New Roman" fo:font-size="12pt" style:font-size-asian="12pt" style:font-size-complex="16pt" fo:language="ru" fo:country="RU"/>
    </style:style>
    <style:style style:name="P118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82" style:parent-style-name="Standard" style:family="paragraph">
      <style:paragraph-properties fo:keep-with-next="always" fo:keep-together="always" fo:text-align="start"/>
    </style:style>
    <style:style style:name="T1183" style:parent-style-name="Основнойшрифтабзаца" style:family="text">
      <style:text-properties style:font-name="Times New Roman" fo:font-size="12pt" style:font-size-asian="12pt" style:font-size-complex="16pt" fo:language="ru" fo:country="RU"/>
    </style:style>
    <style:style style:name="T1184" style:parent-style-name="Основнойшрифтабзаца" style:family="text">
      <style:text-properties style:font-name="Times New Roman" fo:font-size="12pt" style:font-size-asian="12pt" style:font-size-complex="16pt" fo:language="en" fo:country="US"/>
    </style:style>
    <style:style style:name="T1185" style:parent-style-name="Основнойшрифтабзаца" style:family="text">
      <style:text-properties style:font-name="Times New Roman" fo:font-size="12pt" style:font-size-asian="12pt" style:font-size-complex="16pt" fo:language="ru" fo:country="RU"/>
    </style:style>
    <style:style style:name="T1186" style:parent-style-name="Основнойшрифтабзаца" style:family="text">
      <style:text-properties style:font-name="Times New Roman" fo:font-size="12pt" style:font-size-asian="12pt" style:font-size-complex="16pt" fo:language="en" fo:country="US"/>
    </style:style>
    <style:style style:name="T1187" style:parent-style-name="Основнойшрифтабзаца" style:family="text">
      <style:text-properties style:font-name="Times New Roman" fo:font-size="12pt" style:font-size-asian="12pt" style:font-size-complex="16pt" fo:language="ru" fo:country="RU"/>
    </style:style>
    <style:style style:name="T1188" style:parent-style-name="Основнойшрифтабзаца" style:family="text">
      <style:text-properties style:font-name="Times New Roman" fo:font-size="12pt" style:font-size-asian="12pt" style:font-size-complex="16pt" fo:language="en" fo:country="US"/>
    </style:style>
    <style:style style:name="T1189" style:parent-style-name="Основнойшрифтабзаца" style:family="text">
      <style:text-properties style:font-name="Times New Roman" fo:font-size="12pt" style:font-size-asian="12pt" style:font-size-complex="16pt" fo:language="ru" fo:country="RU"/>
    </style:style>
    <style:style style:name="T1190" style:parent-style-name="Основнойшрифтабзаца" style:family="text">
      <style:text-properties style:font-name="Times New Roman" fo:font-size="12pt" style:font-size-asian="12pt" style:font-size-complex="16pt" fo:language="en" fo:country="US"/>
    </style:style>
    <style:style style:name="T1191" style:parent-style-name="Основнойшрифтабзаца" style:family="text">
      <style:text-properties style:font-name="Times New Roman" fo:font-size="12pt" style:font-size-asian="12pt" style:font-size-complex="16pt" fo:language="ru" fo:country="RU"/>
    </style:style>
    <style:style style:name="P119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193" style:parent-style-name="Standard" style:family="paragraph">
      <style:paragraph-properties fo:keep-with-next="always" fo:keep-together="always" fo:text-align="start"/>
    </style:style>
    <style:style style:name="T1194" style:parent-style-name="Основнойшрифтабзаца" style:family="text">
      <style:text-properties style:font-name="Times New Roman" fo:font-size="12pt" style:font-size-asian="12pt" style:font-size-complex="16pt" fo:language="ru" fo:country="RU"/>
    </style:style>
    <style:style style:name="T1195" style:parent-style-name="Основнойшрифтабзаца" style:family="text">
      <style:text-properties style:font-name="Times New Roman" fo:font-size="12pt" style:font-size-asian="12pt" style:font-size-complex="16pt" fo:language="en" fo:country="US"/>
    </style:style>
    <style:style style:name="T1196" style:parent-style-name="Основнойшрифтабзаца" style:family="text">
      <style:text-properties style:font-name="Times New Roman" fo:font-size="12pt" style:font-size-asian="12pt" style:font-size-complex="16pt" fo:language="ru" fo:country="RU"/>
    </style:style>
    <style:style style:name="T1197" style:parent-style-name="Основнойшрифтабзаца" style:family="text">
      <style:text-properties style:font-name="Times New Roman" fo:font-size="12pt" style:font-size-asian="12pt" style:font-size-complex="16pt" fo:language="en" fo:country="US"/>
    </style:style>
    <style:style style:name="T1198" style:parent-style-name="Основнойшрифтабзаца" style:family="text">
      <style:text-properties style:font-name="Times New Roman" fo:font-size="12pt" style:font-size-asian="12pt" style:font-size-complex="16pt" fo:language="ru" fo:country="RU"/>
    </style:style>
    <style:style style:name="P119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00" style:parent-style-name="Standard" style:family="paragraph">
      <style:paragraph-properties fo:keep-with-next="always" fo:keep-together="always" fo:text-align="start"/>
    </style:style>
    <style:style style:name="T1201" style:parent-style-name="Основнойшрифтабзаца" style:family="text">
      <style:text-properties style:font-name="Times New Roman" fo:font-size="12pt" style:font-size-asian="12pt" style:font-size-complex="16pt" fo:language="ru" fo:country="RU"/>
    </style:style>
    <style:style style:name="T1202" style:parent-style-name="Основнойшрифтабзаца" style:family="text">
      <style:text-properties style:font-name="Times New Roman" fo:font-size="12pt" style:font-size-asian="12pt" style:font-size-complex="16pt" fo:language="en" fo:country="US"/>
    </style:style>
    <style:style style:name="T1203" style:parent-style-name="Основнойшрифтабзаца" style:family="text">
      <style:text-properties style:font-name="Times New Roman" fo:font-size="12pt" style:font-size-asian="12pt" style:font-size-complex="16pt" fo:language="ru" fo:country="RU"/>
    </style:style>
    <style:style style:name="T1204" style:parent-style-name="Основнойшрифтабзаца" style:family="text">
      <style:text-properties style:font-name="Times New Roman" fo:font-size="12pt" style:font-size-asian="12pt" style:font-size-complex="16pt" fo:language="en" fo:country="US"/>
    </style:style>
    <style:style style:name="T1205" style:parent-style-name="Основнойшрифтабзаца" style:family="text">
      <style:text-properties style:font-name="Times New Roman" fo:font-size="12pt" style:font-size-asian="12pt" style:font-size-complex="16pt" fo:language="ru" fo:country="RU"/>
    </style:style>
    <style:style style:name="T1206" style:parent-style-name="Основнойшрифтабзаца" style:family="text">
      <style:text-properties style:font-name="Times New Roman" fo:font-size="12pt" style:font-size-asian="12pt" style:font-size-complex="16pt" fo:language="en" fo:country="US"/>
    </style:style>
    <style:style style:name="T1207" style:parent-style-name="Основнойшрифтабзаца" style:family="text">
      <style:text-properties style:font-name="Times New Roman" fo:font-size="12pt" style:font-size-asian="12pt" style:font-size-complex="16pt" fo:language="ru" fo:country="RU"/>
    </style:style>
    <style:style style:name="T1208" style:parent-style-name="Основнойшрифтабзаца" style:family="text">
      <style:text-properties style:font-name="Times New Roman" fo:font-size="12pt" style:font-size-asian="12pt" style:font-size-complex="16pt" fo:language="en" fo:country="US"/>
    </style:style>
    <style:style style:name="T1209" style:parent-style-name="Основнойшрифтабзаца" style:family="text">
      <style:text-properties style:font-name="Times New Roman" fo:font-size="12pt" style:font-size-asian="12pt" style:font-size-complex="16pt" fo:language="ru" fo:country="RU"/>
    </style:style>
    <style:style style:name="P1210"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1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1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13" style:parent-style-name="Standard" style:family="paragraph">
      <style:paragraph-properties fo:keep-with-next="always" fo:keep-together="always" fo:text-align="start"/>
    </style:style>
    <style:style style:name="T1214" style:parent-style-name="Основнойшрифтабзаца" style:family="text">
      <style:text-properties style:font-name="Times New Roman" fo:font-size="12pt" style:font-size-asian="12pt" style:font-size-complex="16pt" fo:language="ru" fo:country="RU"/>
    </style:style>
    <style:style style:name="T1215" style:parent-style-name="Основнойшрифтабзаца" style:family="text">
      <style:text-properties style:font-name="Times New Roman" fo:font-size="12pt" style:font-size-asian="12pt" style:font-size-complex="16pt" fo:language="en" fo:country="US"/>
    </style:style>
    <style:style style:name="T1216" style:parent-style-name="Основнойшрифтабзаца" style:family="text">
      <style:text-properties style:font-name="Times New Roman" fo:font-size="12pt" style:font-size-asian="12pt" style:font-size-complex="16pt" fo:language="ru" fo:country="RU"/>
    </style:style>
    <style:style style:name="T1217" style:parent-style-name="Основнойшрифтабзаца" style:family="text">
      <style:text-properties style:font-name="Times New Roman" fo:font-size="12pt" style:font-size-asian="12pt" style:font-size-complex="16pt" fo:language="en" fo:country="US"/>
    </style:style>
    <style:style style:name="T1218" style:parent-style-name="Основнойшрифтабзаца" style:family="text">
      <style:text-properties style:font-name="Times New Roman" fo:font-size="12pt" style:font-size-asian="12pt" style:font-size-complex="16pt" fo:language="ru" fo:country="RU"/>
    </style:style>
    <style:style style:name="T1219" style:parent-style-name="Основнойшрифтабзаца" style:family="text">
      <style:text-properties style:font-name="Times New Roman" fo:font-size="12pt" style:font-size-asian="12pt" style:font-size-complex="16pt" fo:language="en" fo:country="US"/>
    </style:style>
    <style:style style:name="T1220" style:parent-style-name="Основнойшрифтабзаца" style:family="text">
      <style:text-properties style:font-name="Times New Roman" fo:font-size="12pt" style:font-size-asian="12pt" style:font-size-complex="16pt" fo:language="ru" fo:country="RU"/>
    </style:style>
    <style:style style:name="T1221" style:parent-style-name="Основнойшрифтабзаца" style:family="text">
      <style:text-properties style:font-name="Times New Roman" fo:font-size="12pt" style:font-size-asian="12pt" style:font-size-complex="16pt" fo:language="en" fo:country="US"/>
    </style:style>
    <style:style style:name="T1222" style:parent-style-name="Основнойшрифтабзаца" style:family="text">
      <style:text-properties style:font-name="Times New Roman" fo:font-size="12pt" style:font-size-asian="12pt" style:font-size-complex="16pt" fo:language="ru" fo:country="RU"/>
    </style:style>
    <style:style style:name="P122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24"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25"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26" style:parent-style-name="Standard" style:family="paragraph">
      <style:paragraph-properties fo:keep-with-next="always" fo:keep-together="always" fo:text-align="start"/>
    </style:style>
    <style:style style:name="T1227" style:parent-style-name="Основнойшрифтабзаца" style:family="text">
      <style:text-properties style:font-name="Times New Roman" fo:font-size="12pt" style:font-size-asian="12pt" style:font-size-complex="16pt" fo:language="ru" fo:country="RU"/>
    </style:style>
    <style:style style:name="T1228" style:parent-style-name="Основнойшрифтабзаца" style:family="text">
      <style:text-properties style:font-name="Times New Roman" fo:font-size="12pt" style:font-size-asian="12pt" style:font-size-complex="16pt" fo:language="en" fo:country="US"/>
    </style:style>
    <style:style style:name="T1229" style:parent-style-name="Основнойшрифтабзаца" style:family="text">
      <style:text-properties style:font-name="Times New Roman" fo:font-size="12pt" style:font-size-asian="12pt" style:font-size-complex="16pt" fo:language="ru" fo:country="RU"/>
    </style:style>
    <style:style style:name="T1230" style:parent-style-name="Основнойшрифтабзаца" style:family="text">
      <style:text-properties style:font-name="Times New Roman" fo:font-size="12pt" style:font-size-asian="12pt" style:font-size-complex="16pt" fo:language="en" fo:country="US"/>
    </style:style>
    <style:style style:name="T1231" style:parent-style-name="Основнойшрифтабзаца" style:family="text">
      <style:text-properties style:font-name="Times New Roman" fo:font-size="12pt" style:font-size-asian="12pt" style:font-size-complex="16pt" fo:language="ru" fo:country="RU"/>
    </style:style>
    <style:style style:name="P123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33" style:parent-style-name="Standard" style:family="paragraph">
      <style:paragraph-properties fo:keep-with-next="always" fo:keep-together="always" fo:text-align="start"/>
    </style:style>
    <style:style style:name="T1234" style:parent-style-name="Основнойшрифтабзаца" style:family="text">
      <style:text-properties style:font-name="Times New Roman" fo:font-size="12pt" style:font-size-asian="12pt" style:font-size-complex="16pt" fo:language="ru" fo:country="RU"/>
    </style:style>
    <style:style style:name="T1235" style:parent-style-name="Основнойшрифтабзаца" style:family="text">
      <style:text-properties style:font-name="Times New Roman" fo:font-size="12pt" style:font-size-asian="12pt" style:font-size-complex="16pt" fo:language="en" fo:country="US"/>
    </style:style>
    <style:style style:name="T1236" style:parent-style-name="Основнойшрифтабзаца" style:family="text">
      <style:text-properties style:font-name="Times New Roman" fo:font-size="12pt" style:font-size-asian="12pt" style:font-size-complex="16pt" fo:language="ru" fo:country="RU"/>
    </style:style>
    <style:style style:name="T1237" style:parent-style-name="Основнойшрифтабзаца" style:family="text">
      <style:text-properties style:font-name="Times New Roman" fo:font-size="12pt" style:font-size-asian="12pt" style:font-size-complex="16pt" fo:language="en" fo:country="US"/>
    </style:style>
    <style:style style:name="P1238"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39"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240" style:parent-style-name="Standard" style:family="paragraph">
      <style:paragraph-properties fo:keep-with-next="always" fo:keep-together="always" fo:text-align="start"/>
    </style:style>
    <style:style style:name="T1241" style:parent-style-name="Основнойшрифтабзаца" style:family="text">
      <style:text-properties style:font-name="Times New Roman" fo:font-size="12pt" style:font-size-asian="12pt" style:font-size-complex="16pt" fo:language="en" fo:country="US"/>
    </style:style>
    <style:style style:name="T1242" style:parent-style-name="Основнойшрифтабзаца" style:family="text">
      <style:text-properties style:font-name="Times New Roman" fo:font-size="12pt" style:font-size-asian="12pt" style:font-size-complex="16pt" fo:language="ru" fo:country="RU"/>
    </style:style>
    <style:style style:name="P1243" style:parent-style-name="Standard" style:family="paragraph">
      <style:paragraph-properties fo:keep-with-next="always" fo:keep-together="always" fo:text-align="start"/>
    </style:style>
    <style:style style:name="T1244" style:parent-style-name="Основнойшрифтабзаца" style:family="text">
      <style:text-properties style:font-name="Times New Roman" fo:font-size="12pt" style:font-size-asian="12pt" style:font-size-complex="16pt" fo:language="ru" fo:country="RU"/>
    </style:style>
    <style:style style:name="T1245" style:parent-style-name="Основнойшрифтабзаца" style:family="text">
      <style:text-properties style:font-name="Times New Roman" fo:font-size="12pt" style:font-size-asian="12pt" style:font-size-complex="16pt" fo:language="en" fo:country="US"/>
    </style:style>
    <style:style style:name="P124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4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4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4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5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6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7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8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29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1"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2"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08" style:parent-style-name="Standard" style:family="paragraph">
      <style:paragraph-properties fo:keep-with-next="always" fo:keep-together="always" fo:text-align="start"/>
    </style:style>
    <style:style style:name="T1309" style:parent-style-name="Основнойшрифтабзаца" style:family="text">
      <style:text-properties style:font-name="Times New Roman" fo:font-size="12pt" style:font-size-asian="12pt" style:font-size-complex="16pt" fo:language="en" fo:country="US"/>
    </style:style>
    <style:style style:name="T1310" style:parent-style-name="Основнойшрифтабзаца" style:family="text">
      <style:text-properties style:font-name="Times New Roman" fo:font-size="12pt" style:font-size-asian="12pt" style:font-size-complex="16pt" fo:language="ru" fo:country="RU"/>
    </style:style>
    <style:style style:name="P131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31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313"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314" style:parent-style-name="Standard" style:family="paragraph">
      <style:paragraph-properties fo:keep-with-next="always" fo:keep-together="always" fo:text-align="start"/>
    </style:style>
    <style:style style:name="T1315" style:parent-style-name="Основнойшрифтабзаца" style:family="text">
      <style:text-properties style:font-name="Times New Roman" fo:font-size="12pt" style:font-size-asian="12pt" style:font-size-complex="16pt" fo:language="ru" fo:country="RU"/>
    </style:style>
    <style:style style:name="T1316" style:parent-style-name="Основнойшрифтабзаца" style:family="text">
      <style:text-properties style:font-name="Times New Roman" fo:font-size="12pt" style:font-size-asian="12pt" style:font-size-complex="16pt" fo:language="en" fo:country="US"/>
    </style:style>
    <style:style style:name="T1317" style:parent-style-name="Основнойшрифтабзаца" style:family="text">
      <style:text-properties style:font-name="Times New Roman" fo:font-size="12pt" style:font-size-asian="12pt" style:font-size-complex="16pt" fo:language="ru" fo:country="RU"/>
    </style:style>
    <style:style style:name="T1318" style:parent-style-name="Основнойшрифтабзаца" style:family="text">
      <style:text-properties style:font-name="Times New Roman" fo:font-size="12pt" style:font-size-asian="12pt" style:font-size-complex="16pt" fo:language="en" fo:country="US"/>
    </style:style>
    <style:style style:name="T1319" style:parent-style-name="Основнойшрифтабзаца" style:family="text">
      <style:text-properties style:font-name="Times New Roman" fo:font-size="12pt" style:font-size-asian="12pt" style:font-size-complex="16pt" fo:language="ru" fo:country="RU"/>
    </style:style>
    <style:style style:name="P1320"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321"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322" style:parent-style-name="Standard" style:family="paragraph">
      <style:paragraph-properties fo:keep-with-next="always" fo:keep-together="always" fo:text-align="start"/>
      <style:text-properties style:font-name="Times New Roman" fo:font-size="12pt" style:font-size-asian="12pt" style:font-size-complex="16pt" fo:language="ru" fo:country="RU"/>
    </style:style>
    <style:style style:name="P1323" style:parent-style-name="Standard" style:family="paragraph">
      <style:paragraph-properties fo:keep-with-next="always" fo:keep-together="always" fo:text-align="start"/>
    </style:style>
    <style:style style:name="T1324" style:parent-style-name="Основнойшрифтабзаца" style:family="text">
      <style:text-properties style:font-name="Times New Roman" fo:font-size="12pt" style:font-size-asian="12pt" style:font-size-complex="16pt" fo:language="ru" fo:country="RU"/>
    </style:style>
    <style:style style:name="T1325" style:parent-style-name="Основнойшрифтабзаца" style:family="text">
      <style:text-properties style:font-name="Times New Roman" fo:font-size="12pt" style:font-size-asian="12pt" style:font-size-complex="16pt" fo:language="en" fo:country="US"/>
    </style:style>
    <style:style style:name="T1326" style:parent-style-name="Основнойшрифтабзаца" style:family="text">
      <style:text-properties style:font-name="Times New Roman" fo:font-size="12pt" style:font-size-asian="12pt" style:font-size-complex="16pt" fo:language="ru" fo:country="RU"/>
    </style:style>
    <style:style style:name="T1327" style:parent-style-name="Основнойшрифтабзаца" style:family="text">
      <style:text-properties style:font-name="Times New Roman" fo:font-size="12pt" style:font-size-asian="12pt" style:font-size-complex="16pt" fo:language="en" fo:country="US"/>
    </style:style>
    <style:style style:name="T1328" style:parent-style-name="Основнойшрифтабзаца" style:family="text">
      <style:text-properties style:font-name="Times New Roman" fo:font-size="12pt" style:font-size-asian="12pt" style:font-size-complex="16pt" fo:language="ru" fo:country="RU"/>
    </style:style>
    <style:style style:name="T1329" style:parent-style-name="Основнойшрифтабзаца" style:family="text">
      <style:text-properties style:font-name="Times New Roman" fo:font-size="12pt" style:font-size-asian="12pt" style:font-size-complex="16pt" fo:language="en" fo:country="US"/>
    </style:style>
    <style:style style:name="T1330" style:parent-style-name="Основнойшрифтабзаца" style:family="text">
      <style:text-properties style:font-name="Times New Roman" fo:font-size="12pt" style:font-size-asian="12pt" style:font-size-complex="16pt" fo:language="ru" fo:country="RU"/>
    </style:style>
    <style:style style:name="T1331" style:parent-style-name="Основнойшрифтабзаца" style:family="text">
      <style:text-properties style:font-name="Times New Roman" fo:font-size="12pt" style:font-size-asian="12pt" style:font-size-complex="16pt" fo:language="en" fo:country="US"/>
    </style:style>
    <style:style style:name="T1332" style:parent-style-name="Основнойшрифтабзаца" style:family="text">
      <style:text-properties style:font-name="Times New Roman" fo:font-size="12pt" style:font-size-asian="12pt" style:font-size-complex="16pt" fo:language="ru" fo:country="RU"/>
    </style:style>
    <style:style style:name="T1333" style:parent-style-name="Основнойшрифтабзаца" style:family="text">
      <style:text-properties style:font-name="Times New Roman" fo:font-size="12pt" style:font-size-asian="12pt" style:font-size-complex="16pt" fo:language="en" fo:country="US"/>
    </style:style>
    <style:style style:name="T1334" style:parent-style-name="Основнойшрифтабзаца" style:family="text">
      <style:text-properties style:font-name="Times New Roman" fo:font-size="12pt" style:font-size-asian="12pt" style:font-size-complex="16pt" fo:language="ru" fo:country="RU"/>
    </style:style>
    <style:style style:name="T1335" style:parent-style-name="Основнойшрифтабзаца" style:family="text">
      <style:text-properties style:font-name="Times New Roman" fo:font-size="12pt" style:font-size-asian="12pt" style:font-size-complex="16pt" fo:language="en" fo:country="US"/>
    </style:style>
    <style:style style:name="T1336" style:parent-style-name="Основнойшрифтабзаца" style:family="text">
      <style:text-properties style:font-name="Times New Roman" fo:font-size="12pt" style:font-size-asian="12pt" style:font-size-complex="16pt" fo:language="ru" fo:country="RU"/>
    </style:style>
    <style:style style:name="T1337" style:parent-style-name="Основнойшрифтабзаца" style:family="text">
      <style:text-properties style:font-name="Times New Roman" fo:font-size="12pt" style:font-size-asian="12pt" style:font-size-complex="16pt" fo:language="en" fo:country="US"/>
    </style:style>
    <style:style style:name="T1338" style:parent-style-name="Основнойшрифтабзаца" style:family="text">
      <style:text-properties style:font-name="Times New Roman" fo:font-size="12pt" style:font-size-asian="12pt" style:font-size-complex="16pt" fo:language="ru" fo:country="RU"/>
    </style:style>
    <style:style style:name="T1339" style:parent-style-name="Основнойшрифтабзаца" style:family="text">
      <style:text-properties style:font-name="Times New Roman" fo:font-size="12pt" style:font-size-asian="12pt" style:font-size-complex="16pt" fo:language="en" fo:country="US"/>
    </style:style>
    <style:style style:name="T1340" style:parent-style-name="Основнойшрифтабзаца" style:family="text">
      <style:text-properties style:font-name="Times New Roman" fo:font-size="12pt" style:font-size-asian="12pt" style:font-size-complex="16pt" fo:language="ru" fo:country="RU"/>
    </style:style>
    <style:style style:name="T1341" style:parent-style-name="Основнойшрифтабзаца" style:family="text">
      <style:text-properties style:font-name="Times New Roman" fo:font-size="12pt" style:font-size-asian="12pt" style:font-size-complex="16pt" fo:language="en" fo:country="US"/>
    </style:style>
    <style:style style:name="T1342" style:parent-style-name="Основнойшрифтабзаца" style:family="text">
      <style:text-properties style:font-name="Times New Roman" fo:font-size="12pt" style:font-size-asian="12pt" style:font-size-complex="16pt" fo:language="ru" fo:country="RU"/>
    </style:style>
    <style:style style:name="T1343" style:parent-style-name="Основнойшрифтабзаца" style:family="text">
      <style:text-properties style:font-name="Times New Roman" fo:font-size="12pt" style:font-size-asian="12pt" style:font-size-complex="16pt" fo:language="en" fo:country="US"/>
    </style:style>
    <style:style style:name="T1344" style:parent-style-name="Основнойшрифтабзаца" style:family="text">
      <style:text-properties style:font-name="Times New Roman" fo:font-size="12pt" style:font-size-asian="12pt" style:font-size-complex="16pt" fo:language="ru" fo:country="RU"/>
    </style:style>
    <style:style style:name="T1345" style:parent-style-name="Основнойшрифтабзаца" style:family="text">
      <style:text-properties style:font-name="Times New Roman" fo:font-size="12pt" style:font-size-asian="12pt" style:font-size-complex="16pt" fo:language="en" fo:country="US"/>
    </style:style>
    <style:style style:name="T1346" style:parent-style-name="Основнойшрифтабзаца" style:family="text">
      <style:text-properties style:font-name="Times New Roman" fo:font-size="12pt" style:font-size-asian="12pt" style:font-size-complex="16pt" fo:language="ru" fo:country="RU"/>
    </style:style>
    <style:style style:name="T1347" style:parent-style-name="Основнойшрифтабзаца" style:family="text">
      <style:text-properties style:font-name="Times New Roman" fo:font-size="12pt" style:font-size-asian="12pt" style:font-size-complex="16pt" fo:language="en" fo:country="US"/>
    </style:style>
    <style:style style:name="T1348" style:parent-style-name="Основнойшрифтабзаца" style:family="text">
      <style:text-properties style:font-name="Times New Roman" fo:font-size="12pt" style:font-size-asian="12pt" style:font-size-complex="16pt" fo:language="ru" fo:country="RU"/>
    </style:style>
    <style:style style:name="T1349" style:parent-style-name="Основнойшрифтабзаца" style:family="text">
      <style:text-properties style:font-name="Times New Roman" fo:font-size="12pt" style:font-size-asian="12pt" style:font-size-complex="16pt" fo:language="en" fo:country="US"/>
    </style:style>
    <style:style style:name="T1350" style:parent-style-name="Основнойшрифтабзаца" style:family="text">
      <style:text-properties style:font-name="Times New Roman" fo:font-size="12pt" style:font-size-asian="12pt" style:font-size-complex="16pt" fo:language="ru" fo:country="RU"/>
    </style:style>
    <style:style style:name="T1351" style:parent-style-name="Основнойшрифтабзаца" style:family="text">
      <style:text-properties style:font-name="Times New Roman" fo:font-size="12pt" style:font-size-asian="12pt" style:font-size-complex="16pt" fo:language="en" fo:country="US"/>
    </style:style>
    <style:style style:name="T1352" style:parent-style-name="Основнойшрифтабзаца" style:family="text">
      <style:text-properties style:font-name="Times New Roman" fo:font-size="12pt" style:font-size-asian="12pt" style:font-size-complex="16pt" fo:language="ru" fo:country="RU"/>
    </style:style>
    <style:style style:name="P1353"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54"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55"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56"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57"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58"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59"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60" style:parent-style-name="Standard" style:family="paragraph">
      <style:paragraph-properties fo:keep-with-next="always" fo:keep-together="always" fo:text-align="start"/>
      <style:text-properties style:font-name="Times New Roman" fo:font-size="12pt" style:font-size-asian="12pt" style:font-size-complex="16pt" fo:language="en" fo:country="US"/>
    </style:style>
    <style:style style:name="P1361" style:parent-style-name="Standard" style:family="paragraph">
      <style:paragraph-properties fo:keep-with-next="always" fo:keep-together="always" fo:text-align="start"/>
    </style:style>
    <style:style style:name="T1362" style:parent-style-name="Основнойшрифтабзаца" style:family="text">
      <style:text-properties style:font-name="Times New Roman" fo:font-size="12pt" style:font-size-asian="12pt" style:font-size-complex="16pt" fo:language="en" fo:country="US"/>
    </style:style>
  </office:automatic-styles>
  <office:body>
    <office:text text:use-soft-page-breaks="true">
      <text:p text:style-name="P1"/>
      <text:p text:style-name="P3"><text:bookmark-start text:name="_heading=h.em78hreukrci"/><text:bookmark-end text:name="_heading=h.em78hreukrci"/><text:span text:style-name="T4">Geekbrains</text:span></text:p>
      <text:p text:style-name="P5"><text:bookmark-start text:name="_heading=h.em78hreukrci1"/><text:bookmark-end text:name="_heading=h.em78hreukrci1"/><text:s/></text:p>
      <text:p text:style-name="P6"><text:bookmark-start text:name="_heading=h.em78hreukrci2"/><text:bookmark-end text:name="_heading=h.em78hreukrci2"/><text:s/></text:p>
      <text:p text:style-name="P7"><text:bookmark-start text:name="_heading=h.em78hreukrci3"/><text:bookmark-end text:name="_heading=h.em78hreukrci3"/><text:s/></text:p>
      <text:p text:style-name="P8"><text:bookmark-start text:name="_heading=h.em78hreukrci4"/><text:bookmark-end text:name="_heading=h.em78hreukrci4"/><text:s/></text:p>
      <text:p text:style-name="P9"><text:bookmark-start text:name="_heading=h.em78hreukrci5"/><text:bookmark-end text:name="_heading=h.em78hreukrci5"/><text:s/></text:p>
      <text:p text:style-name="P10"><text:bookmark-start text:name="_heading=h.em78hreukrci6"/><text:bookmark-end text:name="_heading=h.em78hreukrci6"/><text:s/></text:p>
      <text:p text:style-name="P11"><text:bookmark-start text:name="_heading=h.em78hreukrci7"/><text:bookmark-end text:name="_heading=h.em78hreukrci7"/><text:s/></text:p>
      <text:p text:style-name="P12"><text:bookmark-start text:name="_heading=h.em78hreukrci8"/><text:bookmark-end text:name="_heading=h.em78hreukrci8"/><text:s/></text:p>
      <text:p text:style-name="P13"/>
      <text:p text:style-name="P14"><text:bookmark-start text:name="_heading=h.em78hreukrci9"/><text:bookmark-end text:name="_heading=h.em78hreukrci9"/></text:p>
      <text:p text:style-name="P15"><text:bookmark-start text:name="_heading=h.em78hreukrci10"/><text:bookmark-end text:name="_heading=h.em78hreukrci10"/><text:s/></text:p>
      <text:p text:style-name="P16"><text:bookmark-start text:name="_heading=h.em78hreukrci11"/><text:bookmark-end text:name="_heading=h.em78hreukrci11"/>Комплекс фиксации, хранения и визуализации параметров окружающей среды с доступом через интернет</text:p>
      <text:p text:style-name="P17"><text:s/></text:p>
      <text:p text:style-name="P18"><text:bookmark-start text:name="_heading=h.em78hreukrci13"/><text:bookmark-end text:name="_heading=h.em78hreukrci13"/><text:s/></text:p>
      <text:p text:style-name="P19"><text:bookmark-start text:name="_heading=h.em78hreukrci14"/><text:bookmark-end text:name="_heading=h.em78hreukrci14"/><text:s/></text:p>
      <text:p text:style-name="P20"/>
      <text:p text:style-name="P21"><text:bookmark-start text:name="_heading=h.em78hreukrci15"/><text:bookmark-end text:name="_heading=h.em78hreukrci15"/><text:s/></text:p>
      <text:p text:style-name="P22"><text:bookmark-start text:name="_heading=h.em78hreukrci16"/><text:bookmark-end text:name="_heading=h.em78hreukrci16"/><text:s/></text:p>
      <text:p text:style-name="P23"><text:bookmark-start text:name="_heading=h.em78hreukrci17"/><text:bookmark-end text:name="_heading=h.em78hreukrci17"/><text:s/></text:p>
      <text:p text:style-name="P24"><text:bookmark-start text:name="_heading=h.em78hreukrci18"/><text:bookmark-end text:name="_heading=h.em78hreukrci18"/><text:s/></text:p>
      <text:p text:style-name="P25"><text:bookmark-start text:name="_heading=h.em78hreukrci19"/><text:bookmark-end text:name="_heading=h.em78hreukrci19"/><text:s/></text:p>
      <text:p text:style-name="P26"><text:bookmark-start text:name="_heading=h.em78hreukrci20"/><text:bookmark-end text:name="_heading=h.em78hreukrci20"/><text:s/></text:p>
      <text:p text:style-name="P27"><text:bookmark-start text:name="_heading=h.em78hreukrci21"/><text:bookmark-end text:name="_heading=h.em78hreukrci21"/><text:s/></text:p>
      <text:p text:style-name="P28"><text:bookmark-start text:name="_heading=h.em78hreukrci22"/><text:bookmark-end text:name="_heading=h.em78hreukrci22"/><text:s/></text:p>
      <text:p text:style-name="P29"><text:bookmark-start text:name="_heading=h.em78hreukrci23"/><text:bookmark-end text:name="_heading=h.em78hreukrci23"/><text:span text:style-name="T30">Программа:</text:span></text:p>
      <text:p text:style-name="P31"><text:bookmark-start text:name="_heading=h.em78hreukrci24"/><text:bookmark-end text:name="_heading=h.em78hreukrci24"/><text:span text:style-name="T32">Инженер умных устройств</text:span></text:p>
      <text:p text:style-name="P33"><text:span text:style-name="T34">Группа: 5471</text:span></text:p>
      <text:p text:style-name="P35"><text:bookmark-start text:name="_heading=h.em78hreukrci25"/><text:bookmark-end text:name="_heading=h.em78hreukrci25"/><text:span text:style-name="T36">Ромашин Ростислав Геннадьевич</text:span></text:p>
      <text:p text:style-name="P37"><text:bookmark-start text:name="_heading=h.em78hreukrci26"/><text:bookmark-end text:name="_heading=h.em78hreukrci26"/><text:s/></text:p>
      <text:p text:style-name="P38"><text:bookmark-start text:name="_heading=h.em78hreukrci27"/><text:bookmark-end text:name="_heading=h.em78hreukrci27"/><text:s/></text:p>
      <text:p text:style-name="P39"><text:bookmark-start text:name="_heading=h.em78hreukrci28"/><text:bookmark-end text:name="_heading=h.em78hreukrci28"/><text:s/></text:p>
      <text:p text:style-name="P40"><text:bookmark-start text:name="_heading=h.em78hreukrci29"/><text:bookmark-end text:name="_heading=h.em78hreukrci29"/><text:s/></text:p>
      <text:p text:style-name="P41"><text:bookmark-start text:name="_heading=h.em78hreukrci30"/><text:bookmark-end text:name="_heading=h.em78hreukrci30"/><text:s/></text:p>
      <text:p text:style-name="P42"><text:bookmark-start text:name="_heading=h.em78hreukrci31"/><text:bookmark-end text:name="_heading=h.em78hreukrci31"/><text:s/></text:p>
      <text:p text:style-name="P43"><text:bookmark-start text:name="_heading=h.em78hreukrci32"/><text:bookmark-end text:name="_heading=h.em78hreukrci32"/><text:s/></text:p>
      <text:p text:style-name="P44"><text:bookmark-start text:name="_heading=h.em78hreukrci33"/><text:bookmark-end text:name="_heading=h.em78hreukrci33"/><text:s/></text:p>
      <text:p text:style-name="P45"><text:bookmark-start text:name="_heading=h.em78hreukrci34"/><text:bookmark-end text:name="_heading=h.em78hreukrci34"/><text:s/></text:p>
      <text:p text:style-name="P46"><text:bookmark-start text:name="_heading=h.em78hreukrci35"/><text:bookmark-end text:name="_heading=h.em78hreukrci35"/><text:s/></text:p>
      <text:p text:style-name="P47"><text:bookmark-start text:name="_heading=h.fxdok1pgueei"/><text:bookmark-end text:name="_heading=h.fxdok1pgueei"/></text:p>
      <text:p text:style-name="P48"><text:bookmark-start text:name="_heading=h.e4r7qu1d0vxy"/><text:bookmark-end text:name="_heading=h.e4r7qu1d0vxy"/></text:p>
      <text:p text:style-name="P49"><text:bookmark-start text:name="_heading=h.i6uqnz3a5ync"/><text:bookmark-end text:name="_heading=h.i6uqnz3a5ync"/></text:p>
      <text:p text:style-name="P50"><text:bookmark-start text:name="_heading=h.ib30qubdw6vb"/><text:bookmark-end text:name="_heading=h.ib30qubdw6vb"/></text:p>
      <text:p text:style-name="P51"><text:bookmark-start text:name="_heading=h.em78hreukrci36"/><text:bookmark-end text:name="_heading=h.em78hreukrci36"/><text:s/></text:p>
      <text:p text:style-name="P52"><text:bookmark-start text:name="_heading=h.em78hreukrci37"/><text:bookmark-end text:name="_heading=h.em78hreukrci37"/></text:p>
      <text:p text:style-name="P53"><text:s/></text:p>
      <text:p text:style-name="P54"><text:bookmark-start text:name="_heading=h.em78hreukrci38"/><text:bookmark-end text:name="_heading=h.em78hreukrci38"/><text:s/></text:p>
      <text:p text:style-name="P55"><text:bookmark-start text:name="_heading=h.em78hreukrci39"/><text:bookmark-end text:name="_heading=h.em78hreukrci39"/><text:s/></text:p>
      <text:p text:style-name="P56"><text:bookmark-start text:name="_heading=h.em78hreukrci40"/><text:bookmark-end text:name="_heading=h.em78hreukrci40"/><text:span text:style-name="T57">Москва</text:span></text:p>
      <text:p text:style-name="P58"><text:bookmark-start text:name="_heading=h.em78hreukrci41"/><text:bookmark-end text:name="_heading=h.em78hreukrci41"/><text:span text:style-name="T59">2024</text:span></text:p>
      <text:p text:style-name="P60"><text:bookmark-start text:name="_heading=h.em78hreukrci42"/><text:bookmark-end text:name="_heading=h.em78hreukrci42"/></text:p>
      <text:h text:style-name="P61" text:outline-level="3">Введение</text:h>
      <text:p text:style-name="P62"/>
      <text:p text:style-name="P63"><text:span text:style-name="T64">В соответствии с [требованиями курсового проекта](</text:span><text:span text:style-name="T65">https</text:span><text:span text:style-name="T66">://</text:span><text:span text:style-name="T67">gbcdn</text:span><text:span text:style-name="T68">.</text:span><text:span text:style-name="T69">mrgcdn</text:span><text:span text:style-name="T70">.</text:span><text:span text:style-name="T71">ru</text:span><text:span text:style-name="T72">/</text:span><text:span text:style-name="T73">uploads</text:span><text:span text:style-name="T74">/</text:span><text:span text:style-name="T75">asset</text:span><text:span text:style-name="T76">/6059669/</text:span><text:span text:style-name="T77">attachment</text:span><text:span text:style-name="T78">/</text:span><text:span text:style-name="T79">b</text:span><text:span text:style-name="T80">96792</text:span><text:span text:style-name="T81">ea</text:span><text:span text:style-name="T82">81</text:span><text:span text:style-name="T83">b</text:span><text:span text:style-name="T84">800</text:span><text:span text:style-name="T85">e</text:span><text:span text:style-name="T86">90</text:span><text:span text:style-name="T87">a</text:span><text:span text:style-name="T88">0</text:span><text:span text:style-name="T89">a</text:span><text:span text:style-name="T90">38930767</text:span><text:span text:style-name="T91">b</text:span><text:span text:style-name="T92">51</text:span><text:span text:style-name="T93">b</text:span><text:span text:style-name="T94">.</text:span><text:span text:style-name="T95">pdf</text:span><text:span text:style-name="T96">) был разработан и реализован комплекс по мониторингу окружающей среды, который состоит из следующих компонентов:</text:span></text:p>
      <text:p text:style-name="P97"/>
      <text:p text:style-name="P98"><text:span text:style-name="T99">1.<text:s/></text:span><text:span text:style-name="T100">BME</text:span><text:span text:style-name="T101">680 - Датчик газа, давления, температуры и влажности с низким энергопотреблением</text:span></text:p>
      <text:p text:style-name="P102"><text:span text:style-name="T103"><text:s text:c="3"/>-<text:s/></text:span><text:span text:style-name="T104">BSEC</text:span><text:span text:style-name="T105"><text:s/>- проприетарное ПО</text:span></text:p>
      <text:p text:style-name="P106"><text:span text:style-name="T107"><text:s text:c="3"/>-<text:s/></text:span><text:span text:style-name="T108">BME</text:span><text:span text:style-name="T109">68</text:span><text:span text:style-name="T110">x</text:span><text:span text:style-name="T111">-</text:span><text:span text:style-name="T112">Sensor</text:span><text:span text:style-name="T113">-</text:span><text:span text:style-name="T114">API</text:span><text:span text:style-name="T115"><text:s/>- открытое ПО</text:span></text:p>
      <text:p text:style-name="P116"><text:span text:style-name="T117">2.<text:s/></text:span><text:span text:style-name="T118">Odroid</text:span><text:span text:style-name="T119">-</text:span><text:span text:style-name="T120">X</text:span><text:span text:style-name="T121">2 - Клиентский контроллер на базе<text:s/></text:span><text:span text:style-name="T122">CPU</text:span><text:span text:style-name="T123"><text:s/></text:span><text:span text:style-name="T124">ARMv</text:span><text:span text:style-name="T125">7</text:span></text:p>
      <text:p text:style-name="P126"><text:span text:style-name="T127"><text:s text:c="3"/>-<text:s/></text:span><text:span text:style-name="T128">ArchLinux</text:span></text:p>
      <text:p text:style-name="P129"><text:span text:style-name="T130"><text:s text:c="3"/>- Клиент<text:s/></text:span><text:span text:style-name="T131">mqtt</text:span><text:span text:style-name="T132"><text:s/>на языке С</text:span></text:p>
      <text:p text:style-name="P133"><text:span text:style-name="T134"><text:s text:c="3"/>-<text:s/></text:span><text:span text:style-name="T135">Sense</text:span><text:span text:style-name="T136"><text:s/>- приложение сбора метрик с датчика<text:s/></text:span><text:span text:style-name="T137">BME</text:span><text:span text:style-name="T138">680 на языке С с помощью открытых<text:s/></text:span><text:span text:style-name="T139">API</text:span></text:p>
      <text:p text:style-name="P140"><text:span text:style-name="T141"><text:s text:c="3"/>-<text:s/></text:span><text:span text:style-name="T142">Web</text:span><text:span text:style-name="T143">-сервер на языке С</text:span></text:p>
      <text:p text:style-name="P144"><text:span text:style-name="T145"><text:s text:c="3"/>-<text:s/></text:span><text:span text:style-name="T146">cronie</text:span><text:span text:style-name="T147"><text:s/>-<text:s/></text:span><text:span text:style-name="T148">ctrontab</text:span><text:span text:style-name="T149"><text:s/>для<text:s/></text:span><text:span text:style-name="T150">archlinux</text:span></text:p>
      <text:p text:style-name="P151"><text:span text:style-name="T152">3.<text:s/></text:span><text:span text:style-name="T153">IBM</text:span><text:span text:style-name="T154"><text:s/></text:span><text:span text:style-name="T155">PC</text:span><text:span text:style-name="T156"><text:s/>- Серверная часть на базе<text:s/></text:span><text:span text:style-name="T157">CPU</text:span><text:span text:style-name="T158"><text:s/></text:span><text:span text:style-name="T159">x</text:span><text:span text:style-name="T160">86</text:span></text:p>
      <text:p text:style-name="P161"><text:span text:style-name="T162"><text:s text:c="3"/></text:span><text:span text:style-name="T163">- Node-Red</text:span></text:p>
      <text:p text:style-name="P164"><text:s text:c="3"/>- Mosquitto</text:p>
      <text:p text:style-name="P165"><text:s text:c="3"/>- Telegraf</text:p>
      <text:p text:style-name="P166"><text:s text:c="3"/>- InfluxDB</text:p>
      <text:p text:style-name="P167"><text:s text:c="3"/>- Grafana</text:p>
      <text:p text:style-name="P168">4. ЛВС - с возможностью организации интернет доступа ко всем вышеперечисленным компонентам</text:p>
      <text:p text:style-name="P169"><text:span text:style-name="T170"><text:s text:c="3"/>-<text:s/></text:span><text:span text:style-name="T171">OpenWRT</text:span><text:span text:style-name="T172"><text:s/></text:span><text:span text:style-name="T173">router</text:span><text:span text:style-name="T174"><text:s/>+<text:s/></text:span><text:span text:style-name="T175">ddns</text:span></text:p>
      <text:p text:style-name="P176"><text:span text:style-name="T177"><text:s text:c="3"/>-<text:s/></text:span><text:span text:style-name="T178">Nginx</text:span></text:p>
      <text:p text:style-name="P179"/>
      <text:p text:style-name="P180"><text:span text:style-name="T181">## 1.<text:s/></text:span><text:span text:style-name="T182">BME</text:span><text:span text:style-name="T183">680</text:span></text:p>
      <text:p text:style-name="P184"/>
      <text:p text:style-name="P185"><text:span text:style-name="T186">Датчик газа, давления, температуры и влажности с низким энергопотреблением от компании<text:s/></text:span><text:span text:style-name="T187">BOSH</text:span><text:span text:style-name="T188">.</text:span></text:p>
      <text:p text:style-name="P189"><text:span text:style-name="T190">BME</text:span><text:span text:style-name="T191">680 — это цифровой 4-в-1 датчик, измеряющий загазованность, влажность, давление и температуру на основе проприетарных принципов измерения. Модуль датчика помещен в крайне компактный корпус с металлической крышкой<text:s/></text:span><text:span text:style-name="T192">LGA</text:span><text:span text:style-name="T193">, имеющий размеры всего 3,0 × 3,0 мм² и максимальную высоту 1,00 мм (0,93 ± 0,07 мм). Его небольшие размеры и низкое энергопотребление позволяют интегрировать его в устройства, работающие от батареи или в устройства с частотной связью, такие как мобильные телефоны или носимые устройства.</text:span></text:p>
      <text:p text:style-name="P194"/>
      <text:p text:style-name="P195"><text:span text:style-name="T196">Данный датчик 4-в-1 куплен на [алиэкспресс](</text:span><text:span text:style-name="T197">https</text:span><text:span text:style-name="T198">://</text:span><text:span text:style-name="T199">aliexpress</text:span><text:span text:style-name="T200">.</text:span><text:span text:style-name="T201">ru</text:span><text:span text:style-name="T202">/</text:span><text:span text:style-name="T203">item</text:span><text:span text:style-name="T204">/0_4001042311625.</text:span><text:span text:style-name="T205">html</text:span><text:span text:style-name="T206">) за 353 рубля. Что, примерно в десять раз дороже [классических](</text:span><text:span text:style-name="T207">https</text:span><text:span text:style-name="T208">://</text:span><text:span text:style-name="T209">aliexpress</text:span><text:span text:style-name="T210">.</text:span><text:span text:style-name="T211">ru</text:span><text:span text:style-name="T212">/</text:span><text:span text:style-name="T213">item</text:span><text:span text:style-name="T214">/32228095913.</text:span><text:span text:style-name="T215">html</text:span><text:span text:style-name="T216">) "одномерных" датчиков. В чем же преимущества и недостатки?</text:span></text:p>
      <text:p text:style-name="P217"/>
      <text:p text:style-name="P218"><text:span text:style-name="T219">### Программное обеспечение<text:s/></text:span><text:span text:style-name="T220">BSEC</text:span></text:p>
      <text:p text:style-name="P221"/>
      <text:p text:style-name="P222"><text:span text:style-name="T223">Датчик<text:s/></text:span><text:span text:style-name="T224">BME</text:span><text:span text:style-name="T225">680 предназначен для использования вместе с решением<text:s/></text:span><text:span text:style-name="T226">Bosch</text:span><text:span text:style-name="T227"><text:s/></text:span><text:span text:style-name="T228">Software</text:span><text:span text:style-name="T229"><text:s/></text:span><text:span text:style-name="T230">Environmental</text:span><text:span text:style-name="T231"><text:s/></text:span><text:span text:style-name="T232">Cluster</text:span><text:span text:style-name="T233"><text:s/>(</text:span><text:span text:style-name="T234">BSEC</text:span><text:span text:style-name="T235">) и<text:s/></text:span><text:span text:style-name="T236">API</text:span><text:span text:style-name="T237"><text:s/>датчика<text:s/></text:span><text:span text:style-name="T238">BME</text:span><text:span text:style-name="T239">6</text:span><text:span text:style-name="T240">xy</text:span><text:span text:style-name="T241">, чтобы раскрыть его полный потенциал. Программное обеспечение<text:s/></text:span><text:span text:style-name="T242">BSEC</text:span><text:span text:style-name="T243"><text:s/>включает интеллектуальные алгоритмы, которые позволяют использовать такие сценарии, как мониторинг качества воздуха по различным индексам.</text:span></text:p>
      <text:p text:style-name="P244"/>
      <text:p text:style-name="P245">Датчик оснащен специальной пластиной, нагревающейся до 320 и более градусов по цельсию. Данная пластина замеряет сопротивление воздуха. В интернете можно встретить много отрицательных отзывов про точность данных датчиков. Но, просмотрев даташиты производителя понимаешь неоднозначность плохих выводов. С одной стороны допустимая погрешность измеряемой температуры +-1 градус по Цельсию не позволит применять его в больницах. Но, прибор не позиционируется как высокоточный и медицинский.</text:p>
      <text:p text:style-name="P246"/>
      <text:p text:style-name="P247"><text:span text:style-name="T248">Некоторые этот датчик "по-старинке" подсоединяют к системам наподобие<text:s/></text:span><text:span text:style-name="T249">arduino</text:span><text:span text:style-name="T250"><text:s/>или<text:s/></text:span><text:span text:style-name="T251">esp</text:span><text:span text:style-name="T252">, и наблюдают большие разночтений с рядом стоящими бытовыми приборами. Например, температура воздуха вопреки погрешности может быть больше чем на 5 градусов от бытового термометра. Дело тут не в оригинальности продукта, хоть и существует большая доля вероятности купить брак. Дело именно в расчетах. Датчик по своей сути является микроконтроллером со своими регистрами и своей проприетарной логикой работы. Для расчета показателей мощностей ардуино не достаточно. Можно запустить датчик в форсированном режиме и он будет сбрасывать постоянно неточную информацию. Весь смысл заключается именно в закрытом проприетарном ПО. <text:s/>Именно оно участвует в сложнейших расчетах и управлении режимов датчика. Во первых, для того чтобы снять показания сопротивления воздуха, необходимо нагреть пластину до 320 градусов. Этот процесс кратковременный, но все же нагрев отражается на термодатчике. Следовательно нужно замеры температуры делать в промежутках между нагревами. При расчете температуры, проприетарным ПО учитываются остальные параметры, такие как влажность и давление. О сложности ПО говорит и тот факт, что драйвера для датчика<text:s/></text:span><text:span text:style-name="T253">BME</text:span><text:span text:style-name="T254">680 и<text:s/></text:span><text:span text:style-name="T255">BME</text:span><text:span text:style-name="T256">688 используются одни и те же. А вот датчик<text:s/></text:span><text:span text:style-name="T257">BME</text:span><text:span text:style-name="T258">688 позиционируется уже как<text:s/></text:span><text:span text:style-name="T259">AI</text:span><text:span text:style-name="T260"><text:s/>(ИИ).</text:span></text:p>
      <text:p text:style-name="P261"/>
      <text:p text:style-name="P262"><text:span text:style-name="T263">Программное обеспечение<text:s/></text:span><text:span text:style-name="T264">BSEC</text:span><text:span text:style-name="T265"><text:s/>от<text:s/></text:span><text:span text:style-name="T266">Bosch</text:span><text:span text:style-name="T267"><text:s/></text:span><text:span text:style-name="T268">Sensortec</text:span><text:span text:style-name="T269"><text:s/>доступно в виде закрытого двоичного файла, который будет предоставлен через Лицензионное Соглашение на Программное Обеспечение (</text:span><text:span text:style-name="T270">SLA</text:span><text:span text:style-name="T271">) на сайте<text:s/></text:span><text:span text:style-name="T272">Bosch</text:span><text:span text:style-name="T273"><text:s/></text:span><text:span text:style-name="T274">Sensortec</text:span><text:span text:style-name="T275"><text:s/>(</text:span><text:span text:style-name="T276">https</text:span><text:span text:style-name="T277">://</text:span><text:span text:style-name="T278">www</text:span><text:span text:style-name="T279">.</text:span><text:span text:style-name="T280">bosch</text:span><text:span text:style-name="T281">-</text:span><text:span text:style-name="T282">sensortec</text:span><text:span text:style-name="T283">.</text:span><text:span text:style-name="T284">com</text:span><text:span text:style-name="T285">/</text:span><text:span text:style-name="T286">bst</text:span><text:span text:style-name="T287">/</text:span><text:span text:style-name="T288">products</text:span><text:span text:style-name="T289">/</text:span><text:span text:style-name="T290">all</text:span><text:span text:style-name="T291">_</text:span><text:span text:style-name="T292">products</text:span><text:span text:style-name="T293">/</text:span><text:span text:style-name="T294">BSEC</text:span><text:span text:style-name="T295">). <text:s/>Забегая вперед замечу, что пока мне с проприетарным ПО разобраться не удалось, из-за его сложности.</text:span></text:p>
      <text:p text:style-name="P296"/>
      <text:p text:style-name="P297">Ключевые особенности системы аппаратного и программного обеспечения:</text:p>
      <text:p text:style-name="P298"/>
      <text:p text:style-name="P299">Расчет температуры окружающего воздуха вне устройства (например, телефона)</text:p>
      <text:p text:style-name="P300">Расчет относительной влажности окружающего воздуха вне устройства</text:p>
      <text:p text:style-name="P301"><text:span text:style-name="T302">Расчет индекса качества воздуха (</text:span><text:span text:style-name="T303">IAQ</text:span><text:span text:style-name="T304">) вне устройства</text:span></text:p>
      <text:p text:style-name="P305">Кроме того, программные алгоритмы обрабатывают компенсацию влажности, базовую линию, а также коррекцию долгосрочного дрейфа сигнала газового датчика.</text:p>
      <text:p text:style-name="P306"/>
      <text:p text:style-name="P307"><text:span text:style-name="T308">###<text:s/></text:span><text:span text:style-name="T309">BME</text:span><text:span text:style-name="T310">68</text:span><text:span text:style-name="T311">x</text:span><text:span text:style-name="T312">-</text:span><text:span text:style-name="T313">Sensor</text:span><text:span text:style-name="T314">-</text:span><text:span text:style-name="T315">API</text:span></text:p>
      <text:p text:style-name="P316"/>
      <text:p text:style-name="P317"><text:span text:style-name="T318">API</text:span><text:span text:style-name="T319"><text:s/>датчика охватывает базовую коммуникацию с датчиком и функции компенсации данных, и доступен как открытый исходный код на<text:s/></text:span><text:span text:style-name="T320">Github</text:span><text:span text:style-name="T321"><text:s/>(</text:span><text:span text:style-name="T322">https</text:span><text:span text:style-name="T323">://</text:span><text:span text:style-name="T324">github</text:span><text:span text:style-name="T325">.</text:span><text:span text:style-name="T326">com</text:span><text:span text:style-name="T327">/</text:span><text:span text:style-name="T328">BoschSensortec</text:span><text:span text:style-name="T329">/</text:span><text:span text:style-name="T330">BME</text:span><text:span text:style-name="T331">68</text:span><text:span text:style-name="T332">x</text:span><text:span text:style-name="T333">-</text:span><text:span text:style-name="T334">Sensor</text:span><text:span text:style-name="T335">-</text:span><text:span text:style-name="T336">API</text:span><text:span text:style-name="T337">). Т.е. функционал открытого ПО ограничен. Бош бережно хранит алгоритм расчетов в секрете. Более того, они удалили свой старый открытый репозиторий, который содержал более "простой" для понимания драйвер. В новом репозитории, упомянутом выше, лежит другой драйвер, который требует наличия "тяжелого"<text:s/></text:span><text:span text:style-name="T338">COINES</text:span><text:span text:style-name="T339"><text:s/></text:span><text:span text:style-name="T340">SDK</text:span><text:span text:style-name="T341">.</text:span></text:p>
      <text:p text:style-name="P342"/>
      <text:p text:style-name="P343"><text:span text:style-name="T344">[</text:span><text:span text:style-name="T345">C</text:span><text:span text:style-name="T346">тарый](</text:span><text:span text:style-name="T347">https</text:span><text:span text:style-name="T348">://</text:span><text:span text:style-name="T349">github</text:span><text:span text:style-name="T350">.</text:span><text:span text:style-name="T351">com</text:span><text:span text:style-name="T352">/</text:span><text:span text:style-name="T353">BoschSensortec</text:span><text:span text:style-name="T354">/</text:span><text:span text:style-name="T355">BME</text:span><text:span text:style-name="T356">680_</text:span><text:span text:style-name="T357">driver</text:span><text:span text:style-name="T358">/</text:span><text:span text:style-name="T359">releases</text:span><text:span text:style-name="T360">) репозиторий с открытым драйвером датчика<text:s/></text:span><text:span text:style-name="T361">BME</text:span><text:span text:style-name="T362">680 до сих пор красуется в последнем даташите.</text:span></text:p>
      <text:p text:style-name="P363"><text:span text:style-name="T364">Но, нашел старый открытый драйвер 3.5.9 на стороннем репозитории<text:s/></text:span><text:span text:style-name="T365">https</text:span><text:span text:style-name="T366">://</text:span><text:span text:style-name="T367">github</text:span><text:span text:style-name="T368">.</text:span><text:span text:style-name="T369">com</text:span><text:span text:style-name="T370">/</text:span><text:span text:style-name="T371">wintersteiger</text:span><text:span text:style-name="T372">/</text:span><text:span text:style-name="T373">BME</text:span><text:span text:style-name="T374">680_</text:span><text:span text:style-name="T375">driver</text:span><text:span text:style-name="T376">.</text:span></text:p>
      <text:p text:style-name="P377"><text:span text:style-name="T378">Драйвер содержит открытие<text:s/></text:span><text:span text:style-name="T379">API</text:span><text:span text:style-name="T380">. Для того чтобы начать получать или записывать информацию на датчик, необходимо самостоятельно написать основную программу для конкретной платформы и операционной системы, которая с помощью апи будет обращаться через драйвер к датчику.</text:span></text:p>
      <text:p text:style-name="P381"><text:span text:style-name="T382">Т.к. готовых примеров не нашел, то за основу взял решение для<text:s/></text:span><text:span text:style-name="T383">Raspberry</text:span><text:span text:style-name="T384"><text:s/></text:span><text:span text:style-name="T385">Pi</text:span><text:span text:style-name="T386">, но для более старого датчика<text:s/></text:span><text:span text:style-name="T387">BME</text:span><text:span text:style-name="T388">280 <text:s/></text:span><text:span text:style-name="T389">https</text:span><text:span text:style-name="T390">://</text:span><text:span text:style-name="T391">www</text:span><text:span text:style-name="T392">.</text:span><text:span text:style-name="T393">waveshare</text:span><text:span text:style-name="T394">.</text:span><text:span text:style-name="T395">com</text:span><text:span text:style-name="T396">/</text:span><text:span text:style-name="T397">w</text:span><text:span text:style-name="T398">/</text:span><text:span text:style-name="T399">upload</text:span><text:span text:style-name="T400">/</text:span><text:span text:style-name="T401">b</text:span><text:span text:style-name="T402">/</text:span><text:span text:style-name="T403">ba</text:span><text:span text:style-name="T404">/</text:span><text:span text:style-name="T405">BME</text:span><text:span text:style-name="T406">280-</text:span><text:span text:style-name="T407">Environmental</text:span><text:span text:style-name="T408">-</text:span><text:span text:style-name="T409">Sensor</text:span><text:span text:style-name="T410">-</text:span><text:span text:style-name="T411">Demo</text:span><text:span text:style-name="T412">-</text:span><text:span text:style-name="T413">Code</text:span><text:span text:style-name="T414">.7</text:span><text:span text:style-name="T415">z</text:span><text:span text:style-name="T416">. Код от<text:s/></text:span><text:span text:style-name="T417">BME</text:span><text:span text:style-name="T418">280 частично совместим и позволяет отображать только температуру. "Подсмотрев" основную логику организации взаимодействия, удалось заставить шайтан-машину работать).</text:span></text:p>
      <text:p text:style-name="P419"/>
      <text:p text:style-name="P420"><text:span text:style-name="T421">##<text:s/></text:span><text:span text:style-name="T422">Odroid</text:span><text:span text:style-name="T423">-</text:span><text:span text:style-name="T424">X</text:span><text:span text:style-name="T425">2</text:span></text:p>
      <text:p text:style-name="P426"/>
      <text:p text:style-name="P427"><text:span text:style-name="T428">Данный малино-подобный мини-ПК использовал в своем прошлом ДЗ для [веб-сервера и чатов](</text:span><text:span text:style-name="T429">https</text:span><text:span text:style-name="T430">://</text:span><text:span text:style-name="T431">github</text:span><text:span text:style-name="T432">.</text:span><text:span text:style-name="T433">com</text:span><text:span text:style-name="T434">/</text:span><text:span text:style-name="T435">allseenn</text:span><text:span text:style-name="T436">/</text:span><text:span text:style-name="T437">ciot</text:span><text:span text:style-name="T438">/</text:span><text:span text:style-name="T439">tree</text:span><text:span text:style-name="T440">/</text:span><text:span text:style-name="T441">main</text:span><text:span text:style-name="T442">/03.</text:span><text:span text:style-name="T443">Tasks</text:span><text:span text:style-name="T444">).</text:span></text:p>
      <text:p text:style-name="P445"/>
      <text:p text:style-name="P446">&lt;img src="https://github.com/lucabelluccini/hardkernel-odroid-x-stuff/blob/master/201209072304519403.jpg?raw=true"&gt;</text:p>
      <text:p text:style-name="P447"/>
      <text:p text:style-name="P448">Распиновка в соответствии с картинкой выше (внизу правее на гребенке идет первый пин)</text:p>
      <text:p text:style-name="P449"/>
      <text:p text:style-name="P450">```</text:p>
      <text:p text:style-name="P451">GND <text:s text:c="9"/>50 49 <text:s text:c="3"/>ADC_AIN3</text:p>
      <text:p text:style-name="P452">VDD_IO <text:s text:c="6"/>48 47 <text:s text:c="3"/>ADC_AIN2</text:p>
      <text:p text:style-name="P453">SYS (5V) <text:s text:c="4"/>46 45 <text:s text:c="3"/>VD16</text:p>
      <text:p text:style-name="P454">VD13 <text:s text:c="8"/>44 43 <text:s text:c="3"/>VD22</text:p>
      <text:p text:style-name="P455">VD4 <text:s text:c="9"/>42 41 <text:s text:c="3"/>VD1</text:p>
      <text:p text:style-name="P456">VD23 <text:s text:c="8"/>40 39 <text:s text:c="3"/>VD9</text:p>
      <text:p text:style-name="P457">VD17 <text:s text:c="8"/>38 37 <text:s text:c="3"/>VD14</text:p>
      <text:p text:style-name="P458">VD10 <text:s text:c="8"/>36 35 <text:s text:c="3"/>VD5</text:p>
      <text:p text:style-name="P459">VD12 <text:s text:c="8"/>34 33 <text:s text:c="3"/>VD3</text:p>
      <text:p text:style-name="P460">GND <text:s text:c="9"/>32 31 <text:s text:c="3"/>HSYNC</text:p>
      <text:p text:style-name="P461">VD20 <text:s text:c="8"/>30 29 <text:s text:c="3"/>VDEN</text:p>
      <text:p text:style-name="P462">VD6 <text:s text:c="9"/>28 27 <text:s text:c="3"/>VSYNC</text:p>
      <text:p text:style-name="P463">VD11 <text:s text:c="8"/>26 25 <text:s text:c="3"/>VD18</text:p>
      <text:p text:style-name="P464">VD7 <text:s text:c="9"/>24 23 <text:s text:c="3"/>VCLK</text:p>
      <text:p text:style-name="P465">VD0 <text:s text:c="9"/>22 21 <text:s text:c="3"/>VD15</text:p>
      <text:p text:style-name="P466">VD8 <text:s text:c="9"/>20 19 <text:s text:c="3"/>VD2</text:p>
      <text:p text:style-name="P467">VD21 <text:s text:c="8"/>18 17 <text:s text:c="3"/>VD19</text:p>
      <text:p text:style-name="P468">TXD <text:s text:c="9"/>16 15 <text:s text:c="3"/>SPI_1_MISO</text:p>
      <text:p text:style-name="P469">RXD <text:s text:c="9"/>14 13 <text:s text:c="3"/>PWM_BRT</text:p>
      <text:p text:style-name="P470">VDDQ_LCD <text:s text:c="4"/>12 11 <text:s text:c="3"/>SPI_1_MOSI</text:p>
      <text:p text:style-name="P471">SPI_1_CSN <text:s text:c="3"/>10 09 <text:s text:c="3"/>XE_INT12</text:p>
      <text:p text:style-name="P472">T_SDA <text:s text:c="7"/>08 07 <text:s text:c="3"/>T_SCL</text:p>
      <text:p text:style-name="P473">SPI_1_CLK <text:s text:c="3"/>06 05 <text:s text:c="3"/>SCL</text:p>
      <text:p text:style-name="P474">T_RST <text:s text:c="7"/>04 03 <text:s text:c="3"/>SDA</text:p>
      <text:p text:style-name="P475">BL_EN <text:s text:c="7"/>02 01 <text:s text:c="3"/>T_INT</text:p>
      <text:p text:style-name="P476">```</text:p>
      <text:p text:style-name="P477"/>
      <text:p text:style-name="P478"><text:span text:style-name="T479">Схема подключения датчика<text:s/></text:span><text:span text:style-name="T480">BME</text:span><text:span text:style-name="T481">680 к<text:s/></text:span><text:span text:style-name="T482">I</text:span><text:span text:style-name="T483">2</text:span><text:span text:style-name="T484">C</text:span><text:span text:style-name="T485"><text:s/></text:span><text:span text:style-name="T486">Odroid</text:span><text:span text:style-name="T487">-</text:span><text:span text:style-name="T488">X</text:span><text:span text:style-name="T489">2</text:span></text:p>
      <text:p text:style-name="P490"/>
      <text:p text:style-name="P491">```</text:p>
      <text:p text:style-name="P492">BME680 <text:s/>Odroid-X2</text:p>
      <text:p text:style-name="P493">+-----+-----------------+</text:p>
      <text:p text:style-name="P494">GND <text:s text:c="4"/>GND (50 pin)</text:p>
      <text:p text:style-name="P495">VDD <text:s text:c="4"/>VDD (48 pin) 1.8V</text:p>
      <text:p text:style-name="P496">SDA <text:s text:c="4"/>SDA (03 pin)</text:p>
      <text:p text:style-name="P497"><text:span text:style-name="T498">SCL</text:span><text:span text:style-name="T499"><text:s text:c="5"/></text:span><text:span text:style-name="T500">SCL</text:span><text:span text:style-name="T501"><text:s/>(05<text:s/></text:span><text:span text:style-name="T502">pin</text:span><text:span text:style-name="T503">)</text:span></text:p>
      <text:p text:style-name="P504">```</text:p>
      <text:p text:style-name="P505"/>
      <text:p text:style-name="P506">Датчик подключается без подтягивающих резисторов.</text:p>
      <text:p text:style-name="P507"/>
      <text:p text:style-name="P508"><text:span text:style-name="T509">Основной проблемой [</text:span><text:span text:style-name="T510">Odroid</text:span><text:span text:style-name="T511">-</text:span><text:span text:style-name="T512">X</text:span><text:span text:style-name="T513">2](</text:span><text:span text:style-name="T514">https</text:span><text:span text:style-name="T515">://</text:span><text:span text:style-name="T516">www</text:span><text:span text:style-name="T517">.</text:span><text:span text:style-name="T518">hardkernel</text:span><text:span text:style-name="T519">.</text:span><text:span text:style-name="T520">com</text:span><text:span text:style-name="T521">/</text:span><text:span text:style-name="T522">shop</text:span><text:span text:style-name="T523">/</text:span><text:span text:style-name="T524">odroid</text:span><text:span text:style-name="T525">-</text:span><text:span text:style-name="T526">x</text:span><text:span text:style-name="T527">2/) является его "древность". Снят с поддержки лет 10 назад. Но, по мощности не уступает многим<text:s/></text:span><text:span text:style-name="T528">Raspberry</text:span><text:span text:style-name="T529"><text:s/>даже сегодня. Официальной последней версией была<text:s/></text:span><text:span text:style-name="T530">Ubuntu</text:span><text:span text:style-name="T531"><text:s/>14.04. Умельцы сделали неофициальный образ на базе<text:s/></text:span><text:span text:style-name="T532">Ubuntu</text:span><text:span text:style-name="T533"><text:s/>16.04. Для языка СИ это не проблема, но хотелось, что-то посвежее.</text:span></text:p>
      <text:p text:style-name="P534"/>
      <text:p text:style-name="P535"><text:span text:style-name="T536">###<text:s/></text:span><text:span text:style-name="T537">ArchLinux</text:span></text:p>
      <text:p text:style-name="P538"/>
      <text:p text:style-name="P539"><text:span text:style-name="T540">И чисто случайно обнаружил [образ](</text:span><text:span text:style-name="T541">https</text:span><text:span text:style-name="T542">://</text:span><text:span text:style-name="T543">archlinuxarm</text:span><text:span text:style-name="T544">.</text:span><text:span text:style-name="T545">org</text:span><text:span text:style-name="T546">/</text:span><text:span text:style-name="T547">platforms</text:span><text:span text:style-name="T548">/</text:span><text:span text:style-name="T549">armv</text:span><text:span text:style-name="T550">7/</text:span><text:span text:style-name="T551">samsung</text:span><text:span text:style-name="T552">/</text:span><text:span text:style-name="T553">odroid</text:span><text:span text:style-name="T554">-</text:span><text:span text:style-name="T555">x</text:span><text:span text:style-name="T556">2) для<text:s/></text:span><text:span text:style-name="T557">odroid</text:span><text:span text:style-name="T558"><text:s/>в официальном хранилище<text:s/></text:span><text:span text:style-name="T559">ArchLinux</text:span><text:span text:style-name="T560">. Данная система позиционируется как более профессиональная версия<text:s/></text:span><text:span text:style-name="T561">Linux</text:span><text:span text:style-name="T562"><text:s/>и одной из особенностей являются<text:s/></text:span><text:span text:style-name="T563">Rolling</text:span><text:span text:style-name="T564"><text:s/>обновления. Т.е. как таковых версий у нее нету, переодически накатываются самые последние обновления и все. Таким образом получаем самое свежее ядро, библиотеки и ПО:</text:span></text:p>
      <text:p text:style-name="P565"/>
      <text:p text:style-name="P566">```</text:p>
      <text:p text:style-name="P567"><text:span text:style-name="T568">$<text:s/></text:span><text:span text:style-name="T569">uname</text:span><text:span text:style-name="T570"><text:s/>-</text:span><text:span text:style-name="T571">a</text:span></text:p>
      <text:p text:style-name="P572">Linux odroid 6.9.6-3-ARCH #1 SMP PREEMPT Thu Jun 27 07:33:29 MDT 2024 armv7l GNU/Linux</text:p>
      <text:p text:style-name="P573"/>
      <text:p text:style-name="P574">$ cat /etc/os-release<text:s/></text:p>
      <text:p text:style-name="P575">NAME="Arch Linux ARM"</text:p>
      <text:p text:style-name="P576">PRETTY_NAME="Arch Linux ARM"</text:p>
      <text:p text:style-name="P577">ID=archarm</text:p>
      <text:p text:style-name="P578">ID_LIKE=arch</text:p>
      <text:p text:style-name="P579">BUILD_ID=rolling</text:p>
      <text:p text:style-name="P580">ANSI_COLOR="38;2;23;147;209"</text:p>
      <text:p text:style-name="P581">HOME_URL="https://archlinuxarm.org/"</text:p>
      <text:p text:style-name="P582">DOCUMENTATION_URL="https://archlinuxarm.org/wiki"</text:p>
      <text:p text:style-name="P583">SUPPORT_URL="https://archlinuxarm.org/forum"</text:p>
      <text:p text:style-name="P584">BUG_REPORT_URL="https://github.com/archlinuxarm/PKGBUILDs/issues"</text:p>
      <text:p text:style-name="P585"><text:span text:style-name="T586">LOGO</text:span><text:span text:style-name="T587">=</text:span><text:span text:style-name="T588">archlinux</text:span><text:span text:style-name="T589">-</text:span><text:span text:style-name="T590">logo</text:span></text:p>
      <text:p text:style-name="P591">```</text:p>
      <text:p text:style-name="P592"/>
      <text:p text:style-name="P593"><text:span text:style-name="T594">### Клиент<text:s/></text:span><text:span text:style-name="T595">mqtt</text:span></text:p>
      <text:p text:style-name="P596"/>
      <text:p text:style-name="P597"><text:span text:style-name="T598">Основной проблемой является, то что пакета с библиотекой<text:s/></text:span><text:span text:style-name="T599">paho</text:span><text:span text:style-name="T600">-</text:span><text:span text:style-name="T601">mqtt</text:span><text:span text:style-name="T602">-</text:span><text:span text:style-name="T603">c</text:span><text:span text:style-name="T604"><text:s/>нет в офрепозиториях<text:s/></text:span><text:span text:style-name="T605">ArchLinux</text:span><text:span text:style-name="T606">.</text:span></text:p>
      <text:p text:style-name="P607"><text:span text:style-name="T608">Пришлось собирать ее самостоятельно из исходников скачанных с [официального репозитория](</text:span><text:span text:style-name="T609">https</text:span><text:span text:style-name="T610">://</text:span><text:span text:style-name="T611">github</text:span><text:span text:style-name="T612">.</text:span><text:span text:style-name="T613">com</text:span><text:span text:style-name="T614">/</text:span><text:span text:style-name="T615">eclipse</text:span><text:span text:style-name="T616">/</text:span><text:span text:style-name="T617">paho</text:span><text:span text:style-name="T618">.</text:span><text:span text:style-name="T619">mqtt</text:span><text:span text:style-name="T620">.</text:span><text:span text:style-name="T621">c</text:span><text:span text:style-name="T622">).</text:span></text:p>
      <text:p text:style-name="P623"/>
      <text:p text:style-name="P624"><text:span text:style-name="T625">```</text:span><text:span text:style-name="T626">bash</text:span></text:p>
      <text:p text:style-name="P627"><text:span text:style-name="T628">make</text:span></text:p>
      <text:p text:style-name="P629"><text:span text:style-name="T630">make</text:span><text:span text:style-name="T631"><text:s/></text:span><text:span text:style-name="T632">install</text:span></text:p>
      <text:p text:style-name="P633">```</text:p>
      <text:p text:style-name="P634"/>
      <text:p text:style-name="P635"><text:span text:style-name="T636">Написал программу для [</text:span><text:span text:style-name="T637">mqtt</text:span><text:span text:style-name="T638">-клиента](</text:span><text:span text:style-name="T639">https</text:span><text:span text:style-name="T640">://</text:span><text:span text:style-name="T641">github</text:span><text:span text:style-name="T642">.</text:span><text:span text:style-name="T643">com</text:span><text:span text:style-name="T644">/</text:span><text:span text:style-name="T645">allseenn</text:span><text:span text:style-name="T646">/</text:span><text:span text:style-name="T647">ciot</text:span><text:span text:style-name="T648">/</text:span><text:span text:style-name="T649">blob</text:span><text:span text:style-name="T650">/</text:span><text:span text:style-name="T651">main</text:span><text:span text:style-name="T652">/04.</text:span><text:span text:style-name="T653">Tasks</text:span><text:span text:style-name="T654">/</text:span><text:span text:style-name="T655">mqtt</text:span><text:span text:style-name="T656">/</text:span><text:span text:style-name="T657">mqtt</text:span><text:span text:style-name="T658">.</text:span><text:span text:style-name="T659">c</text:span><text:span text:style-name="T660">).</text:span></text:p>
      <text:p text:style-name="P661">Програма позволяет с помощью ключей командной строки задать следующие параметры:</text:p>
      <text:p text:style-name="P662"/>
      <text:p text:style-name="P663"><text:span text:style-name="T664">- -</text:span><text:span text:style-name="T665">i</text:span><text:span text:style-name="T666"><text:s/>-<text:s/></text:span><text:span text:style-name="T667">ip</text:span><text:span text:style-name="T668">-адрес и порт<text:s/></text:span><text:span text:style-name="T669">mqtt</text:span><text:span text:style-name="T670">-сервера</text:span></text:p>
      <text:p text:style-name="P671"><text:span text:style-name="T672">- -</text:span><text:span text:style-name="T673">u</text:span><text:span text:style-name="T674"><text:s/>- имя пользователя</text:span></text:p>
      <text:p text:style-name="P675"><text:span text:style-name="T676">- -</text:span><text:span text:style-name="T677">p</text:span><text:span text:style-name="T678"><text:s/>- пароль</text:span></text:p>
      <text:p text:style-name="P679"/>
      <text:p text:style-name="P680"><text:span text:style-name="T681">Программа позволяет также принимать информацию со стандартного потока ввода, до 4-</text:span><text:span text:style-name="T682">x</text:span><text:span text:style-name="T683"><text:s/>аргументов в следующем порядке:</text:span></text:p>
      <text:p text:style-name="P684"/>
      <text:p text:style-name="P685">- температура</text:p>
      <text:p text:style-name="P686">- давление</text:p>
      <text:p text:style-name="P687">- влажность</text:p>
      <text:p text:style-name="P688">- газ</text:p>
      <text:p text:style-name="P689"/>
      <text:p text:style-name="P690"><text:span text:style-name="T691">###<text:s/></text:span><text:span text:style-name="T692">Sense</text:span></text:p>
      <text:p text:style-name="P693"/>
      <text:p text:style-name="P694"><text:span text:style-name="T695">Используя полученный и раннее описанный, опыт инжиниринга драйвера от<text:s/></text:span><text:span text:style-name="T696">BME</text:span><text:span text:style-name="T697">280, написал программу [</text:span><text:span text:style-name="T698">sense</text:span><text:span text:style-name="T699">](</text:span><text:span text:style-name="T700">https</text:span><text:span text:style-name="T701">://</text:span><text:span text:style-name="T702">github</text:span><text:span text:style-name="T703">.</text:span><text:span text:style-name="T704">com</text:span><text:span text:style-name="T705">/</text:span><text:span text:style-name="T706">allseenn</text:span><text:span text:style-name="T707">/</text:span><text:span text:style-name="T708">ciot</text:span><text:span text:style-name="T709">/</text:span><text:span text:style-name="T710">tree</text:span><text:span text:style-name="T711">/</text:span><text:span text:style-name="T712">main</text:span><text:span text:style-name="T713">/04.</text:span><text:span text:style-name="T714">Tasks</text:span><text:span text:style-name="T715">/</text:span><text:span text:style-name="T716">sense</text:span><text:span text:style-name="T717">) для получения информации с датчиков.</text:span></text:p>
      <text:p text:style-name="P718"/>
      <text:p text:style-name="P719">Учел, на будущее, особенности интеллектуальной работы датчика, и зашил в программу возможность получать информацию только об одном или нескольких конкретных показателей с помощью следующих ключей командной строки:</text:p>
      <text:p text:style-name="P720"/>
      <text:p text:style-name="P721"><text:span text:style-name="T722">- -</text:span><text:span text:style-name="T723">t</text:span><text:span text:style-name="T724"><text:s/>- температура</text:span></text:p>
      <text:p text:style-name="P725"><text:span text:style-name="T726">- -</text:span><text:span text:style-name="T727">p</text:span><text:span text:style-name="T728"><text:s/>- давление</text:span></text:p>
      <text:p text:style-name="P729"><text:span text:style-name="T730">- -</text:span><text:span text:style-name="T731">m</text:span><text:span text:style-name="T732"><text:s/>- влажность</text:span></text:p>
      <text:p text:style-name="P733"><text:span text:style-name="T734">- -</text:span><text:span text:style-name="T735">g</text:span><text:span text:style-name="T736"><text:s/>- газ</text:span></text:p>
      <text:p text:style-name="P737"><text:span text:style-name="T738">- -</text:span><text:span text:style-name="T739">h</text:span><text:span text:style-name="T740"><text:s/>- справка</text:span></text:p>
      <text:p text:style-name="P741"/>
      <text:p text:style-name="P742"><text:span text:style-name="T743">###<text:s/></text:span><text:span text:style-name="T744">Web</text:span><text:span text:style-name="T745">-</text:span><text:span text:style-name="T746">server</text:span></text:p>
      <text:p text:style-name="P747"/>
      <text:p text:style-name="P748"><text:span text:style-name="T749">Веб сервер был основан на [раней версии](</text:span><text:span text:style-name="T750">https</text:span><text:span text:style-name="T751">://</text:span><text:span text:style-name="T752">github</text:span><text:span text:style-name="T753">.</text:span><text:span text:style-name="T754">com</text:span><text:span text:style-name="T755">/</text:span><text:span text:style-name="T756">allseenn</text:span><text:span text:style-name="T757">/</text:span><text:span text:style-name="T758">ciot</text:span><text:span text:style-name="T759">/</text:span><text:span text:style-name="T760">blob</text:span><text:span text:style-name="T761">/</text:span><text:span text:style-name="T762">main</text:span><text:span text:style-name="T763">/03.</text:span><text:span text:style-name="T764">Tasks</text:span><text:span text:style-name="T765">/03/</text:span><text:span text:style-name="T766">server</text:span><text:span text:style-name="T767">.</text:span><text:span text:style-name="T768">c</text:span><text:span text:style-name="T769">)</text:span></text:p>
      <text:p text:style-name="P770"/>
      <text:p text:style-name="P771">Добавлена авторизация с помощью логина и пароля.</text:p>
      <text:p text:style-name="P772"/>
      <text:p text:style-name="P773"><text:span text:style-name="T774">&lt;</text:span><text:span text:style-name="T775">img</text:span><text:span text:style-name="T776"><text:s/></text:span><text:span text:style-name="T777">src</text:span><text:span text:style-name="T778">=</text:span><text:span text:style-name="T779">img</text:span><text:span text:style-name="T780">/01.</text:span><text:span text:style-name="T781">jpg</text:span><text:span text:style-name="T782">&gt;</text:span></text:p>
      <text:p text:style-name="P783"/>
      <text:p text:style-name="P784"><text:span text:style-name="T785">Веб-сервер использует консольную программу<text:s/></text:span><text:span text:style-name="T786">sense</text:span><text:span text:style-name="T787">, описанную ранее и ее значения после парсинга заносятся в соответствующие массивы.</text:span></text:p>
      <text:p text:style-name="P788"><text:span text:style-name="T789">Далее информация в виде<text:s/></text:span><text:span text:style-name="T790">html</text:span><text:span text:style-name="T791">-страницы отправляется авторизованному пользователю в виде фронтэнд-интерфейса.</text:span></text:p>
      <text:p text:style-name="P792"/>
      <text:p text:style-name="P793"><text:span text:style-name="T794">&lt;</text:span><text:span text:style-name="T795">img</text:span><text:span text:style-name="T796"><text:s/></text:span><text:span text:style-name="T797">src</text:span><text:span text:style-name="T798">=</text:span><text:span text:style-name="T799">img</text:span><text:span text:style-name="T800">/02.</text:span><text:span text:style-name="T801">jpg</text:span><text:span text:style-name="T802">&gt;</text:span></text:p>
      <text:p text:style-name="P803"/>
      <text:p text:style-name="P804">Интерфейс простой, он выводит в таблице названия измеряемых величин, их значения и размерности в единицах измерения СИ.</text:p>
      <text:p text:style-name="P805"/>
      <text:p text:style-name="P806"><text:span text:style-name="T807">###<text:s/></text:span><text:span text:style-name="T808">Cronie</text:span></text:p>
      <text:p text:style-name="P809"/>
      <text:p text:style-name="P810"><text:span text:style-name="T811">Cronie</text:span><text:span text:style-name="T812"><text:s/>эта стандартная служба планировщик для системы<text:s/></text:span><text:span text:style-name="T813">archlinux</text:span><text:span text:style-name="T814">. Благодаря тому что ранее написанные программы адаптированны для работы в консоли можно организовать пайплан по получению показаний датчика и отправки его на<text:s/></text:span><text:span text:style-name="T815">mqtt</text:span><text:span text:style-name="T816">-сервер по расписанию: один раз в минуту:</text:span></text:p>
      <text:p text:style-name="P817"/>
      <text:p text:style-name="P818">```</text:p>
      <text:p text:style-name="P819">$ crontab -l</text:p>
      <text:p text:style-name="P820"># send temerature, pressure, humidity and gas to mqtt broker</text:p>
      <text:p text:style-name="P821">* * * * * /usr/local/sbin/sense -t -p -m -g | /usr/local/sbin/mqtt -i 192.168.1.8:1883 -u admin -p students</text:p>
      <text:p text:style-name="P822">```</text:p>
      <text:p text:style-name="P823"/>
      <text:p text:style-name="P824"><text:span text:style-name="T825">##<text:s/></text:span><text:span text:style-name="T826">IBM</text:span><text:span text:style-name="T827"><text:s/></text:span><text:span text:style-name="T828">PC</text:span></text:p>
      <text:p text:style-name="P829"/>
      <text:p text:style-name="P830"><text:span text:style-name="T831">В качестве сервера используется<text:s/></text:span><text:span text:style-name="T832">IBM</text:span><text:span text:style-name="T833"><text:s/></text:span><text:span text:style-name="T834">PC</text:span><text:span text:style-name="T835"><text:s/>совместимый компьютер с установленной на него<text:s/></text:span><text:span text:style-name="T836">Ubuntu</text:span><text:span text:style-name="T837"><text:s/>24.04.</text:span></text:p>
      <text:p text:style-name="P838"/>
      <text:p text:style-name="P839"><text:span text:style-name="T840">На сервере установлен<text:s/></text:span><text:span text:style-name="T841">docker</text:span><text:span text:style-name="T842"><text:s/>и<text:s/></text:span><text:span text:style-name="T843">docker</text:span><text:span text:style-name="T844">-</text:span><text:span text:style-name="T845">compose</text:span><text:span text:style-name="T846">.</text:span></text:p>
      <text:p text:style-name="P847"><text:span text:style-name="T848">С помощью [</text:span><text:span text:style-name="T849">bash</text:span><text:span text:style-name="T850">-скрипта](</text:span><text:span text:style-name="T851">https</text:span><text:span text:style-name="T852">://</text:span><text:span text:style-name="T853">github</text:span><text:span text:style-name="T854">.</text:span><text:span text:style-name="T855">com</text:span><text:span text:style-name="T856">/</text:span><text:span text:style-name="T857">allseenn</text:span><text:span text:style-name="T858">/</text:span><text:span text:style-name="T859">mesh</text:span><text:span text:style-name="T860">/</text:span><text:span text:style-name="T861">blob</text:span><text:span text:style-name="T862">/</text:span><text:span text:style-name="T863">main</text:span><text:span text:style-name="T864">/03.</text:span><text:span text:style-name="T865">Tasks</text:span><text:span text:style-name="T866">/</text:span><text:span text:style-name="T867">install</text:span><text:span text:style-name="T868">.</text:span><text:span text:style-name="T869">sh</text:span><text:span text:style-name="T870">), созданного на прошлом курсе по распределенным сетям, генерируется<text:s/></text:span><text:span text:style-name="T871">docker</text:span><text:span text:style-name="T872">-</text:span><text:span text:style-name="T873">compose</text:span><text:span text:style-name="T874"><text:s/>файл, устанавливающий следующие системы:</text:span></text:p>
      <text:p text:style-name="P875"/>
      <text:p text:style-name="P876">- Mosquitto</text:p>
      <text:p text:style-name="P877">- Nod-Red</text:p>
      <text:p text:style-name="P878">- Telegraf</text:p>
      <text:p text:style-name="P879">- Influx-DB</text:p>
      <text:p text:style-name="P880"><text:span text:style-name="T881">-<text:s/></text:span><text:span text:style-name="T882">Grafana</text:span></text:p>
      <text:p text:style-name="P883"/>
      <text:p text:style-name="P884"><text:span text:style-name="T885">###<text:s/></text:span><text:span text:style-name="T886">Mosquitto</text:span></text:p>
      <text:p text:style-name="P887"/>
      <text:p text:style-name="P888"><text:span text:style-name="T889">Mosquitto</text:span><text:span text:style-name="T890"><text:s/>является сервером<text:s/></text:span><text:span text:style-name="T891">mqtt</text:span><text:span text:style-name="T892">, он не нуждается в особой настройке, кроме как задании логина и пароля. Я же его еще настроил для работы с веб-сокетами. Это нужно для организации работы через сеть интернет, посредствам веб-сервера<text:s/></text:span><text:span text:style-name="T893">nginx</text:span><text:span text:style-name="T894">.</text:span></text:p>
      <text:p text:style-name="P895"><text:span text:style-name="T896">Роль<text:s/></text:span><text:span text:style-name="T897">mqtt</text:span><text:span text:style-name="T898">-сервера принимать сообщения от паблешеров и отдавать их подписчикам. Поэтому большинство программ настраивается на<text:s/></text:span><text:span text:style-name="T899">mosquitto</text:span><text:span text:style-name="T900">, а сам он не настраивается на них</text:span></text:p>
      <text:p text:style-name="P901"/>
      <text:p text:style-name="P902">### Nod-Red</text:p>
      <text:p text:style-name="P903"/>
      <text:p text:style-name="P904">&lt;img src=img/01.png&gt;</text:p>
      <text:p text:style-name="P905"/>
      <text:p text:style-name="P906"><text:span text:style-name="T907">В качестве и подписчика и паблишера может выступать система<text:s/></text:span><text:span text:style-name="T908">node</text:span><text:span text:style-name="T909">-</text:span><text:span text:style-name="T910">red</text:span><text:span text:style-name="T911">.</text:span></text:p>
      <text:p text:style-name="P912"/>
      <text:p text:style-name="P913">Добавим несколько подписчиков в его дашборд:</text:p>
      <text:p text:style-name="P914"/>
      <text:p text:style-name="P915">- temperature</text:p>
      <text:p text:style-name="P916">- pressure</text:p>
      <text:p text:style-name="P917">- humidity</text:p>
      <text:p text:style-name="P918">- gas</text:p>
      <text:p text:style-name="P919"/>
      <text:p text:style-name="P920">&lt;img src=img/02.png&gt;</text:p>
      <text:p text:style-name="P921"/>
      <text:p text:style-name="P922">Для подключения к брокеру необходимо задать параметры такие как логин и пароль</text:p>
      <text:p text:style-name="P923"/>
      <text:p text:style-name="P924"><text:span text:style-name="T925">&lt;</text:span><text:span text:style-name="T926">img</text:span><text:span text:style-name="T927"><text:s/></text:span><text:span text:style-name="T928">src</text:span><text:span text:style-name="T929">=</text:span><text:span text:style-name="T930">img</text:span><text:span text:style-name="T931">/03.</text:span><text:span text:style-name="T932">png</text:span><text:span text:style-name="T933">&gt;</text:span></text:p>
      <text:p text:style-name="P934"/>
      <text:p text:style-name="P935">Таже необходима задать топик, т.е. тему с которой будет связан информация</text:p>
      <text:p text:style-name="P936"/>
      <text:p text:style-name="P937"><text:span text:style-name="T938">&lt;</text:span><text:span text:style-name="T939">img</text:span><text:span text:style-name="T940"><text:s/></text:span><text:span text:style-name="T941">src</text:span><text:span text:style-name="T942">=</text:span><text:span text:style-name="T943">img</text:span><text:span text:style-name="T944">/04.</text:span><text:span text:style-name="T945">png</text:span><text:span text:style-name="T946">&gt;</text:span></text:p>
      <text:p text:style-name="P947"/>
      <text:p text:style-name="P948"><text:span text:style-name="T949">К каждому подписчику подключить отладчик. Таким образом мы сможем видеть что посылается на наш брокер<text:s/></text:span><text:span text:style-name="T950">mqtt</text:span><text:span text:style-name="T951"><text:s/>по конкретной теме</text:span></text:p>
      <text:p text:style-name="P952"/>
      <text:p text:style-name="P953"><text:span text:style-name="T954">&lt;</text:span><text:span text:style-name="T955">img</text:span><text:span text:style-name="T956"><text:s/></text:span><text:span text:style-name="T957">src</text:span><text:span text:style-name="T958">=</text:span><text:span text:style-name="T959">img</text:span><text:span text:style-name="T960">/05.</text:span><text:span text:style-name="T961">png</text:span><text:span text:style-name="T962">&gt;</text:span></text:p>
      <text:p text:style-name="P963"/>
      <text:p text:style-name="P964">Для вывода информации необходимо выбрать маленького паучка справка на верху. Это часто забывается )</text:p>
      <text:p text:style-name="P965"/>
      <text:p text:style-name="P966"><text:span text:style-name="T967">&lt;</text:span><text:span text:style-name="T968">img</text:span><text:span text:style-name="T969"><text:s/></text:span><text:span text:style-name="T970">src</text:span><text:span text:style-name="T971">=</text:span><text:span text:style-name="T972">img</text:span><text:span text:style-name="T973">/06.</text:span><text:span text:style-name="T974">png</text:span><text:span text:style-name="T975">&gt;</text:span></text:p>
      <text:p text:style-name="P976"/>
      <text:p text:style-name="P977"><text:span text:style-name="T978">Как только нажали на паука, поступающая информацию начнет поступать в окно. Помимо самих данных у нас отображается дата и время получения сообщения. По этой причине, отправка времени с программы<text:s/></text:span><text:span text:style-name="T979">sense</text:span><text:span text:style-name="T980"><text:s/>(считывание датчика) является излишней. Т.к. далее в базе данных временных рядов, дата и время являются основополагающими для<text:s/></text:span><text:span text:style-name="T981">InfluxDB</text:span><text:span text:style-name="T982"><text:s/>и нет необходимости задавать отдельное поле времени для этого.</text:span></text:p>
      <text:p text:style-name="P983"/>
      <text:p text:style-name="P984"><text:span text:style-name="T985">&lt;</text:span><text:span text:style-name="T986">img</text:span><text:span text:style-name="T987"><text:s/></text:span><text:span text:style-name="T988">src</text:span><text:span text:style-name="T989">=</text:span><text:span text:style-name="T990">img</text:span><text:span text:style-name="T991">/07.</text:span><text:span text:style-name="T992">png</text:span><text:span text:style-name="T993">&gt;</text:span></text:p>
      <text:p text:style-name="P994"/>
      <text:p text:style-name="P995"><text:span text:style-name="T996">###<text:s/></text:span><text:span text:style-name="T997">Telegraf</text:span></text:p>
      <text:p text:style-name="P998"/>
      <text:p text:style-name="P999"><text:span text:style-name="T1000">Если<text:s/></text:span><text:span text:style-name="T1001">node</text:span><text:span text:style-name="T1002">-</text:span><text:span text:style-name="T1003">red</text:span><text:span text:style-name="T1004"><text:s/>нам нужен только для отладки. И в дальнейшей схеме может быть исключен. То<text:s/></text:span><text:span text:style-name="T1005">telegraf</text:span><text:span text:style-name="T1006"><text:s/>является связующим звеном между брокером и базой данных.</text:span></text:p>
      <text:p text:style-name="P1007"><text:span text:style-name="T1008">Он подписывается на все топики брокера используя заданные в настройках авторизационные данные и передает их дальше, в нашем примере<text:s/></text:span><text:span text:style-name="T1009">InfluxDB</text:span></text:p>
      <text:p text:style-name="P1010"/>
      <text:p text:style-name="P1011">Пример конфига telegraf:</text:p>
      <text:p text:style-name="P1012"/>
      <text:p text:style-name="P1013">```</text:p>
      <text:p text:style-name="P1014">[agent]</text:p>
      <text:p text:style-name="P1015"><text:s/>interval = "3s"</text:p>
      <text:p text:style-name="P1016"><text:s/>round_interval = true</text:p>
      <text:p text:style-name="P1017"><text:s/>metric_batch_size = 1000</text:p>
      <text:p text:style-name="P1018"><text:s/>metric_buffer_limit = 10000</text:p>
      <text:p text:style-name="P1019"><text:s/>collection_jitter = "0s"</text:p>
      <text:p text:style-name="P1020"><text:s/>flush_interval = "3s"</text:p>
      <text:p text:style-name="P1021"><text:s/>flush_jitter = "0s"</text:p>
      <text:p text:style-name="P1022"><text:s/>precision = ""</text:p>
      <text:p text:style-name="P1023"><text:s/>hostname = ""</text:p>
      <text:p text:style-name="P1024"><text:s/>omit_hostname = false</text:p>
      <text:p text:style-name="P1025"/>
      <text:p text:style-name="P1026">[[outputs.influxdb_v2]]</text:p>
      <text:p text:style-name="P1027"><text:s text:c="2"/>urls = ["http://$LOC_IP:8086"]</text:p>
      <text:p text:style-name="P1028"><text:s text:c="2"/>token = "$INFLUXDB_TOKEN"</text:p>
      <text:p text:style-name="P1029"><text:s text:c="2"/>organization = "$ORG"</text:p>
      <text:p text:style-name="P1030"><text:s text:c="2"/>bucket = "$BUCKET"</text:p>
      <text:p text:style-name="P1031"/>
      <text:p text:style-name="P1032">[[inputs.mqtt_consumer]]</text:p>
      <text:p text:style-name="P1033"><text:s text:c="2"/>servers = ["tcp://$LOC_IP:1883"]</text:p>
      <text:p text:style-name="P1034"><text:s text:c="2"/>topics = ["#"]</text:p>
      <text:p text:style-name="P1035"><text:s text:c="2"/>username = "$USERNAME"</text:p>
      <text:p text:style-name="P1036"><text:s text:c="2"/>password = "$PASSWORD"</text:p>
      <text:p text:style-name="P1037"><text:s text:c="2"/>data_format = "value"</text:p>
      <text:p text:style-name="P1038"><text:s text:c="2"/>data_type = "float"</text:p>
      <text:p text:style-name="P1039"/>
      <text:p text:style-name="P1040">[[inputs.docker]]</text:p>
      <text:p text:style-name="P1041"><text:s text:c="2"/>endpoint = "unix:///var/run/docker.sock"</text:p>
      <text:p text:style-name="P1042">```</text:p>
      <text:p text:style-name="P1043"/>
      <text:p text:style-name="P1044"><text:span text:style-name="T1045">###<text:s/></text:span><text:span text:style-name="T1046">InfluxDB</text:span></text:p>
      <text:p text:style-name="P1047"/>
      <text:p text:style-name="P1048"><text:span text:style-name="T1049">Ключевым игроком в нашей связке выступает СУБД<text:s/></text:span><text:span text:style-name="T1050">Influx</text:span><text:span text:style-name="T1051">-</text:span><text:span text:style-name="T1052">DB</text:span><text:span text:style-name="T1053">, это не просто система управления базой данных, но и визуализация, которая может заменить в простых случаях<text:s/></text:span><text:span text:style-name="T1054">Grafana</text:span><text:span text:style-name="T1055">.</text:span></text:p>
      <text:p text:style-name="P1056"/>
      <text:p text:style-name="P1057"><text:span text:style-name="T1058">Для начала в веб-интерфейсе<text:s/></text:span><text:span text:style-name="T1059">InfluxDB</text:span><text:span text:style-name="T1060"><text:s/>необходимо выбрать бакет (корзину) в которую скидывает информация с помощью<text:s/></text:span><text:span text:style-name="T1061">Telegraf</text:span><text:span text:style-name="T1062">.</text:span></text:p>
      <text:p text:style-name="P1063">В данном бакете можно выбрать те параметры и топики, которые мы хотим отслеживать</text:p>
      <text:p text:style-name="P1064"/>
      <text:p text:style-name="P1065"><text:span text:style-name="T1066">&lt;</text:span><text:span text:style-name="T1067">img</text:span><text:span text:style-name="T1068"><text:s/></text:span><text:span text:style-name="T1069">src</text:span><text:span text:style-name="T1070">=</text:span><text:span text:style-name="T1071">img</text:span><text:span text:style-name="T1072">/08.</text:span><text:span text:style-name="T1073">png</text:span><text:span text:style-name="T1074">&gt;</text:span></text:p>
      <text:p text:style-name="P1075"/>
      <text:p text:style-name="P1076"><text:span text:style-name="T1077">СУБД поддерживает несколько языков запросов, один из которых<text:s/></text:span><text:span text:style-name="T1078">SQL</text:span><text:span text:style-name="T1079"><text:s/>и еще один<text:s/></text:span><text:span text:style-name="T1080">FLUX</text:span></text:p>
      <text:p text:style-name="P1081"/>
      <text:p text:style-name="P1082"><text:span text:style-name="T1083">&lt;</text:span><text:span text:style-name="T1084">img</text:span><text:span text:style-name="T1085"><text:s/></text:span><text:span text:style-name="T1086">src</text:span><text:span text:style-name="T1087">=</text:span><text:span text:style-name="T1088">img</text:span><text:span text:style-name="T1089">/09.</text:span><text:span text:style-name="T1090">png</text:span><text:span text:style-name="T1091">&gt;</text:span></text:p>
      <text:p text:style-name="P1092"/>
      <text:p text:style-name="P1093"><text:span text:style-name="T1094">Пример запроса на языке<text:s/></text:span><text:span text:style-name="T1095">FLUX</text:span></text:p>
      <text:p text:style-name="P1096"/>
      <text:p text:style-name="P1097">```</text:p>
      <text:p text:style-name="P1098">from(bucket: "IoT")</text:p>
      <text:p text:style-name="P1099"><text:s text:c="2"/>|&gt; range(start: v.timeRangeStart, stop: v.timeRangeStop)</text:p>
      <text:p text:style-name="P1100"><text:s text:c="2"/>|&gt; filter(fn: (r) =&gt; r["_measurement"] == "mqtt_consumer")</text:p>
      <text:p text:style-name="P1101"><text:s text:c="2"/>|&gt; filter(fn: (r) =&gt; r["_field"] == "value")</text:p>
      <text:p text:style-name="P1102"><text:s text:c="2"/>|&gt; filter(fn: (r) =&gt; r["host"] == "e81d2a776ed2")</text:p>
      <text:p text:style-name="P1103"><text:s text:c="2"/>|&gt; filter(fn: (r) =&gt; r["topic"] == "gas" or r["topic"] == "humidity" or r["topic"] == "pressure" or r["topic"] == "temperature")</text:p>
      <text:p text:style-name="P1104"><text:s text:c="2"/>|&gt; aggregateWindow(every: v.windowPeriod, fn: mean, createEmpty: false)</text:p>
      <text:p text:style-name="P1105"><text:span text:style-name="T1106"><text:s text:c="2"/></text:span><text:span text:style-name="T1107">|&gt;<text:s/></text:span><text:span text:style-name="T1108">yield</text:span><text:span text:style-name="T1109">(</text:span><text:span text:style-name="T1110">name</text:span><text:span text:style-name="T1111">: "</text:span><text:span text:style-name="T1112">mean</text:span><text:span text:style-name="T1113">")</text:span></text:p>
      <text:p text:style-name="P1114">```</text:p>
      <text:p text:style-name="P1115"/>
      <text:p text:style-name="P1116"><text:span text:style-name="T1117">Данный запрос можно скопировать и использовать его в дальнейшем для построения визуализации в системе<text:s/></text:span><text:span text:style-name="T1118">Grafana</text:span></text:p>
      <text:p text:style-name="P1119"/>
      <text:p text:style-name="P1120"><text:span text:style-name="T1121">###<text:s/></text:span><text:span text:style-name="T1122">Grafana</text:span></text:p>
      <text:p text:style-name="P1123"/>
      <text:p text:style-name="P1124">Графана - это система визуализации и анализа данных. Она поддерживает огромное количество типов данных и хранилищ, как встроенными средствами, так и с помощью сторонних плагинов.</text:p>
      <text:p text:style-name="P1125"/>
      <text:p text:style-name="P1126"><text:span text:style-name="T1127">Необходимо с помощью авторизационных данных (</text:span><text:span text:style-name="T1128">token</text:span><text:span text:style-name="T1129">) подсоединиться к<text:s/></text:span><text:span text:style-name="T1130">InfluxDB</text:span><text:span text:style-name="T1131">.</text:span></text:p>
      <text:p text:style-name="P1132"/>
      <text:p text:style-name="P1133"><text:span text:style-name="T1134">И в разделе<text:s/></text:span><text:span text:style-name="T1135">Dashboards</text:span><text:span text:style-name="T1136"><text:s/>создать новый.</text:span></text:p>
      <text:p text:style-name="P1137"/>
      <text:p text:style-name="P1138"><text:span text:style-name="T1139">&lt;</text:span><text:span text:style-name="T1140">img</text:span><text:span text:style-name="T1141"><text:s/></text:span><text:span text:style-name="T1142">src</text:span><text:span text:style-name="T1143">=</text:span><text:span text:style-name="T1144">img</text:span><text:span text:style-name="T1145">/10.</text:span><text:span text:style-name="T1146">png</text:span><text:span text:style-name="T1147">&gt;</text:span></text:p>
      <text:p text:style-name="P1148"/>
      <text:p text:style-name="P1149">Можно создавать множество дашбордов на каждый случай жизни, причем можно использовать всевозможные комбинации одних и тех же показателей с разными системами представления.</text:p>
      <text:p text:style-name="P1150"/>
      <text:p text:style-name="P1151"><text:span text:style-name="T1152">&lt;</text:span><text:span text:style-name="T1153">img</text:span><text:span text:style-name="T1154"><text:s/></text:span><text:span text:style-name="T1155">src</text:span><text:span text:style-name="T1156">=</text:span><text:span text:style-name="T1157">img</text:span><text:span text:style-name="T1158">/11.</text:span><text:span text:style-name="T1159">png</text:span><text:span text:style-name="T1160">&gt;</text:span></text:p>
      <text:p text:style-name="P1161"/>
      <text:p text:style-name="P1162"><text:span text:style-name="T1163">При создании нового дашборда, отобразится список имеющихся соединений с хранилищами, в нашем случае это<text:s/></text:span><text:span text:style-name="T1164">InfluxDB</text:span></text:p>
      <text:p text:style-name="P1165"/>
      <text:p text:style-name="P1166"><text:span text:style-name="T1167">&lt;</text:span><text:span text:style-name="T1168">img</text:span><text:span text:style-name="T1169"><text:s/></text:span><text:span text:style-name="T1170">src</text:span><text:span text:style-name="T1171">=</text:span><text:span text:style-name="T1172">img</text:span><text:span text:style-name="T1173">/12.</text:span><text:span text:style-name="T1174">png</text:span><text:span text:style-name="T1175">&gt;</text:span></text:p>
      <text:p text:style-name="P1176"/>
      <text:p text:style-name="P1177"><text:span text:style-name="T1178">Ранее созданный в<text:s/></text:span><text:span text:style-name="T1179">InfluxDB</text:span><text:span text:style-name="T1180"><text:s/>запрос можно использовать в дашборде</text:span></text:p>
      <text:p text:style-name="P1181"/>
      <text:p text:style-name="P1182"><text:span text:style-name="T1183">&lt;</text:span><text:span text:style-name="T1184">img</text:span><text:span text:style-name="T1185"><text:s/></text:span><text:span text:style-name="T1186">src</text:span><text:span text:style-name="T1187">=</text:span><text:span text:style-name="T1188">img</text:span><text:span text:style-name="T1189">/13.</text:span><text:span text:style-name="T1190">png</text:span><text:span text:style-name="T1191">&gt;</text:span></text:p>
      <text:p text:style-name="P1192"/>
      <text:p text:style-name="P1193"><text:span text:style-name="T1194">Обязательно необходимо нажать на кнопку "</text:span><text:span text:style-name="T1195">Save</text:span><text:span text:style-name="T1196">" и сохранить дашборд, если нажать "</text:span><text:span text:style-name="T1197">Apply</text:span><text:span text:style-name="T1198">", то информация не сохранится.</text:span></text:p>
      <text:p text:style-name="P1199"/>
      <text:p text:style-name="P1200"><text:span text:style-name="T1201">&lt;</text:span><text:span text:style-name="T1202">img</text:span><text:span text:style-name="T1203"><text:s/></text:span><text:span text:style-name="T1204">src</text:span><text:span text:style-name="T1205">=</text:span><text:span text:style-name="T1206">img</text:span><text:span text:style-name="T1207">/14.</text:span><text:span text:style-name="T1208">png</text:span><text:span text:style-name="T1209">&gt;</text:span></text:p>
      <text:p text:style-name="P1210"/>
      <text:p text:style-name="P1211">На дашборде выведена информация о четырех показателях. Спидометры которые <text:s/>показывают текущее значение и график за час. Временные рамки можно гибко настраивать.</text:p>
      <text:p text:style-name="P1212"/>
      <text:p text:style-name="P1213"><text:span text:style-name="T1214">&lt;</text:span><text:span text:style-name="T1215">img</text:span><text:span text:style-name="T1216"><text:s/></text:span><text:span text:style-name="T1217">src</text:span><text:span text:style-name="T1218">=</text:span><text:span text:style-name="T1219">img</text:span><text:span text:style-name="T1220">/15.</text:span><text:span text:style-name="T1221">png</text:span><text:span text:style-name="T1222">&gt;</text:span></text:p>
      <text:p text:style-name="P1223"/>
      <text:p text:style-name="P1224">## Доступ в интернет</text:p>
      <text:p text:style-name="P1225"/>
      <text:p text:style-name="P1226"><text:span text:style-name="T1227">С помощью веб-сервера<text:s/></text:span><text:span text:style-name="T1228">Nginx</text:span><text:span text:style-name="T1229"><text:s/>организован доступ ко всем компонентам системы. Без порт-маппинга и файрвола. Только средствами веб-сервера. Включая доступ к<text:s/></text:span><text:span text:style-name="T1230">mosquitto</text:span><text:span text:style-name="T1231"><text:s/>по веб-сокету</text:span></text:p>
      <text:p text:style-name="P1232"/>
      <text:p text:style-name="P1233"><text:span text:style-name="T1234">Пример конфига<text:s/></text:span><text:span text:style-name="T1235">nginx</text:span><text:span text:style-name="T1236">.</text:span><text:span text:style-name="T1237">conf</text:span></text:p>
      <text:p text:style-name="P1238"/>
      <text:p text:style-name="P1239">```</text:p>
      <text:p text:style-name="P1240"><text:span text:style-name="T1241">server</text:span><text:span text:style-name="T1242"><text:s/>{</text:span></text:p>
      <text:p text:style-name="P1243"><text:span text:style-name="T1244"><text:s text:c="4"/></text:span><text:span text:style-name="T1245">listen 443 ssl;</text:span></text:p>
      <text:p text:style-name="P1246"><text:s text:c="4"/>server_name mosquitto-rrg-5471.gb-iot.ru;</text:p>
      <text:p text:style-name="P1247"/>
      <text:p text:style-name="P1248"><text:s text:c="4"/>location / {</text:p>
      <text:p text:style-name="P1249"><text:s text:c="5"/>proxy_http_version 1.1; <text:s/></text:p>
      <text:p text:style-name="P1250"><text:s text:c="5"/>proxy_pass http://192.168.1.8:8081;</text:p>
      <text:p text:style-name="P1251"><text:s text:c="5"/>proxy_set_header Upgrade $http_upgrade;</text:p>
      <text:p text:style-name="P1252"><text:s text:c="5"/>proxy_set_header Connection "upgrade"; <text:s text:c="2"/></text:p>
      <text:p text:style-name="P1253"><text:s text:c="5"/>proxy_set_header Host $host;</text:p>
      <text:p text:style-name="P1254"><text:s text:c="2"/>}</text:p>
      <text:p text:style-name="P1255"/>
      <text:p text:style-name="P1256"><text:s text:c="4"/>ssl_certificate /etc/letsencrypt/live/gb-iot.ru/fullchain.pem;</text:p>
      <text:p text:style-name="P1257"><text:s text:c="4"/>ssl_certificate_key /etc/letsencrypt/live/gb-iot.ru/privkey.pem;</text:p>
      <text:p text:style-name="P1258"><text:s text:c="4"/>include /etc/letsencrypt/options-ssl-nginx.conf;</text:p>
      <text:p text:style-name="P1259"><text:s text:c="4"/>ssl_dhparam /etc/letsencrypt/ssl-dhparams.pem;</text:p>
      <text:p text:style-name="P1260">}</text:p>
      <text:p text:style-name="P1261"/>
      <text:p text:style-name="P1262">server {</text:p>
      <text:p text:style-name="P1263"><text:s text:c="4"/>listen 443 ssl;</text:p>
      <text:p text:style-name="P1264"><text:s text:c="4"/>server_name influxdb-rrg-5471.gb-iot.ru;</text:p>
      <text:p text:style-name="P1265"><text:s text:c="4"/>ssl_certificate /etc/letsencrypt/live/gb-iot.ru/fullchain.pem;</text:p>
      <text:p text:style-name="P1266"><text:s text:c="4"/>ssl_certificate_key /etc/letsencrypt/live/gb-iot.ru/privkey.pem;</text:p>
      <text:p text:style-name="P1267"><text:s text:c="4"/>include /etc/letsencrypt/options-ssl-nginx.conf;</text:p>
      <text:p text:style-name="P1268"><text:s text:c="4"/>ssl_dhparam /etc/letsencrypt/ssl-dhparams.pem;</text:p>
      <text:p text:style-name="P1269"><text:s text:c="2"/></text:p>
      <text:p text:style-name="P1270"><text:s text:c="4"/>location / {</text:p>
      <text:p text:style-name="P1271"><text:tab/>proxy_set_header X-Forwarded-For $remote_addr;</text:p>
      <text:p text:style-name="P1272"><text:tab/>proxy_pass http://192.168.1.8:8086;</text:p>
      <text:p text:style-name="P1273"><text:tab/>proxy_set_header Host $host;</text:p>
      <text:p text:style-name="P1274"><text:tab/>proxy_set_header X-Real-IP $remote_addr;</text:p>
      <text:p text:style-name="P1275"><text:s text:c="4"/>}</text:p>
      <text:p text:style-name="P1276">}</text:p>
      <text:p text:style-name="P1277"/>
      <text:p text:style-name="P1278">server {</text:p>
      <text:p text:style-name="P1279"><text:s text:c="4"/>listen 443 ssl;</text:p>
      <text:p text:style-name="P1280"><text:s text:c="4"/>server_name grafana-rrg-5471.gb-iot.ru;</text:p>
      <text:p text:style-name="P1281"><text:s text:c="4"/>ssl_certificate /etc/letsencrypt/live/gb-iot.ru/fullchain.pem;</text:p>
      <text:p text:style-name="P1282"><text:s text:c="4"/>ssl_certificate_key /etc/letsencrypt/live/gb-iot.ru/privkey.pem;</text:p>
      <text:p text:style-name="P1283"><text:s text:c="4"/>include /etc/letsencrypt/options-ssl-nginx.conf;</text:p>
      <text:p text:style-name="P1284"><text:s text:c="4"/>ssl_dhparam /etc/letsencrypt/ssl-dhparams.pem;</text:p>
      <text:p text:style-name="P1285"><text:s text:c="2"/></text:p>
      <text:p text:style-name="P1286"><text:s text:c="4"/>location / {</text:p>
      <text:p text:style-name="P1287"><text:tab/>proxy_set_header X-Forwarded-For $remote_addr;</text:p>
      <text:p text:style-name="P1288"><text:tab/>proxy_pass http://192.168.1.8:3000;</text:p>
      <text:p text:style-name="P1289"><text:tab/>proxy_set_header Host $host;</text:p>
      <text:p text:style-name="P1290"><text:tab/>proxy_set_header X-Real-IP $remote_addr;</text:p>
      <text:p text:style-name="P1291"><text:s text:c="4"/>}</text:p>
      <text:p text:style-name="P1292">}</text:p>
      <text:p text:style-name="P1293"/>
      <text:p text:style-name="P1294">server {</text:p>
      <text:p text:style-name="P1295"><text:s text:c="4"/>listen 443 ssl;</text:p>
      <text:p text:style-name="P1296"><text:s text:c="4"/>server_name nodered-rrg-5471.gb-iot.ru;</text:p>
      <text:p text:style-name="P1297"><text:s text:c="4"/>ssl_certificate /etc/letsencrypt/live/gb-iot.ru/fullchain.pem;</text:p>
      <text:p text:style-name="P1298"><text:s text:c="4"/>ssl_certificate_key /etc/letsencrypt/live/gb-iot.ru/privkey.pem;</text:p>
      <text:p text:style-name="P1299"><text:s text:c="4"/>include /etc/letsencrypt/options-ssl-nginx.conf;</text:p>
      <text:p text:style-name="P1300"><text:s text:c="4"/>ssl_dhparam /etc/letsencrypt/ssl-dhparams.pem;</text:p>
      <text:p text:style-name="P1301"><text:s text:c="2"/></text:p>
      <text:p text:style-name="P1302"><text:s text:c="2"/>location / {</text:p>
      <text:p text:style-name="P1303"><text:s text:c="4"/>proxy_pass http://192.168.1.8:1880;</text:p>
      <text:p text:style-name="P1304"><text:s text:c="4"/>proxy_set_header X-Real-IP $remote_addr;</text:p>
      <text:p text:style-name="P1305"><text:s text:c="4"/>proxy_http_version 1.1;</text:p>
      <text:p text:style-name="P1306"><text:s text:c="4"/>proxy_set_header Upgrade $http_upgrade;</text:p>
      <text:p text:style-name="P1307"><text:s text:c="4"/>proxy_set_header Connection "upgrade";</text:p>
      <text:p text:style-name="P1308"><text:span text:style-name="T1309"><text:s text:c="2"/></text:span><text:span text:style-name="T1310">}</text:span></text:p>
      <text:p text:style-name="P1311">}</text:p>
      <text:p text:style-name="P1312">```</text:p>
      <text:p text:style-name="P1313"/>
      <text:p text:style-name="P1314"><text:span text:style-name="T1315">Прошивка<text:s/></text:span><text:span text:style-name="T1316">OpenWRT</text:span><text:span text:style-name="T1317"><text:s/>с установленным пакетом<text:s/></text:span><text:span text:style-name="T1318">DDNS</text:span><text:span text:style-name="T1319"><text:s/>позволяет постоянно обновлять доменные зоны. И легко находить доступ по имени.</text:span></text:p>
      <text:p text:style-name="P1320"/>
      <text:p text:style-name="P1321">## Список литературы:</text:p>
      <text:p text:style-name="P1322"/>
      <text:p text:style-name="P1323"><text:span text:style-name="T1324">1. [</text:span><text:span text:style-name="T1325">BME</text:span><text:span text:style-name="T1326">680 –<text:s/></text:span><text:span text:style-name="T1327">Datasheet</text:span><text:span text:style-name="T1328"><text:s/>1.9 02-2024](</text:span><text:span text:style-name="T1329">https</text:span><text:span text:style-name="T1330">://</text:span><text:span text:style-name="T1331">github</text:span><text:span text:style-name="T1332">.</text:span><text:span text:style-name="T1333">com</text:span><text:span text:style-name="T1334">/</text:span><text:span text:style-name="T1335">allseenn</text:span><text:span text:style-name="T1336">/</text:span><text:span text:style-name="T1337">dipiot</text:span><text:span text:style-name="T1338">/</text:span><text:span text:style-name="T1339">blob</text:span><text:span text:style-name="T1340">/</text:span><text:span text:style-name="T1341">main</text:span><text:span text:style-name="T1342">/</text:span><text:span text:style-name="T1343">docs</text:span><text:span text:style-name="T1344">/</text:span><text:span text:style-name="T1345">bst</text:span><text:span text:style-name="T1346">-</text:span><text:span text:style-name="T1347">bme</text:span><text:span text:style-name="T1348">680-</text:span><text:span text:style-name="T1349">ds</text:span><text:span text:style-name="T1350">001.</text:span><text:span text:style-name="T1351">pdf</text:span><text:span text:style-name="T1352">) - 53 страниц</text:span></text:p>
      <text:p text:style-name="P1353">2. [BME680 – Datasheet 1.3 07-2019](https://github.com/allseenn/dipiot/blob/main/docs/CZ_BME680_BOSCH_0001.pdf) - 54 страниц</text:p>
      <text:p text:style-name="P1354">3. [BSEC Integration Guideline](https://github.com/allseenn/dipiot/blob/main/docs/BST-BME680-Integration-Guide-AN008-47.pdf) - 56 страниц</text:p>
      <text:p text:style-name="P1355">4. [BSEC Binary Size Information](https://github.com/allseenn/dipiot/blob/main/docs/BSEC2%20Binary%20Size%20Information.pdf) -3 страницы</text:p>
      <text:p text:style-name="P1356">5. [BME68x - Shipment packaging details](https://github.com/allseenn/dipiot/blob/main/docs/bst-bme68x-sp000.pdf) - 9 страниц</text:p>
      <text:p text:style-name="P1357">6. [BME680 – Application Note](https://github.com/allseenn/dipiot/blob/main/docs/bst-bme680-an014.pdf) - 13 страниц</text:p>
      <text:p text:style-name="P1358">7. [BME680 Integrated Environmental Unit](https://github.com/allseenn/dipiot/blob/main/docs/bst-bme680-fl000.pdf) - 2 страниц</text:p>
      <text:p text:style-name="P1359">8. [BME680: Handling, Soldering and Mounting Instructions](https://github.com/allseenn/dipiot/blob/main/docs/bst-bme680-hs000.pdf) - 16 страниц</text:p>
      <text:p text:style-name="P1360">9. [BME680 Shuttle board 3.0 flyer](https://github.com/allseenn/dipiot/blob/main/docs/bst-bme680-sf000.pdf) - 2 страницы</text:p>
      <text:p text:style-name="P1361"><text:span text:style-name="T1362">10. [Release Notes 2.5.0.2](https://github.com/allseenn/dipiot/blob/main/docs/Release%20Notes_BSEC_2.5.0.2_Website_Release_11012024.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IBM Plex Sans" svg:font-family="IBM Plex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IBM Plex Sans" style:font-name-asian="IBM Plex Sans" style:font-name-complex="IBM Plex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Standard" style:default-outline-level="1">
      <style:paragraph-properties fo:keep-with-next="always" fo:keep-together="always" fo:margin-top="0.1388in"/>
      <style:text-properties fo:font-weight="bold" style:font-weight-asian="bold" fo:font-size="24pt" style:font-size-asian="24pt" style:font-size-complex="24pt" fo:hyphenate="false"/>
    </style:style>
    <style:style style:name="Заголовок2" style:display-name="Заголовок 2" style:family="paragraph" style:parent-style-name="Обычный" style:next-style-name="Standard" style:default-outline-level="2">
      <style:paragraph-properties fo:keep-with-next="always" fo:keep-together="always" fo:margin-top="0.1388in"/>
      <style:text-properties fo:font-weight="bold" style:font-weight-asian="bold" fo:font-size="18pt" style:font-size-asian="18pt" style:font-size-complex="18pt" fo:hyphenate="false"/>
    </style:style>
    <style:style style:name="Заголовок3" style:display-name="Заголовок 3" style:family="paragraph" style:parent-style-name="Обычный"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Заголовок4" style:display-name="Заголовок 4" style:family="paragraph" style:parent-style-name="Обычный"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Заголовок5" style:display-name="Заголовок 5" style:family="paragraph" style:parent-style-name="Обычный"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Заголовок6" style:display-name="Заголовок 6" style:family="paragraph" style:parent-style-name="Обычный" style:next-style-name="Standard" style:default-outline-level="6">
      <style:paragraph-properties fo:keep-with-next="always" fo:keep-together="always" fo:margin-top="0.1388in" fo:margin-bottom="0.0277in"/>
      <style:text-properties fo:font-weight="bold" style:font-weight-asian="bold" fo:hyphenate="false"/>
    </style:style>
    <style:style style:name="Обычный" style:display-name="Обычный" style:family="paragraph">
      <style:paragraph-properties fo:widows="2" fo:orphans="2" fo:text-align="justify"/>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fo:margin-bottom="0.1388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Заголовок" style:display-name="Заголовок" style:family="paragraph" style:parent-style-name="Обычный" style:next-style-name="Standard">
      <style:paragraph-properties fo:keep-with-next="always" fo:keep-together="always" fo:text-align="start" fo:margin-bottom="0.1388in"/>
      <style:text-properties style:font-name="Arial" style:font-name-asian="Arial" style:font-name-complex="Arial" fo:font-weight="bold" style:font-weight-asian="bold" fo:color="#000000" fo:font-size="48pt" style:font-size-asian="48pt" style:font-size-complex="48pt" fo:hyphenate="false"/>
    </style:style>
    <style:style style:name="Подзаголовок" style:display-name="Подзаголовок" style:family="paragraph" style:parent-style-name="Обычный" style:next-style-name="Standard">
      <style:paragraph-properties fo:keep-with-next="always" fo:keep-together="always" fo:text-align="start" fo:margin-bottom="0.0555in"/>
      <style:text-properties style:font-name="Arial" style:font-name-asian="Arial" style:font-name-complex="Arial" fo:color="#ABB1B9" fo:font-size="16pt" style:font-size-asian="16pt" style:font-size-complex="16pt" fo:hyphenate="false"/>
    </style:style>
    <style:style style:name="Верхнийколонтитул" style:display-name="Верхний колонтитул" style:family="paragraph" style:parent-style-name="Standard">
      <style:text-properties fo:hyphenate="false"/>
    </style:style>
    <style:style style:name="Нижнийколонтитул" style:display-name="Нижний колонтитул"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IBM Plex Sans" style:font-name-asian="Helvetica Neue" style:font-name-complex="Helvetica Neue" fo:font-size="10.5pt" style:font-size-asian="10.5pt" style:font-size-complex="10.5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IBM Plex Sans" style:font-name-asian="Helvetica Neue" style:font-name-complex="Helvetica Neue" fo:font-size="10.5pt" style:font-size-asian="10.5pt" style:font-size-complex="10.5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Helvetica Neue" style:font-name-complex="Helvetica Neue" fo:font-size="10.5pt" style:font-size-asian="10.5pt" style:font-size-complex="10.5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IBM Plex Sans" style:font-name-asian="Arial" style:font-name-complex="Arial"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IBM Plex Sans" style:font-name-asian="Helvetica Neue" style:font-name-complex="Helvetica Neue" fo:font-size="10.5pt" style:font-size-asian="10.5pt" style:font-size-complex="10.5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IBM Plex Sans" style:font-name-asian="Helvetica Neue" style:font-name-complex="Helvetica Neue" fo:font-size="10.5pt" style:font-size-asian="10.5pt" style:font-size-complex="10.5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asian="Helvetica Neue" style:font-name-complex="Helvetica Neue" fo:font-size="10.5pt" style:font-size-asian="10.5pt" style:font-size-complex="10.5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IBM Plex Sans" style:font-name-asian="Helvetica Neue" style:font-name-complex="Helvetica Neue" fo:font-size="10.5pt" style:font-size-asian="10.5pt" style:font-size-complex="10.5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Helvetica Neue" style:font-name-asian="Helvetica Neue" style:font-name-complex="Helvetica Neue" fo:font-size="10.5pt" style:font-size-asian="10.5pt" style:font-size-complex="10.5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Neue"/>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Helvetica Neue" style:font-name-asian="Helvetica Neue" style:font-name-complex="Helvetica Neue" fo:font-size="10.5pt" style:font-size-asian="10.5pt" style:font-size-complex="10.5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Neue"/>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IBM Plex Sans" style:font-name-asian="Arial" style:font-name-complex="Arial"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IBM Plex Sans" style:font-name-asian="Helvetica Neue" style:font-name-complex="Helvetica Neue" fo:font-size="10.5pt" style:font-size-asian="10.5pt" style:font-size-complex="10.5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IBM Plex Sans" style:font-name-asian="Helvetica Neue" style:font-name-complex="Helvetica Neue" fo:font-size="10.5pt" style:font-size-asian="10.5pt" style:font-size-complex="10.5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style:font-name="Helvetica Neue" style:font-name-asian="Helvetica Neue" style:font-name-complex="Helvetica Neue" fo:font-size="10.5pt" style:font-size-asian="10.5pt" style:font-size-complex="10.5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Neue"/>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68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2868in"/>
      </style:header-style>
      <style:footer-style>
        <style:header-footer-properties style:dynamic-spacing="true" fo:min-height="0.2868in"/>
      </style:footer-style>
    </style:page-layout>
    <style:style style:name="P2" style:parent-style-name="Standard"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ge-content" style:horizontal-pos="from-left" style:vertical-pos="from-top" draw:luminance="0%" draw:contrast="0%" draw:image-opacity="100%"/>
    </style:style>
  </office:automatic-styles>
  <office:master-styles>
    <style:master-page style:name="MPF0" style:page-layout-name="PL0">
      <style:header>
        <text:p text:style-name="Верхнийколонтитул"/>
      </style:header>
      <style:footer>
        <text:p text:style-name="P2"><text:page-number text:fixed="false">12</text:page-number></text:p>
      </style:footer>
      <style:header-first>
        <text:p text:style-name="Standard"><draw:frame draw:z-index="251659264" draw:style-name="a0" draw:name="Рисунок 1" text:anchor-type="paragraph" svg:x="6.5193in" svg:y="-0.672in" svg:width="0.3496in" svg:height="0.3496in" style:rel-width="scale" style:rel-height="scale"><draw:image xlink:href="media/image1.png" xlink:type="simple" xlink:show="embed" xlink:actuate="onLoad"/><svg:titl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stislav Romashin</dc:creator>
    <meta:creation-date>2024-07-30T10:31:00Z</meta:creation-date>
    <dc:date>2024-07-30T10:40:00Z</dc:date>
    <meta:template xlink:href="Normal.dotm" xlink:type="simple"/>
    <meta:editing-cycles>4</meta:editing-cycles>
    <meta:editing-duration>PT480S</meta:editing-duration>
    <meta:document-statistic meta:page-count="1" meta:paragraph-count="40" meta:word-count="3008" meta:character-count="20114" meta:row-count="142" meta:non-whitespace-character-count="17146"/>
  </office:meta>
</office:document-meta>
</file>